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" table:style-name="ta1">
        <table:shapes>
          <draw:frame draw:z-index="0" draw:style-name="gr1" draw:text-style-name="P1" svg:width="355.28mm" svg:height="220.85mm" svg:x="367.19mm" svg:y="0.82mm">
            <draw:object draw:notify-on-update-of-ranges="'0'.B1:'0'.B1 '0'.B2:'0'.B104 '0'.C1:'0'.C1 '0'.C2:'0'.C104 '0'.B1:'0'.B1 '0'.B2:'0'.B104 '0'.D1:'0'.D1 '0'.D2:'0'.D104 '0'.B1:'0'.B1 '0'.B2:'0'.B104 '0'.E1:'0'.E1 '0'.E2:'0'.E104 '0'.B1:'0'.B1 '0'.B2:'0'.B104 '0'.F1:'0'.F1 '0'.F2:'0'.F104 '0'.B1:'0'.B1 '0'.B2:'0'.B104 '0'.G1:'0'.G1 '0'.G2:'0'.G104 '0'.B1:'0'.B1 '0'.B2:'0'.B104 '0'.H1:'0'.H1 '0'.H2:'0'.H104 '0'.B1:'0'.B1 '0'.B2:'0'.B104 '0'.I1:'0'.I1 '0'.I2:'0'.I104 '0'.B1:'0'.B1 '0'.B2:'0'.B104 '0'.J1:'0'.J1 '0'.J2:'0'.J104 '0'.B1:'0'.B1 '0'.B2:'0'.B104 '0'.K1:'0'.K1 '0'.K2:'0'.K104 '0'.B1:'0'.B1 '0'.B2:'0'.B104 '0'.L1:'0'.L1 '0'.L2:'0'.L104 '0'.B1:'0'.B1 '0'.B2:'0'.B104 '0'.M1:'0'.M1 '0'.M2:'0'.M104 '0'.B1:'0'.B1 '0'.B2:'0'.B104 '0'.N1:'0'.N1 '0'.N2:'0'.N104 '0'.B1:'0'.B1 '0'.B2:'0'.B104 '0'.O1:'0'.O1 '0'.O2:'0'.O104 '0'.B1:'0'.B1 '0'.B2:'0'.B104 '0'.P1:'0'.P1 '0'.P2:'0'.P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U_drain</text:p>
          </table:table-cell>
          <table:table-cell office:value-type="string" calcext:value-type="string">
            <text:p>I_0V</text:p>
          </table:table-cell>
          <table:table-cell office:value-type="string" calcext:value-type="string">
            <text:p>I_1V</text:p>
          </table:table-cell>
          <table:table-cell office:value-type="string" calcext:value-type="string">
            <text:p>I_1,5V</text:p>
          </table:table-cell>
          <table:table-cell office:value-type="string" calcext:value-type="string">
            <text:p>I_1,6V</text:p>
          </table:table-cell>
          <table:table-cell office:value-type="string" calcext:value-type="string">
            <text:p>I_1,7V</text:p>
          </table:table-cell>
          <table:table-cell office:value-type="string" calcext:value-type="string">
            <text:p>I_1,8V</text:p>
          </table:table-cell>
          <table:table-cell office:value-type="string" calcext:value-type="string">
            <text:p>I_1,9V</text:p>
          </table:table-cell>
          <table:table-cell office:value-type="string" calcext:value-type="string">
            <text:p>I_2V</text:p>
          </table:table-cell>
          <table:table-cell office:value-type="string" calcext:value-type="string">
            <text:p>I_2.1V</text:p>
          </table:table-cell>
          <table:table-cell office:value-type="string" calcext:value-type="string">
            <text:p>I_2,2V</text:p>
          </table:table-cell>
          <table:table-cell office:value-type="string" calcext:value-type="string">
            <text:p>I_2.5V</text:p>
          </table:table-cell>
          <table:table-cell office:value-type="string" calcext:value-type="string">
            <text:p>I_3V</text:p>
          </table:table-cell>
          <table:table-cell office:value-type="string" calcext:value-type="string">
            <text:p>I_4V</text:p>
          </table:table-cell>
          <table:table-cell office:value-type="string" calcext:value-type="string">
            <text:p>I_5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5/102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]*5/1023" office:value-type="float" office:value="0.0391006842619746" calcext:value-type="float">
            <text:p>0.039100684261975</text:p>
          </table:table-cell>
          <table:table-cell table:number-columns-repeated="2" office:value-type="float" office:value="0.0325839" calcext:value-type="float">
            <text:p>0.0325839</text:p>
          </table:table-cell>
          <table:table-cell office:value-type="float" office:value="0.260671" calcext:value-type="float">
            <text:p>0.260671</text:p>
          </table:table-cell>
          <table:table-cell table:number-columns-repeated="7" office:value-type="float" office:value="0.293255" calcext:value-type="float">
            <text:p>0.293255</text:p>
          </table:table-cell>
          <table:table-cell table:style-name="ce1" office:value-type="float" office:value="0.293255" calcext:value-type="float">
            <text:p>0.293255</text:p>
          </table:table-cell>
          <table:table-cell table:number-columns-repeated="3" office:value-type="float" office:value="0.293255" calcext:value-type="float">
            <text:p>0.2932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4]*5/1023" office:value-type="float" office:value="0.0879765395894428" calcext:value-type="float">
            <text:p>0.087976539589443</text:p>
          </table:table-cell>
          <table:table-cell office:value-type="float" office:value="0" calcext:value-type="float">
            <text:p>0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0.456175" calcext:value-type="float">
            <text:p>0.456175</text:p>
          </table:table-cell>
          <table:table-cell office:value-type="float" office:value="0.553926" calcext:value-type="float">
            <text:p>0.553926</text:p>
          </table:table-cell>
          <table:table-cell office:value-type="float" office:value="0.521342" calcext:value-type="float">
            <text:p>0.521342</text:p>
          </table:table-cell>
          <table:table-cell table:number-columns-repeated="3" office:value-type="float" office:value="0.553926" calcext:value-type="float">
            <text:p>0.553926</text:p>
          </table:table-cell>
          <table:table-cell table:number-columns-repeated="3" office:value-type="float" office:value="0.58651" calcext:value-type="float">
            <text:p>0.58651</text:p>
          </table:table-cell>
          <table:table-cell table:number-columns-repeated="3" office:value-type="float" office:value="0.619094" calcext:value-type="float">
            <text:p>0.6190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5]*5/1023" office:value-type="float" office:value="0.136852394916911" calcext:value-type="float">
            <text:p>0.136852394916911</text:p>
          </table:table-cell>
          <table:table-cell table:number-columns-repeated="2" office:value-type="float" office:value="0.0325839" calcext:value-type="float">
            <text:p>0.0325839</text:p>
          </table:table-cell>
          <table:table-cell office:value-type="float" office:value="0.716846" calcext:value-type="float">
            <text:p>0.716846</text:p>
          </table:table-cell>
          <table:table-cell office:value-type="float" office:value="0.74943" calcext:value-type="float">
            <text:p>0.74943</text:p>
          </table:table-cell>
          <table:table-cell table:number-columns-repeated="2" office:value-type="float" office:value="0.814598" calcext:value-type="float">
            <text:p>0.814598</text:p>
          </table:table-cell>
          <table:table-cell table:number-columns-repeated="4" office:value-type="float" office:value="0.847181" calcext:value-type="float">
            <text:p>0.847181</text:p>
          </table:table-cell>
          <table:table-cell office:value-type="float" office:value="0.879765" calcext:value-type="float">
            <text:p>0.879765</text:p>
          </table:table-cell>
          <table:table-cell table:number-columns-repeated="3" office:value-type="float" office:value="0.912349" calcext:value-type="float">
            <text:p>0.9123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]*5/1023" office:value-type="float" office:value="0.185728250244379" calcext:value-type="float">
            <text:p>0.185728250244379</text:p>
          </table:table-cell>
          <table:table-cell table:number-columns-repeated="2" office:value-type="float" office:value="0.0651678" calcext:value-type="float">
            <text:p>0.0651678</text:p>
          </table:table-cell>
          <table:table-cell office:value-type="float" office:value="0.944933" calcext:value-type="float">
            <text:p>0.944933</text:p>
          </table:table-cell>
          <table:table-cell table:number-columns-repeated="2" office:value-type="float" office:value="1.04268" calcext:value-type="float">
            <text:p>1.04268</text:p>
          </table:table-cell>
          <table:table-cell office:value-type="float" office:value="1.07527" calcext:value-type="float">
            <text:p>1.07527</text:p>
          </table:table-cell>
          <table:table-cell table:number-columns-repeated="3" office:value-type="float" office:value="1.10785" calcext:value-type="float">
            <text:p>1.10785</text:p>
          </table:table-cell>
          <table:table-cell office:value-type="float" office:value="1.14044" calcext:value-type="float">
            <text:p>1.14044</text:p>
          </table:table-cell>
          <table:table-cell table:number-columns-repeated="2" office:value-type="float" office:value="1.17302" calcext:value-type="float">
            <text:p>1.17302</text:p>
          </table:table-cell>
          <table:table-cell office:value-type="float" office:value="1.2056" calcext:value-type="float">
            <text:p>1.2056</text:p>
          </table:table-cell>
          <table:table-cell office:value-type="float" office:value="1.23819" calcext:value-type="float">
            <text:p>1.238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]*5/1023" office:value-type="float" office:value="0.229716520039101" calcext:value-type="float">
            <text:p>0.229716520039101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0.0651678" calcext:value-type="float">
            <text:p>0.0651678</text:p>
          </table:table-cell>
          <table:table-cell office:value-type="float" office:value="1.17302" calcext:value-type="float">
            <text:p>1.17302</text:p>
          </table:table-cell>
          <table:table-cell office:value-type="float" office:value="1.27077" calcext:value-type="float">
            <text:p>1.27077</text:p>
          </table:table-cell>
          <table:table-cell office:value-type="float" office:value="1.33594" calcext:value-type="float">
            <text:p>1.33594</text:p>
          </table:table-cell>
          <table:table-cell table:number-columns-repeated="2" office:value-type="float" office:value="1.36852" calcext:value-type="float">
            <text:p>1.36852</text:p>
          </table:table-cell>
          <table:table-cell table:number-columns-repeated="2" office:value-type="float" office:value="1.40111" calcext:value-type="float">
            <text:p>1.40111</text:p>
          </table:table-cell>
          <table:table-cell table:number-columns-repeated="2" office:value-type="float" office:value="1.43369" calcext:value-type="float">
            <text:p>1.43369</text:p>
          </table:table-cell>
          <table:table-cell office:value-type="float" office:value="1.46628" calcext:value-type="float">
            <text:p>1.46628</text:p>
          </table:table-cell>
          <table:table-cell office:value-type="float" office:value="1.49886" calcext:value-type="float">
            <text:p>1.49886</text:p>
          </table:table-cell>
          <table:table-cell office:value-type="float" office:value="1.53144" calcext:value-type="float">
            <text:p>1.531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8]*5/1023" office:value-type="float" office:value="0.278592375366569" calcext:value-type="float">
            <text:p>0.278592375366569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0.0651678" calcext:value-type="float">
            <text:p>0.0651678</text:p>
          </table:table-cell>
          <table:table-cell office:value-type="float" office:value="1.40111" calcext:value-type="float">
            <text:p>1.40111</text:p>
          </table:table-cell>
          <table:table-cell office:value-type="float" office:value="1.49886" calcext:value-type="float">
            <text:p>1.49886</text:p>
          </table:table-cell>
          <table:table-cell office:value-type="float" office:value="1.56403" calcext:value-type="float">
            <text:p>1.56403</text:p>
          </table:table-cell>
          <table:table-cell office:value-type="float" office:value="1.6292" calcext:value-type="float">
            <text:p>1.6292</text:p>
          </table:table-cell>
          <table:table-cell table:number-columns-repeated="2" office:value-type="float" office:value="1.66178" calcext:value-type="float">
            <text:p>1.66178</text:p>
          </table:table-cell>
          <table:table-cell table:number-columns-repeated="2" office:value-type="float" office:value="1.69436" calcext:value-type="float">
            <text:p>1.69436</text:p>
          </table:table-cell>
          <table:table-cell office:value-type="float" office:value="1.72695" calcext:value-type="float">
            <text:p>1.72695</text:p>
          </table:table-cell>
          <table:table-cell office:value-type="float" office:value="1.75953" calcext:value-type="float">
            <text:p>1.75953</text:p>
          </table:table-cell>
          <table:table-cell table:number-columns-repeated="2" office:value-type="float" office:value="1.79211" calcext:value-type="float">
            <text:p>1.792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9]*5/1023" office:value-type="float" office:value="0.327468230694037" calcext:value-type="float">
            <text:p>0.327468230694037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0.0651678" calcext:value-type="float">
            <text:p>0.0651678</text:p>
          </table:table-cell>
          <table:table-cell office:value-type="float" office:value="1.66178" calcext:value-type="float">
            <text:p>1.66178</text:p>
          </table:table-cell>
          <table:table-cell office:value-type="float" office:value="1.79211" calcext:value-type="float">
            <text:p>1.79211</text:p>
          </table:table-cell>
          <table:table-cell office:value-type="float" office:value="1.85728" calcext:value-type="float">
            <text:p>1.85728</text:p>
          </table:table-cell>
          <table:table-cell office:value-type="float" office:value="1.88987" calcext:value-type="float">
            <text:p>1.88987</text:p>
          </table:table-cell>
          <table:table-cell table:number-columns-repeated="2" office:value-type="float" office:value="1.95503" calcext:value-type="float">
            <text:p>1.95503</text:p>
          </table:table-cell>
          <table:table-cell table:number-columns-repeated="2" office:value-type="float" office:value="1.98762" calcext:value-type="float">
            <text:p>1.98762</text:p>
          </table:table-cell>
          <table:table-cell office:value-type="float" office:value="2.0202" calcext:value-type="float">
            <text:p>2.0202</text:p>
          </table:table-cell>
          <table:table-cell office:value-type="float" office:value="2.08537" calcext:value-type="float">
            <text:p>2.08537</text:p>
          </table:table-cell>
          <table:table-cell table:number-columns-repeated="2" office:value-type="float" office:value="2.11795" calcext:value-type="float">
            <text:p>2.117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10]*5/1023" office:value-type="float" office:value="0.376344086021505" calcext:value-type="float">
            <text:p>0.376344086021505</text:p>
          </table:table-cell>
          <table:table-cell table:number-columns-repeated="2" office:value-type="float" office:value="0.0651678" calcext:value-type="float">
            <text:p>0.0651678</text:p>
          </table:table-cell>
          <table:table-cell office:value-type="float" office:value="1.85728" calcext:value-type="float">
            <text:p>1.85728</text:p>
          </table:table-cell>
          <table:table-cell office:value-type="float" office:value="1.98762" calcext:value-type="float">
            <text:p>1.98762</text:p>
          </table:table-cell>
          <table:table-cell office:value-type="float" office:value="2.11795" calcext:value-type="float">
            <text:p>2.11795</text:p>
          </table:table-cell>
          <table:table-cell office:value-type="float" office:value="2.18312" calcext:value-type="float">
            <text:p>2.18312</text:p>
          </table:table-cell>
          <table:table-cell office:value-type="float" office:value="2.21571" calcext:value-type="float">
            <text:p>2.21571</text:p>
          </table:table-cell>
          <table:table-cell table:number-columns-repeated="2" office:value-type="float" office:value="2.28087" calcext:value-type="float">
            <text:p>2.28087</text:p>
          </table:table-cell>
          <table:table-cell office:value-type="float" office:value="2.31346" calcext:value-type="float">
            <text:p>2.31346</text:p>
          </table:table-cell>
          <table:table-cell office:value-type="float" office:value="2.34604" calcext:value-type="float">
            <text:p>2.34604</text:p>
          </table:table-cell>
          <table:table-cell office:value-type="float" office:value="2.37862" calcext:value-type="float">
            <text:p>2.37862</text:p>
          </table:table-cell>
          <table:table-cell table:number-columns-repeated="2" office:value-type="float" office:value="2.41121" calcext:value-type="float">
            <text:p>2.411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11]*5/1023" office:value-type="float" office:value="0.425219941348974" calcext:value-type="float">
            <text:p>0.425219941348974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0.0651678" calcext:value-type="float">
            <text:p>0.0651678</text:p>
          </table:table-cell>
          <table:table-cell office:value-type="float" office:value="2.05279" calcext:value-type="float">
            <text:p>2.05279</text:p>
          </table:table-cell>
          <table:table-cell office:value-type="float" office:value="2.24829" calcext:value-type="float">
            <text:p>2.24829</text:p>
          </table:table-cell>
          <table:table-cell office:value-type="float" office:value="2.34604" calcext:value-type="float">
            <text:p>2.34604</text:p>
          </table:table-cell>
          <table:table-cell table:number-columns-repeated="2" office:value-type="float" office:value="2.47638" calcext:value-type="float">
            <text:p>2.47638</text:p>
          </table:table-cell>
          <table:table-cell office:value-type="float" office:value="2.50896" calcext:value-type="float">
            <text:p>2.50896</text:p>
          </table:table-cell>
          <table:table-cell office:value-type="float" office:value="2.54154" calcext:value-type="float">
            <text:p>2.54154</text:p>
          </table:table-cell>
          <table:table-cell office:value-type="float" office:value="2.57413" calcext:value-type="float">
            <text:p>2.57413</text:p>
          </table:table-cell>
          <table:table-cell office:value-type="float" office:value="2.60671" calcext:value-type="float">
            <text:p>2.60671</text:p>
          </table:table-cell>
          <table:table-cell office:value-type="float" office:value="2.67188" calcext:value-type="float">
            <text:p>2.67188</text:p>
          </table:table-cell>
          <table:table-cell table:number-columns-repeated="2" office:value-type="float" office:value="2.70446" calcext:value-type="float">
            <text:p>2.704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2]*5/1023" office:value-type="float" office:value="0.474095796676442" calcext:value-type="float">
            <text:p>0.474095796676442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0.0651678" calcext:value-type="float">
            <text:p>0.0651678</text:p>
          </table:table-cell>
          <table:table-cell office:value-type="float" office:value="2.28087" calcext:value-type="float">
            <text:p>2.28087</text:p>
          </table:table-cell>
          <table:table-cell office:value-type="float" office:value="2.50896" calcext:value-type="float">
            <text:p>2.50896</text:p>
          </table:table-cell>
          <table:table-cell office:value-type="float" office:value="2.6393" calcext:value-type="float">
            <text:p>2.6393</text:p>
          </table:table-cell>
          <table:table-cell office:value-type="float" office:value="2.73705" calcext:value-type="float">
            <text:p>2.73705</text:p>
          </table:table-cell>
          <table:table-cell office:value-type="float" office:value="2.76963" calcext:value-type="float">
            <text:p>2.76963</text:p>
          </table:table-cell>
          <table:table-cell table:number-columns-repeated="2" office:value-type="float" office:value="2.8348" calcext:value-type="float">
            <text:p>2.8348</text:p>
          </table:table-cell>
          <table:table-cell office:value-type="float" office:value="2.86738" calcext:value-type="float">
            <text:p>2.86738</text:p>
          </table:table-cell>
          <table:table-cell office:value-type="float" office:value="2.89997" calcext:value-type="float">
            <text:p>2.89997</text:p>
          </table:table-cell>
          <table:table-cell office:value-type="float" office:value="2.96514" calcext:value-type="float">
            <text:p>2.96514</text:p>
          </table:table-cell>
          <table:table-cell office:value-type="float" office:value="2.99772" calcext:value-type="float">
            <text:p>2.99772</text:p>
          </table:table-cell>
          <table:table-cell office:value-type="float" office:value="3.0303" calcext:value-type="float">
            <text:p>3.030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3]*5/1023" office:value-type="float" office:value="0.52297165200391" calcext:value-type="float">
            <text:p>0.52297165200391</text:p>
          </table:table-cell>
          <table:table-cell office:value-type="float" office:value="0.0651678" calcext:value-type="float">
            <text:p>0.0651678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2.47638" calcext:value-type="float">
            <text:p>2.47638</text:p>
          </table:table-cell>
          <table:table-cell office:value-type="float" office:value="2.70446" calcext:value-type="float">
            <text:p>2.70446</text:p>
          </table:table-cell>
          <table:table-cell office:value-type="float" office:value="2.89997" calcext:value-type="float">
            <text:p>2.89997</text:p>
          </table:table-cell>
          <table:table-cell office:value-type="float" office:value="2.99772" calcext:value-type="float">
            <text:p>2.99772</text:p>
          </table:table-cell>
          <table:table-cell office:value-type="float" office:value="3.06289" calcext:value-type="float">
            <text:p>3.06289</text:p>
          </table:table-cell>
          <table:table-cell office:value-type="float" office:value="3.09547" calcext:value-type="float">
            <text:p>3.09547</text:p>
          </table:table-cell>
          <table:table-cell office:value-type="float" office:value="3.12805" calcext:value-type="float">
            <text:p>3.12805</text:p>
          </table:table-cell>
          <table:table-cell office:value-type="float" office:value="3.16064" calcext:value-type="float">
            <text:p>3.16064</text:p>
          </table:table-cell>
          <table:table-cell office:value-type="float" office:value="3.19322" calcext:value-type="float">
            <text:p>3.19322</text:p>
          </table:table-cell>
          <table:table-cell office:value-type="float" office:value="3.25839" calcext:value-type="float">
            <text:p>3.25839</text:p>
          </table:table-cell>
          <table:table-cell office:value-type="float" office:value="3.29097" calcext:value-type="float">
            <text:p>3.29097</text:p>
          </table:table-cell>
          <table:table-cell office:value-type="float" office:value="3.32356" calcext:value-type="float">
            <text:p>3.3235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4]*5/1023" office:value-type="float" office:value="0.571847507331378" calcext:value-type="float">
            <text:p>0.571847507331378</text:p>
          </table:table-cell>
          <table:table-cell office:value-type="float" office:value="0.0651678" calcext:value-type="float">
            <text:p>0.0651678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2.67188" calcext:value-type="float">
            <text:p>2.67188</text:p>
          </table:table-cell>
          <table:table-cell office:value-type="float" office:value="2.96514" calcext:value-type="float">
            <text:p>2.96514</text:p>
          </table:table-cell>
          <table:table-cell office:value-type="float" office:value="3.16064" calcext:value-type="float">
            <text:p>3.16064</text:p>
          </table:table-cell>
          <table:table-cell office:value-type="float" office:value="3.25839" calcext:value-type="float">
            <text:p>3.25839</text:p>
          </table:table-cell>
          <table:table-cell office:value-type="float" office:value="3.32356" calcext:value-type="float">
            <text:p>3.32356</text:p>
          </table:table-cell>
          <table:table-cell office:value-type="float" office:value="3.38873" calcext:value-type="float">
            <text:p>3.38873</text:p>
          </table:table-cell>
          <table:table-cell office:value-type="float" office:value="3.42131" calcext:value-type="float">
            <text:p>3.42131</text:p>
          </table:table-cell>
          <table:table-cell office:value-type="float" office:value="3.45389" calcext:value-type="float">
            <text:p>3.45389</text:p>
          </table:table-cell>
          <table:table-cell office:value-type="float" office:value="3.48648" calcext:value-type="float">
            <text:p>3.48648</text:p>
          </table:table-cell>
          <table:table-cell office:value-type="float" office:value="3.55165" calcext:value-type="float">
            <text:p>3.55165</text:p>
          </table:table-cell>
          <table:table-cell office:value-type="float" office:value="3.58423" calcext:value-type="float">
            <text:p>3.58423</text:p>
          </table:table-cell>
          <table:table-cell office:value-type="float" office:value="3.61681" calcext:value-type="float">
            <text:p>3.616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5]*5/1023" office:value-type="float" office:value="0.620723362658847" calcext:value-type="float">
            <text:p>0.620723362658847</text:p>
          </table:table-cell>
          <table:table-cell office:value-type="float" office:value="0.0651678" calcext:value-type="float">
            <text:p>0.0651678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2.86738" calcext:value-type="float">
            <text:p>2.86738</text:p>
          </table:table-cell>
          <table:table-cell office:value-type="float" office:value="3.19322" calcext:value-type="float">
            <text:p>3.19322</text:p>
          </table:table-cell>
          <table:table-cell office:value-type="float" office:value="3.42131" calcext:value-type="float">
            <text:p>3.42131</text:p>
          </table:table-cell>
          <table:table-cell office:value-type="float" office:value="3.51906" calcext:value-type="float">
            <text:p>3.51906</text:p>
          </table:table-cell>
          <table:table-cell office:value-type="float" office:value="3.58423" calcext:value-type="float">
            <text:p>3.58423</text:p>
          </table:table-cell>
          <table:table-cell office:value-type="float" office:value="3.6494" calcext:value-type="float">
            <text:p>3.6494</text:p>
          </table:table-cell>
          <table:table-cell office:value-type="float" office:value="3.68198" calcext:value-type="float">
            <text:p>3.68198</text:p>
          </table:table-cell>
          <table:table-cell office:value-type="float" office:value="3.71457" calcext:value-type="float">
            <text:p>3.71457</text:p>
          </table:table-cell>
          <table:table-cell office:value-type="float" office:value="3.77973" calcext:value-type="float">
            <text:p>3.77973</text:p>
          </table:table-cell>
          <table:table-cell office:value-type="float" office:value="3.8449" calcext:value-type="float">
            <text:p>3.8449</text:p>
          </table:table-cell>
          <table:table-cell table:number-columns-repeated="2" office:value-type="float" office:value="3.91007" calcext:value-type="float">
            <text:p>3.910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6]*5/1023" office:value-type="float" office:value="0.664711632453568" calcext:value-type="float">
            <text:p>0.664711632453568</text:p>
          </table:table-cell>
          <table:table-cell office:value-type="float" office:value="0.0651678" calcext:value-type="float">
            <text:p>0.0651678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3.0303" calcext:value-type="float">
            <text:p>3.0303</text:p>
          </table:table-cell>
          <table:table-cell office:value-type="float" office:value="3.42131" calcext:value-type="float">
            <text:p>3.42131</text:p>
          </table:table-cell>
          <table:table-cell office:value-type="float" office:value="3.6494" calcext:value-type="float">
            <text:p>3.6494</text:p>
          </table:table-cell>
          <table:table-cell office:value-type="float" office:value="3.77973" calcext:value-type="float">
            <text:p>3.77973</text:p>
          </table:table-cell>
          <table:table-cell office:value-type="float" office:value="3.87748" calcext:value-type="float">
            <text:p>3.87748</text:p>
          </table:table-cell>
          <table:table-cell office:value-type="float" office:value="3.91007" calcext:value-type="float">
            <text:p>3.91007</text:p>
          </table:table-cell>
          <table:table-cell office:value-type="float" office:value="3.97524" calcext:value-type="float">
            <text:p>3.97524</text:p>
          </table:table-cell>
          <table:table-cell office:value-type="float" office:value="4.00782" calcext:value-type="float">
            <text:p>4.00782</text:p>
          </table:table-cell>
          <table:table-cell office:value-type="float" office:value="4.07299" calcext:value-type="float">
            <text:p>4.07299</text:p>
          </table:table-cell>
          <table:table-cell office:value-type="float" office:value="4.13816" calcext:value-type="float">
            <text:p>4.13816</text:p>
          </table:table-cell>
          <table:table-cell office:value-type="float" office:value="4.20332" calcext:value-type="float">
            <text:p>4.20332</text:p>
          </table:table-cell>
          <table:table-cell office:value-type="float" office:value="4.23591" calcext:value-type="float">
            <text:p>4.2359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7]*5/1023" office:value-type="float" office:value="0.713587487781036" calcext:value-type="float">
            <text:p>0.713587487781036</text:p>
          </table:table-cell>
          <table:table-cell office:value-type="float" office:value="0.0651678" calcext:value-type="float">
            <text:p>0.0651678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3.22581" calcext:value-type="float">
            <text:p>3.22581</text:p>
          </table:table-cell>
          <table:table-cell office:value-type="float" office:value="3.6494" calcext:value-type="float">
            <text:p>3.6494</text:p>
          </table:table-cell>
          <table:table-cell office:value-type="float" office:value="3.91007" calcext:value-type="float">
            <text:p>3.91007</text:p>
          </table:table-cell>
          <table:table-cell office:value-type="float" office:value="4.0404" calcext:value-type="float">
            <text:p>4.0404</text:p>
          </table:table-cell>
          <table:table-cell office:value-type="float" office:value="4.13816" calcext:value-type="float">
            <text:p>4.13816</text:p>
          </table:table-cell>
          <table:table-cell office:value-type="float" office:value="4.20332" calcext:value-type="float">
            <text:p>4.20332</text:p>
          </table:table-cell>
          <table:table-cell office:value-type="float" office:value="4.23591" calcext:value-type="float">
            <text:p>4.23591</text:p>
          </table:table-cell>
          <table:table-cell office:value-type="float" office:value="4.30108" calcext:value-type="float">
            <text:p>4.30108</text:p>
          </table:table-cell>
          <table:table-cell office:value-type="float" office:value="4.33366" calcext:value-type="float">
            <text:p>4.33366</text:p>
          </table:table-cell>
          <table:table-cell office:value-type="float" office:value="4.43141" calcext:value-type="float">
            <text:p>4.43141</text:p>
          </table:table-cell>
          <table:table-cell office:value-type="float" office:value="4.49658" calcext:value-type="float">
            <text:p>4.49658</text:p>
          </table:table-cell>
          <table:table-cell office:value-type="float" office:value="4.52916" calcext:value-type="float">
            <text:p>4.5291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8]*5/1023" office:value-type="float" office:value="0.762463343108504" calcext:value-type="float">
            <text:p>0.762463343108504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0.130336" calcext:value-type="float">
            <text:p>0.130336</text:p>
          </table:table-cell>
          <table:table-cell office:value-type="float" office:value="3.38873" calcext:value-type="float">
            <text:p>3.38873</text:p>
          </table:table-cell>
          <table:table-cell office:value-type="float" office:value="3.8449" calcext:value-type="float">
            <text:p>3.8449</text:p>
          </table:table-cell>
          <table:table-cell office:value-type="float" office:value="4.13816" calcext:value-type="float">
            <text:p>4.13816</text:p>
          </table:table-cell>
          <table:table-cell office:value-type="float" office:value="4.30108" calcext:value-type="float">
            <text:p>4.30108</text:p>
          </table:table-cell>
          <table:table-cell office:value-type="float" office:value="4.43141" calcext:value-type="float">
            <text:p>4.43141</text:p>
          </table:table-cell>
          <table:table-cell office:value-type="float" office:value="4.49658" calcext:value-type="float">
            <text:p>4.49658</text:p>
          </table:table-cell>
          <table:table-cell office:value-type="float" office:value="4.52916" calcext:value-type="float">
            <text:p>4.52916</text:p>
          </table:table-cell>
          <table:table-cell office:value-type="float" office:value="4.56175" calcext:value-type="float">
            <text:p>4.56175</text:p>
          </table:table-cell>
          <table:table-cell office:value-type="float" office:value="4.6595" calcext:value-type="float">
            <text:p>4.6595</text:p>
          </table:table-cell>
          <table:table-cell office:value-type="float" office:value="4.72467" calcext:value-type="float">
            <text:p>4.72467</text:p>
          </table:table-cell>
          <table:table-cell office:value-type="float" office:value="4.78983" calcext:value-type="float">
            <text:p>4.78983</text:p>
          </table:table-cell>
          <table:table-cell office:value-type="float" office:value="4.82242" calcext:value-type="float">
            <text:p>4.8224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9]*5/1023" office:value-type="float" office:value="0.811339198435972" calcext:value-type="float">
            <text:p>0.811339198435972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0.130336" calcext:value-type="float">
            <text:p>0.130336</text:p>
          </table:table-cell>
          <table:table-cell office:value-type="float" office:value="3.55165" calcext:value-type="float">
            <text:p>3.55165</text:p>
          </table:table-cell>
          <table:table-cell office:value-type="float" office:value="4.07299" calcext:value-type="float">
            <text:p>4.07299</text:p>
          </table:table-cell>
          <table:table-cell office:value-type="float" office:value="4.39883" calcext:value-type="float">
            <text:p>4.39883</text:p>
          </table:table-cell>
          <table:table-cell office:value-type="float" office:value="4.59433" calcext:value-type="float">
            <text:p>4.59433</text:p>
          </table:table-cell>
          <table:table-cell office:value-type="float" office:value="4.69208" calcext:value-type="float">
            <text:p>4.69208</text:p>
          </table:table-cell>
          <table:table-cell office:value-type="float" office:value="4.75725" calcext:value-type="float">
            <text:p>4.75725</text:p>
          </table:table-cell>
          <table:table-cell office:value-type="float" office:value="4.78983" calcext:value-type="float">
            <text:p>4.78983</text:p>
          </table:table-cell>
          <table:table-cell office:value-type="float" office:value="4.855" calcext:value-type="float">
            <text:p>4.855</text:p>
          </table:table-cell>
          <table:table-cell office:value-type="float" office:value="4.92017" calcext:value-type="float">
            <text:p>4.92017</text:p>
          </table:table-cell>
          <table:table-cell office:value-type="float" office:value="5.01792" calcext:value-type="float">
            <text:p>5.01792</text:p>
          </table:table-cell>
          <table:table-cell office:value-type="float" office:value="5.08309" calcext:value-type="float">
            <text:p>5.08309</text:p>
          </table:table-cell>
          <table:table-cell office:value-type="float" office:value="5.11567" calcext:value-type="float">
            <text:p>5.1156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20]*5/1023" office:value-type="float" office:value="0.860215053763441" calcext:value-type="float">
            <text:p>0.860215053763441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0.130336" calcext:value-type="float">
            <text:p>0.130336</text:p>
          </table:table-cell>
          <table:table-cell office:value-type="float" office:value="3.68198" calcext:value-type="float">
            <text:p>3.68198</text:p>
          </table:table-cell>
          <table:table-cell office:value-type="float" office:value="4.30108" calcext:value-type="float">
            <text:p>4.30108</text:p>
          </table:table-cell>
          <table:table-cell office:value-type="float" office:value="4.62691" calcext:value-type="float">
            <text:p>4.62691</text:p>
          </table:table-cell>
          <table:table-cell office:value-type="float" office:value="4.82242" calcext:value-type="float">
            <text:p>4.82242</text:p>
          </table:table-cell>
          <table:table-cell office:value-type="float" office:value="4.95275" calcext:value-type="float">
            <text:p>4.95275</text:p>
          </table:table-cell>
          <table:table-cell office:value-type="float" office:value="5.05051" calcext:value-type="float">
            <text:p>5.05051</text:p>
          </table:table-cell>
          <table:table-cell office:value-type="float" office:value="5.08309" calcext:value-type="float">
            <text:p>5.08309</text:p>
          </table:table-cell>
          <table:table-cell office:value-type="float" office:value="5.14826" calcext:value-type="float">
            <text:p>5.14826</text:p>
          </table:table-cell>
          <table:table-cell office:value-type="float" office:value="5.21342" calcext:value-type="float">
            <text:p>5.21342</text:p>
          </table:table-cell>
          <table:table-cell office:value-type="float" office:value="5.31118" calcext:value-type="float">
            <text:p>5.31118</text:p>
          </table:table-cell>
          <table:table-cell office:value-type="float" office:value="5.37634" calcext:value-type="float">
            <text:p>5.37634</text:p>
          </table:table-cell>
          <table:table-cell office:value-type="float" office:value="5.44151" calcext:value-type="float">
            <text:p>5.441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21]*5/1023" office:value-type="float" office:value="0.909090909090909" calcext:value-type="float">
            <text:p>0.909090909090909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0.130336" calcext:value-type="float">
            <text:p>0.130336</text:p>
          </table:table-cell>
          <table:table-cell office:value-type="float" office:value="3.81232" calcext:value-type="float">
            <text:p>3.81232</text:p>
          </table:table-cell>
          <table:table-cell office:value-type="float" office:value="4.49658" calcext:value-type="float">
            <text:p>4.49658</text:p>
          </table:table-cell>
          <table:table-cell office:value-type="float" office:value="4.855" calcext:value-type="float">
            <text:p>4.855</text:p>
          </table:table-cell>
          <table:table-cell office:value-type="float" office:value="5.08309" calcext:value-type="float">
            <text:p>5.08309</text:p>
          </table:table-cell>
          <table:table-cell office:value-type="float" office:value="5.24601" calcext:value-type="float">
            <text:p>5.24601</text:p>
          </table:table-cell>
          <table:table-cell office:value-type="float" office:value="5.31118" calcext:value-type="float">
            <text:p>5.31118</text:p>
          </table:table-cell>
          <table:table-cell office:value-type="float" office:value="5.37634" calcext:value-type="float">
            <text:p>5.37634</text:p>
          </table:table-cell>
          <table:table-cell office:value-type="float" office:value="5.40893" calcext:value-type="float">
            <text:p>5.40893</text:p>
          </table:table-cell>
          <table:table-cell office:value-type="float" office:value="5.50668" calcext:value-type="float">
            <text:p>5.50668</text:p>
          </table:table-cell>
          <table:table-cell office:value-type="float" office:value="5.57185" calcext:value-type="float">
            <text:p>5.57185</text:p>
          </table:table-cell>
          <table:table-cell office:value-type="float" office:value="5.6696" calcext:value-type="float">
            <text:p>5.6696</text:p>
          </table:table-cell>
          <table:table-cell office:value-type="float" office:value="5.70218" calcext:value-type="float">
            <text:p>5.702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22]*5/1023" office:value-type="float" office:value="0.957966764418377" calcext:value-type="float">
            <text:p>0.957966764418377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0.130336" calcext:value-type="float">
            <text:p>0.130336</text:p>
          </table:table-cell>
          <table:table-cell office:value-type="float" office:value="3.91007" calcext:value-type="float">
            <text:p>3.91007</text:p>
          </table:table-cell>
          <table:table-cell office:value-type="float" office:value="4.69208" calcext:value-type="float">
            <text:p>4.69208</text:p>
          </table:table-cell>
          <table:table-cell office:value-type="float" office:value="5.11567" calcext:value-type="float">
            <text:p>5.11567</text:p>
          </table:table-cell>
          <table:table-cell office:value-type="float" office:value="5.37634" calcext:value-type="float">
            <text:p>5.37634</text:p>
          </table:table-cell>
          <table:table-cell office:value-type="float" office:value="5.50668" calcext:value-type="float">
            <text:p>5.50668</text:p>
          </table:table-cell>
          <table:table-cell office:value-type="float" office:value="5.60443" calcext:value-type="float">
            <text:p>5.60443</text:p>
          </table:table-cell>
          <table:table-cell office:value-type="float" office:value="5.6696" calcext:value-type="float">
            <text:p>5.6696</text:p>
          </table:table-cell>
          <table:table-cell office:value-type="float" office:value="5.70218" calcext:value-type="float">
            <text:p>5.70218</text:p>
          </table:table-cell>
          <table:table-cell office:value-type="float" office:value="5.79993" calcext:value-type="float">
            <text:p>5.79993</text:p>
          </table:table-cell>
          <table:table-cell office:value-type="float" office:value="5.89769" calcext:value-type="float">
            <text:p>5.89769</text:p>
          </table:table-cell>
          <table:table-cell office:value-type="float" office:value="5.96285" calcext:value-type="float">
            <text:p>5.96285</text:p>
          </table:table-cell>
          <table:table-cell office:value-type="float" office:value="6.02802" calcext:value-type="float">
            <text:p>6.0280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3]*5/1023" office:value-type="float" office:value="1.00684261974585" calcext:value-type="float">
            <text:p>1.00684261974585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0.16292" calcext:value-type="float">
            <text:p>0.16292</text:p>
          </table:table-cell>
          <table:table-cell office:value-type="float" office:value="4.00782" calcext:value-type="float">
            <text:p>4.00782</text:p>
          </table:table-cell>
          <table:table-cell office:value-type="float" office:value="4.88759" calcext:value-type="float">
            <text:p>4.88759</text:p>
          </table:table-cell>
          <table:table-cell office:value-type="float" office:value="5.34376" calcext:value-type="float">
            <text:p>5.34376</text:p>
          </table:table-cell>
          <table:table-cell office:value-type="float" office:value="5.60443" calcext:value-type="float">
            <text:p>5.60443</text:p>
          </table:table-cell>
          <table:table-cell office:value-type="float" office:value="5.76735" calcext:value-type="float">
            <text:p>5.76735</text:p>
          </table:table-cell>
          <table:table-cell office:value-type="float" office:value="5.8651" calcext:value-type="float">
            <text:p>5.8651</text:p>
          </table:table-cell>
          <table:table-cell office:value-type="float" office:value="5.93027" calcext:value-type="float">
            <text:p>5.93027</text:p>
          </table:table-cell>
          <table:table-cell office:value-type="float" office:value="5.99544" calcext:value-type="float">
            <text:p>5.99544</text:p>
          </table:table-cell>
          <table:table-cell office:value-type="float" office:value="6.09319" calcext:value-type="float">
            <text:p>6.09319</text:p>
          </table:table-cell>
          <table:table-cell office:value-type="float" office:value="6.19094" calcext:value-type="float">
            <text:p>6.19094</text:p>
          </table:table-cell>
          <table:table-cell office:value-type="float" office:value="6.28869" calcext:value-type="float">
            <text:p>6.28869</text:p>
          </table:table-cell>
          <table:table-cell office:value-type="float" office:value="6.32128" calcext:value-type="float">
            <text:p>6.321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4]*5/1023" office:value-type="float" office:value="1.05571847507331" calcext:value-type="float">
            <text:p>1.05571847507331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0.16292" calcext:value-type="float">
            <text:p>0.16292</text:p>
          </table:table-cell>
          <table:table-cell office:value-type="float" office:value="4.07299" calcext:value-type="float">
            <text:p>4.07299</text:p>
          </table:table-cell>
          <table:table-cell office:value-type="float" office:value="5.05051" calcext:value-type="float">
            <text:p>5.05051</text:p>
          </table:table-cell>
          <table:table-cell office:value-type="float" office:value="5.57185" calcext:value-type="float">
            <text:p>5.57185</text:p>
          </table:table-cell>
          <table:table-cell office:value-type="float" office:value="5.89769" calcext:value-type="float">
            <text:p>5.89769</text:p>
          </table:table-cell>
          <table:table-cell office:value-type="float" office:value="6.02802" calcext:value-type="float">
            <text:p>6.02802</text:p>
          </table:table-cell>
          <table:table-cell office:value-type="float" office:value="6.15836" calcext:value-type="float">
            <text:p>6.15836</text:p>
          </table:table-cell>
          <table:table-cell office:value-type="float" office:value="6.22353" calcext:value-type="float">
            <text:p>6.22353</text:p>
          </table:table-cell>
          <table:table-cell office:value-type="float" office:value="6.25611" calcext:value-type="float">
            <text:p>6.25611</text:p>
          </table:table-cell>
          <table:table-cell office:value-type="float" office:value="6.38645" calcext:value-type="float">
            <text:p>6.38645</text:p>
          </table:table-cell>
          <table:table-cell office:value-type="float" office:value="6.45161" calcext:value-type="float">
            <text:p>6.45161</text:p>
          </table:table-cell>
          <table:table-cell office:value-type="float" office:value="6.58195" calcext:value-type="float">
            <text:p>6.58195</text:p>
          </table:table-cell>
          <table:table-cell office:value-type="float" office:value="6.61453" calcext:value-type="float">
            <text:p>6.6145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5]*5/1023" office:value-type="float" office:value="1.10459433040078" calcext:value-type="float">
            <text:p>1.10459433040078</text:p>
          </table:table-cell>
          <table:table-cell office:value-type="float" office:value="0.130336" calcext:value-type="float">
            <text:p>0.130336</text:p>
          </table:table-cell>
          <table:table-cell office:value-type="float" office:value="0.16292" calcext:value-type="float">
            <text:p>0.16292</text:p>
          </table:table-cell>
          <table:table-cell office:value-type="float" office:value="4.10557" calcext:value-type="float">
            <text:p>4.10557</text:p>
          </table:table-cell>
          <table:table-cell office:value-type="float" office:value="5.27859" calcext:value-type="float">
            <text:p>5.27859</text:p>
          </table:table-cell>
          <table:table-cell office:value-type="float" office:value="5.79993" calcext:value-type="float">
            <text:p>5.79993</text:p>
          </table:table-cell>
          <table:table-cell office:value-type="float" office:value="6.12577" calcext:value-type="float">
            <text:p>6.12577</text:p>
          </table:table-cell>
          <table:table-cell office:value-type="float" office:value="6.32128" calcext:value-type="float">
            <text:p>6.32128</text:p>
          </table:table-cell>
          <table:table-cell office:value-type="float" office:value="6.41903" calcext:value-type="float">
            <text:p>6.41903</text:p>
          </table:table-cell>
          <table:table-cell office:value-type="float" office:value="6.4842" calcext:value-type="float">
            <text:p>6.4842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6.64712" calcext:value-type="float">
            <text:p>6.64712</text:p>
          </table:table-cell>
          <table:table-cell office:value-type="float" office:value="6.74487" calcext:value-type="float">
            <text:p>6.74487</text:p>
          </table:table-cell>
          <table:table-cell office:value-type="float" office:value="6.8752" calcext:value-type="float">
            <text:p>6.8752</text:p>
          </table:table-cell>
          <table:table-cell office:value-type="float" office:value="6.90779" calcext:value-type="float">
            <text:p>6.9077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6]*5/1023" office:value-type="float" office:value="1.1485826001955" calcext:value-type="float">
            <text:p>1.1485826001955</text:p>
          </table:table-cell>
          <table:table-cell office:value-type="float" office:value="0.130336" calcext:value-type="float">
            <text:p>0.130336</text:p>
          </table:table-cell>
          <table:table-cell office:value-type="float" office:value="0.16292" calcext:value-type="float">
            <text:p>0.16292</text:p>
          </table:table-cell>
          <table:table-cell office:value-type="float" office:value="4.17074" calcext:value-type="float">
            <text:p>4.17074</text:p>
          </table:table-cell>
          <table:table-cell office:value-type="float" office:value="5.44151" calcext:value-type="float">
            <text:p>5.44151</text:p>
          </table:table-cell>
          <table:table-cell office:value-type="float" office:value="6.02802" calcext:value-type="float">
            <text:p>6.02802</text:p>
          </table:table-cell>
          <table:table-cell office:value-type="float" office:value="6.38645" calcext:value-type="float">
            <text:p>6.38645</text:p>
          </table:table-cell>
          <table:table-cell office:value-type="float" office:value="6.58195" calcext:value-type="float">
            <text:p>6.58195</text:p>
          </table:table-cell>
          <table:table-cell office:value-type="float" office:value="6.6797" calcext:value-type="float">
            <text:p>6.6797</text:p>
          </table:table-cell>
          <table:table-cell office:value-type="float" office:value="6.77745" calcext:value-type="float">
            <text:p>6.77745</text:p>
          </table:table-cell>
          <table:table-cell office:value-type="float" office:value="6.84262" calcext:value-type="float">
            <text:p>6.84262</text:p>
          </table:table-cell>
          <table:table-cell office:value-type="float" office:value="6.94037" calcext:value-type="float">
            <text:p>6.94037</text:p>
          </table:table-cell>
          <table:table-cell office:value-type="float" office:value="7.03812" calcext:value-type="float">
            <text:p>7.03812</text:p>
          </table:table-cell>
          <table:table-cell office:value-type="float" office:value="7.16846" calcext:value-type="float">
            <text:p>7.16846</text:p>
          </table:table-cell>
          <table:table-cell office:value-type="float" office:value="7.23363" calcext:value-type="float">
            <text:p>7.2336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7]*5/1023" office:value-type="float" office:value="1.19745845552297" calcext:value-type="float">
            <text:p>1.19745845552297</text:p>
          </table:table-cell>
          <table:table-cell office:value-type="float" office:value="0.130336" calcext:value-type="float">
            <text:p>0.130336</text:p>
          </table:table-cell>
          <table:table-cell office:value-type="float" office:value="0.16292" calcext:value-type="float">
            <text:p>0.16292</text:p>
          </table:table-cell>
          <table:table-cell office:value-type="float" office:value="4.20332" calcext:value-type="float">
            <text:p>4.20332</text:p>
          </table:table-cell>
          <table:table-cell office:value-type="float" office:value="5.60443" calcext:value-type="float">
            <text:p>5.60443</text:p>
          </table:table-cell>
          <table:table-cell office:value-type="float" office:value="6.22353" calcext:value-type="float">
            <text:p>6.22353</text:p>
          </table:table-cell>
          <table:table-cell office:value-type="float" office:value="6.61453" calcext:value-type="float">
            <text:p>6.61453</text:p>
          </table:table-cell>
          <table:table-cell office:value-type="float" office:value="6.84262" calcext:value-type="float">
            <text:p>6.84262</text:p>
          </table:table-cell>
          <table:table-cell office:value-type="float" office:value="6.97296" calcext:value-type="float">
            <text:p>6.97296</text:p>
          </table:table-cell>
          <table:table-cell office:value-type="float" office:value="7.03812" calcext:value-type="float">
            <text:p>7.03812</text:p>
          </table:table-cell>
          <table:table-cell office:value-type="float" office:value="7.10329" calcext:value-type="float">
            <text:p>7.10329</text:p>
          </table:table-cell>
          <table:table-cell office:value-type="float" office:value="7.23363" calcext:value-type="float">
            <text:p>7.23363</text:p>
          </table:table-cell>
          <table:table-cell office:value-type="float" office:value="7.36396" calcext:value-type="float">
            <text:p>7.36396</text:p>
          </table:table-cell>
          <table:table-cell office:value-type="float" office:value="7.46171" calcext:value-type="float">
            <text:p>7.46171</text:p>
          </table:table-cell>
          <table:table-cell office:value-type="float" office:value="7.52688" calcext:value-type="float">
            <text:p>7.5268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8]*5/1023" office:value-type="float" office:value="1.24633431085044" calcext:value-type="float">
            <text:p>1.24633431085044</text:p>
          </table:table-cell>
          <table:table-cell table:number-columns-repeated="2" office:value-type="float" office:value="0.16292" calcext:value-type="float">
            <text:p>0.16292</text:p>
          </table:table-cell>
          <table:table-cell office:value-type="float" office:value="4.20332" calcext:value-type="float">
            <text:p>4.20332</text:p>
          </table:table-cell>
          <table:table-cell office:value-type="float" office:value="5.76735" calcext:value-type="float">
            <text:p>5.76735</text:p>
          </table:table-cell>
          <table:table-cell office:value-type="float" office:value="6.45161" calcext:value-type="float">
            <text:p>6.45161</text:p>
          </table:table-cell>
          <table:table-cell office:value-type="float" office:value="6.8752" calcext:value-type="float">
            <text:p>6.8752</text:p>
          </table:table-cell>
          <table:table-cell office:value-type="float" office:value="7.10329" calcext:value-type="float">
            <text:p>7.10329</text:p>
          </table:table-cell>
          <table:table-cell office:value-type="float" office:value="7.23363" calcext:value-type="float">
            <text:p>7.23363</text:p>
          </table:table-cell>
          <table:table-cell office:value-type="float" office:value="7.33138" calcext:value-type="float">
            <text:p>7.33138</text:p>
          </table:table-cell>
          <table:table-cell office:value-type="float" office:value="7.39655" calcext:value-type="float">
            <text:p>7.39655</text:p>
          </table:table-cell>
          <table:table-cell office:value-type="float" office:value="7.52688" calcext:value-type="float">
            <text:p>7.52688</text:p>
          </table:table-cell>
          <table:table-cell office:value-type="float" office:value="7.65722" calcext:value-type="float">
            <text:p>7.65722</text:p>
          </table:table-cell>
          <table:table-cell office:value-type="float" office:value="7.75497" calcext:value-type="float">
            <text:p>7.75497</text:p>
          </table:table-cell>
          <table:table-cell office:value-type="float" office:value="7.85272" calcext:value-type="float">
            <text:p>7.8527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9]*5/1023" office:value-type="float" office:value="1.29521016617791" calcext:value-type="float">
            <text:p>1.29521016617791</text:p>
          </table:table-cell>
          <table:table-cell office:value-type="float" office:value="0.16292" calcext:value-type="float">
            <text:p>0.16292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4.26849" calcext:value-type="float">
            <text:p>4.26849</text:p>
          </table:table-cell>
          <table:table-cell office:value-type="float" office:value="5.93027" calcext:value-type="float">
            <text:p>5.93027</text:p>
          </table:table-cell>
          <table:table-cell office:value-type="float" office:value="6.71228" calcext:value-type="float">
            <text:p>6.71228</text:p>
          </table:table-cell>
          <table:table-cell office:value-type="float" office:value="7.13587" calcext:value-type="float">
            <text:p>7.13587</text:p>
          </table:table-cell>
          <table:table-cell office:value-type="float" office:value="7.39655" calcext:value-type="float">
            <text:p>7.39655</text:p>
          </table:table-cell>
          <table:table-cell office:value-type="float" office:value="7.4943" calcext:value-type="float">
            <text:p>7.4943</text:p>
          </table:table-cell>
          <table:table-cell office:value-type="float" office:value="7.59205" calcext:value-type="float">
            <text:p>7.59205</text:p>
          </table:table-cell>
          <table:table-cell office:value-type="float" office:value="7.6898" calcext:value-type="float">
            <text:p>7.6898</text:p>
          </table:table-cell>
          <table:table-cell office:value-type="float" office:value="7.82014" calcext:value-type="float">
            <text:p>7.82014</text:p>
          </table:table-cell>
          <table:table-cell office:value-type="float" office:value="7.91789" calcext:value-type="float">
            <text:p>7.91789</text:p>
          </table:table-cell>
          <table:table-cell office:value-type="float" office:value="8.04822" calcext:value-type="float">
            <text:p>8.04822</text:p>
          </table:table-cell>
          <table:table-cell office:value-type="float" office:value="8.11339" calcext:value-type="float">
            <text:p>8.1133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30]*5/1023" office:value-type="float" office:value="1.34408602150538" calcext:value-type="float">
            <text:p>1.34408602150538</text:p>
          </table:table-cell>
          <table:table-cell office:value-type="float" office:value="0.130336" calcext:value-type="float">
            <text:p>0.130336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4.30108" calcext:value-type="float">
            <text:p>4.30108</text:p>
          </table:table-cell>
          <table:table-cell office:value-type="float" office:value="6.06061" calcext:value-type="float">
            <text:p>6.06061</text:p>
          </table:table-cell>
          <table:table-cell office:value-type="float" office:value="6.8752" calcext:value-type="float">
            <text:p>6.8752</text:p>
          </table:table-cell>
          <table:table-cell office:value-type="float" office:value="7.39655" calcext:value-type="float">
            <text:p>7.39655</text:p>
          </table:table-cell>
          <table:table-cell office:value-type="float" office:value="7.62463" calcext:value-type="float">
            <text:p>7.62463</text:p>
          </table:table-cell>
          <table:table-cell office:value-type="float" office:value="7.78755" calcext:value-type="float">
            <text:p>7.78755</text:p>
          </table:table-cell>
          <table:table-cell office:value-type="float" office:value="7.8853" calcext:value-type="float">
            <text:p>7.8853</text:p>
          </table:table-cell>
          <table:table-cell office:value-type="float" office:value="7.95047" calcext:value-type="float">
            <text:p>7.95047</text:p>
          </table:table-cell>
          <table:table-cell office:value-type="float" office:value="8.08081" calcext:value-type="float">
            <text:p>8.08081</text:p>
          </table:table-cell>
          <table:table-cell office:value-type="float" office:value="8.24373" calcext:value-type="float">
            <text:p>8.24373</text:p>
          </table:table-cell>
          <table:table-cell office:value-type="float" office:value="8.37406" calcext:value-type="float">
            <text:p>8.37406</text:p>
          </table:table-cell>
          <table:table-cell office:value-type="float" office:value="8.40665" calcext:value-type="float">
            <text:p>8.4066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31]*5/1023" office:value-type="float" office:value="1.39296187683284" calcext:value-type="float">
            <text:p>1.39296187683284</text:p>
          </table:table-cell>
          <table:table-cell office:value-type="float" office:value="0.130336" calcext:value-type="float">
            <text:p>0.130336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4.23591" calcext:value-type="float">
            <text:p>4.23591</text:p>
          </table:table-cell>
          <table:table-cell office:value-type="float" office:value="6.19094" calcext:value-type="float">
            <text:p>6.19094</text:p>
          </table:table-cell>
          <table:table-cell office:value-type="float" office:value="7.10329" calcext:value-type="float">
            <text:p>7.10329</text:p>
          </table:table-cell>
          <table:table-cell office:value-type="float" office:value="7.62463" calcext:value-type="float">
            <text:p>7.62463</text:p>
          </table:table-cell>
          <table:table-cell office:value-type="float" office:value="7.8853" calcext:value-type="float">
            <text:p>7.8853</text:p>
          </table:table-cell>
          <table:table-cell office:value-type="float" office:value="8.04822" calcext:value-type="float">
            <text:p>8.04822</text:p>
          </table:table-cell>
          <table:table-cell office:value-type="float" office:value="8.14598" calcext:value-type="float">
            <text:p>8.14598</text:p>
          </table:table-cell>
          <table:table-cell office:value-type="float" office:value="8.24373" calcext:value-type="float">
            <text:p>8.24373</text:p>
          </table:table-cell>
          <table:table-cell office:value-type="float" office:value="8.40665" calcext:value-type="float">
            <text:p>8.40665</text:p>
          </table:table-cell>
          <table:table-cell office:value-type="float" office:value="8.53698" calcext:value-type="float">
            <text:p>8.53698</text:p>
          </table:table-cell>
          <table:table-cell office:value-type="float" office:value="8.6999" calcext:value-type="float">
            <text:p>8.6999</text:p>
          </table:table-cell>
          <table:table-cell office:value-type="float" office:value="8.73249" calcext:value-type="float">
            <text:p>8.7324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32]*5/1023" office:value-type="float" office:value="1.44183773216031" calcext:value-type="float">
            <text:p>1.44183773216031</text:p>
          </table:table-cell>
          <table:table-cell table:number-columns-repeated="2" office:value-type="float" office:value="0.16292" calcext:value-type="float">
            <text:p>0.16292</text:p>
          </table:table-cell>
          <table:table-cell office:value-type="float" office:value="4.26849" calcext:value-type="float">
            <text:p>4.26849</text:p>
          </table:table-cell>
          <table:table-cell office:value-type="float" office:value="6.28869" calcext:value-type="float">
            <text:p>6.28869</text:p>
          </table:table-cell>
          <table:table-cell office:value-type="float" office:value="7.33138" calcext:value-type="float">
            <text:p>7.33138</text:p>
          </table:table-cell>
          <table:table-cell office:value-type="float" office:value="7.85272" calcext:value-type="float">
            <text:p>7.85272</text:p>
          </table:table-cell>
          <table:table-cell office:value-type="float" office:value="8.14598" calcext:value-type="float">
            <text:p>8.14598</text:p>
          </table:table-cell>
          <table:table-cell office:value-type="float" office:value="8.34148" calcext:value-type="float">
            <text:p>8.34148</text:p>
          </table:table-cell>
          <table:table-cell office:value-type="float" office:value="8.40665" calcext:value-type="float">
            <text:p>8.40665</text:p>
          </table:table-cell>
          <table:table-cell office:value-type="float" office:value="8.53698" calcext:value-type="float">
            <text:p>8.53698</text:p>
          </table:table-cell>
          <table:table-cell office:value-type="float" office:value="8.6999" calcext:value-type="float">
            <text:p>8.6999</text:p>
          </table:table-cell>
          <table:table-cell office:value-type="float" office:value="8.79765" calcext:value-type="float">
            <text:p>8.79765</text:p>
          </table:table-cell>
          <table:table-cell office:value-type="float" office:value="8.99316" calcext:value-type="float">
            <text:p>8.99316</text:p>
          </table:table-cell>
          <table:table-cell office:value-type="float" office:value="9.05833" calcext:value-type="float">
            <text:p>9.0583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3]*5/1023" office:value-type="float" office:value="1.49071358748778" calcext:value-type="float">
            <text:p>1.49071358748778</text:p>
          </table:table-cell>
          <table:table-cell office:value-type="float" office:value="0.130336" calcext:value-type="float">
            <text:p>0.130336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4.26849" calcext:value-type="float">
            <text:p>4.26849</text:p>
          </table:table-cell>
          <table:table-cell office:value-type="float" office:value="6.38645" calcext:value-type="float">
            <text:p>6.38645</text:p>
          </table:table-cell>
          <table:table-cell office:value-type="float" office:value="7.55947" calcext:value-type="float">
            <text:p>7.55947</text:p>
          </table:table-cell>
          <table:table-cell office:value-type="float" office:value="8.11339" calcext:value-type="float">
            <text:p>8.11339</text:p>
          </table:table-cell>
          <table:table-cell office:value-type="float" office:value="8.43923" calcext:value-type="float">
            <text:p>8.43923</text:p>
          </table:table-cell>
          <table:table-cell office:value-type="float" office:value="8.60215" calcext:value-type="float">
            <text:p>8.60215</text:p>
          </table:table-cell>
          <table:table-cell office:value-type="float" office:value="8.6999" calcext:value-type="float">
            <text:p>8.6999</text:p>
          </table:table-cell>
          <table:table-cell office:value-type="float" office:value="8.79765" calcext:value-type="float">
            <text:p>8.79765</text:p>
          </table:table-cell>
          <table:table-cell office:value-type="float" office:value="8.99316" calcext:value-type="float">
            <text:p>8.99316</text:p>
          </table:table-cell>
          <table:table-cell office:value-type="float" office:value="9.12349" calcext:value-type="float">
            <text:p>9.12349</text:p>
          </table:table-cell>
          <table:table-cell office:value-type="float" office:value="9.28641" calcext:value-type="float">
            <text:p>9.28641</text:p>
          </table:table-cell>
          <table:table-cell office:value-type="float" office:value="9.35158" calcext:value-type="float">
            <text:p>9.3515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4]*5/1023" office:value-type="float" office:value="1.53958944281525" calcext:value-type="float">
            <text:p>1.53958944281525</text:p>
          </table:table-cell>
          <table:table-cell office:value-type="float" office:value="0.16292" calcext:value-type="float">
            <text:p>0.16292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4.30108" calcext:value-type="float">
            <text:p>4.30108</text:p>
          </table:table-cell>
          <table:table-cell office:value-type="float" office:value="6.41903" calcext:value-type="float">
            <text:p>6.41903</text:p>
          </table:table-cell>
          <table:table-cell office:value-type="float" office:value="7.72239" calcext:value-type="float">
            <text:p>7.72239</text:p>
          </table:table-cell>
          <table:table-cell office:value-type="float" office:value="8.37406" calcext:value-type="float">
            <text:p>8.37406</text:p>
          </table:table-cell>
          <table:table-cell office:value-type="float" office:value="8.73249" calcext:value-type="float">
            <text:p>8.73249</text:p>
          </table:table-cell>
          <table:table-cell office:value-type="float" office:value="8.89541" calcext:value-type="float">
            <text:p>8.89541</text:p>
          </table:table-cell>
          <table:table-cell office:value-type="float" office:value="9.02574" calcext:value-type="float">
            <text:p>9.02574</text:p>
          </table:table-cell>
          <table:table-cell office:value-type="float" office:value="9.12349" calcext:value-type="float">
            <text:p>9.12349</text:p>
          </table:table-cell>
          <table:table-cell office:value-type="float" office:value="9.28641" calcext:value-type="float">
            <text:p>9.28641</text:p>
          </table:table-cell>
          <table:table-cell office:value-type="float" office:value="9.41675" calcext:value-type="float">
            <text:p>9.41675</text:p>
          </table:table-cell>
          <table:table-cell office:value-type="float" office:value="9.57967" calcext:value-type="float">
            <text:p>9.57967</text:p>
          </table:table-cell>
          <table:table-cell office:value-type="float" office:value="9.64484" calcext:value-type="float">
            <text:p>9.6448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5]*5/1023" office:value-type="float" office:value="1.58357771260997" calcext:value-type="float">
            <text:p>1.58357771260997</text:p>
          </table:table-cell>
          <table:table-cell office:value-type="float" office:value="0.130336" calcext:value-type="float">
            <text:p>0.130336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4.36624" calcext:value-type="float">
            <text:p>4.36624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7.91789" calcext:value-type="float">
            <text:p>7.91789</text:p>
          </table:table-cell>
          <table:table-cell office:value-type="float" office:value="8.56957" calcext:value-type="float">
            <text:p>8.56957</text:p>
          </table:table-cell>
          <table:table-cell office:value-type="float" office:value="8.96057" calcext:value-type="float">
            <text:p>8.96057</text:p>
          </table:table-cell>
          <table:table-cell office:value-type="float" office:value="9.18866" calcext:value-type="float">
            <text:p>9.18866</text:p>
          </table:table-cell>
          <table:table-cell office:value-type="float" office:value="9.28641" calcext:value-type="float">
            <text:p>9.28641</text:p>
          </table:table-cell>
          <table:table-cell office:value-type="float" office:value="9.38416" calcext:value-type="float">
            <text:p>9.38416</text:p>
          </table:table-cell>
          <table:table-cell office:value-type="float" office:value="9.54708" calcext:value-type="float">
            <text:p>9.54708</text:p>
          </table:table-cell>
          <table:table-cell office:value-type="float" office:value="9.71" calcext:value-type="float">
            <text:p>9.71</text:p>
          </table:table-cell>
          <table:table-cell office:value-type="float" office:value="9.87292" calcext:value-type="float">
            <text:p>9.87292</text:p>
          </table:table-cell>
          <table:table-cell office:value-type="float" office:value="9.97067" calcext:value-type="float">
            <text:p>9.9706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6]*5/1023" office:value-type="float" office:value="1.63734115347019" calcext:value-type="float">
            <text:p>1.63734115347019</text:p>
          </table:table-cell>
          <table:table-cell office:value-type="float" office:value="0.16292" calcext:value-type="float">
            <text:p>0.16292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4.33366" calcext:value-type="float">
            <text:p>4.33366</text:p>
          </table:table-cell>
          <table:table-cell office:value-type="float" office:value="6.58195" calcext:value-type="float">
            <text:p>6.58195</text:p>
          </table:table-cell>
          <table:table-cell office:value-type="float" office:value="8.08081" calcext:value-type="float">
            <text:p>8.08081</text:p>
          </table:table-cell>
          <table:table-cell office:value-type="float" office:value="8.83024" calcext:value-type="float">
            <text:p>8.83024</text:p>
          </table:table-cell>
          <table:table-cell office:value-type="float" office:value="9.18866" calcext:value-type="float">
            <text:p>9.18866</text:p>
          </table:table-cell>
          <table:table-cell office:value-type="float" office:value="9.41675" calcext:value-type="float">
            <text:p>9.41675</text:p>
          </table:table-cell>
          <table:table-cell office:value-type="float" office:value="9.57967" calcext:value-type="float">
            <text:p>9.57967</text:p>
          </table:table-cell>
          <table:table-cell office:value-type="float" office:value="9.67742" calcext:value-type="float">
            <text:p>9.67742</text:p>
          </table:table-cell>
          <table:table-cell office:value-type="float" office:value="9.84034" calcext:value-type="float">
            <text:p>9.84034</text:p>
          </table:table-cell>
          <table:table-cell office:value-type="float" office:value="10.0033" calcext:value-type="float">
            <text:p>10.0033</text:p>
          </table:table-cell>
          <table:table-cell office:value-type="float" office:value="10.1662" calcext:value-type="float">
            <text:p>10.1662</text:p>
          </table:table-cell>
          <table:table-cell office:value-type="float" office:value="10.2639" calcext:value-type="float">
            <text:p>10.263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7]*5/1023" office:value-type="float" office:value="1.68132942326491" calcext:value-type="float">
            <text:p>1.68132942326491</text:p>
          </table:table-cell>
          <table:table-cell table:number-columns-repeated="2" office:value-type="float" office:value="0.195503" calcext:value-type="float">
            <text:p>0.195503</text:p>
          </table:table-cell>
          <table:table-cell office:value-type="float" office:value="4.36624" calcext:value-type="float">
            <text:p>4.36624</text:p>
          </table:table-cell>
          <table:table-cell office:value-type="float" office:value="6.61453" calcext:value-type="float">
            <text:p>6.61453</text:p>
          </table:table-cell>
          <table:table-cell office:value-type="float" office:value="8.27631" calcext:value-type="float">
            <text:p>8.27631</text:p>
          </table:table-cell>
          <table:table-cell office:value-type="float" office:value="9.09091" calcext:value-type="float">
            <text:p>9.09091</text:p>
          </table:table-cell>
          <table:table-cell office:value-type="float" office:value="9.44933" calcext:value-type="float">
            <text:p>9.44933</text:p>
          </table:table-cell>
          <table:table-cell office:value-type="float" office:value="9.71" calcext:value-type="float">
            <text:p>9.71</text:p>
          </table:table-cell>
          <table:table-cell office:value-type="float" office:value="9.84034" calcext:value-type="float">
            <text:p>9.84034</text:p>
          </table:table-cell>
          <table:table-cell office:value-type="float" office:value="9.93809" calcext:value-type="float">
            <text:p>9.93809</text:p>
          </table:table-cell>
          <table:table-cell office:value-type="float" office:value="10.1336" calcext:value-type="float">
            <text:p>10.1336</text:p>
          </table:table-cell>
          <table:table-cell office:value-type="float" office:value="10.2965" calcext:value-type="float">
            <text:p>10.2965</text:p>
          </table:table-cell>
          <table:table-cell office:value-type="float" office:value="10.4594" calcext:value-type="float">
            <text:p>10.4594</text:p>
          </table:table-cell>
          <table:table-cell office:value-type="float" office:value="10.5572" calcext:value-type="float">
            <text:p>10.557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8]*5/1023" office:value-type="float" office:value="1.73020527859238" calcext:value-type="float">
            <text:p>1.73020527859238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4.36624" calcext:value-type="float">
            <text:p>4.36624</text:p>
          </table:table-cell>
          <table:table-cell office:value-type="float" office:value="6.61453" calcext:value-type="float">
            <text:p>6.61453</text:p>
          </table:table-cell>
          <table:table-cell office:value-type="float" office:value="8.43923" calcext:value-type="float">
            <text:p>8.43923</text:p>
          </table:table-cell>
          <table:table-cell office:value-type="float" office:value="9.319" calcext:value-type="float">
            <text:p>9.319</text:p>
          </table:table-cell>
          <table:table-cell office:value-type="float" office:value="9.71" calcext:value-type="float">
            <text:p>9.71</text:p>
          </table:table-cell>
          <table:table-cell office:value-type="float" office:value="9.97067" calcext:value-type="float">
            <text:p>9.97067</text:p>
          </table:table-cell>
          <table:table-cell office:value-type="float" office:value="10.101" calcext:value-type="float">
            <text:p>10.101</text:p>
          </table:table-cell>
          <table:table-cell office:value-type="float" office:value="10.2313" calcext:value-type="float">
            <text:p>10.2313</text:p>
          </table:table-cell>
          <table:table-cell office:value-type="float" office:value="10.3943" calcext:value-type="float">
            <text:p>10.3943</text:p>
          </table:table-cell>
          <table:table-cell office:value-type="float" office:value="10.5898" calcext:value-type="float">
            <text:p>10.5898</text:p>
          </table:table-cell>
          <table:table-cell office:value-type="float" office:value="10.7527" calcext:value-type="float">
            <text:p>10.7527</text:p>
          </table:table-cell>
          <table:table-cell office:value-type="float" office:value="10.8504" calcext:value-type="float">
            <text:p>10.850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9]*5/1023" office:value-type="float" office:value="1.77908113391984" calcext:value-type="float">
            <text:p>1.77908113391984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4.36624" calcext:value-type="float">
            <text:p>4.36624</text:p>
          </table:table-cell>
          <table:table-cell office:value-type="float" office:value="6.64712" calcext:value-type="float">
            <text:p>6.64712</text:p>
          </table:table-cell>
          <table:table-cell office:value-type="float" office:value="8.53698" calcext:value-type="float">
            <text:p>8.53698</text:p>
          </table:table-cell>
          <table:table-cell office:value-type="float" office:value="9.54708" calcext:value-type="float">
            <text:p>9.54708</text:p>
          </table:table-cell>
          <table:table-cell office:value-type="float" office:value="10.0033" calcext:value-type="float">
            <text:p>10.0033</text:p>
          </table:table-cell>
          <table:table-cell office:value-type="float" office:value="10.1988" calcext:value-type="float">
            <text:p>10.1988</text:p>
          </table:table-cell>
          <table:table-cell office:value-type="float" office:value="10.3617" calcext:value-type="float">
            <text:p>10.3617</text:p>
          </table:table-cell>
          <table:table-cell office:value-type="float" office:value="10.492" calcext:value-type="float">
            <text:p>10.492</text:p>
          </table:table-cell>
          <table:table-cell office:value-type="float" office:value="10.7201" calcext:value-type="float">
            <text:p>10.7201</text:p>
          </table:table-cell>
          <table:table-cell office:value-type="float" office:value="10.883" calcext:value-type="float">
            <text:p>10.883</text:p>
          </table:table-cell>
          <table:table-cell office:value-type="float" office:value="11.0459" calcext:value-type="float">
            <text:p>11.0459</text:p>
          </table:table-cell>
          <table:table-cell office:value-type="float" office:value="11.1437" calcext:value-type="float">
            <text:p>11.143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40]*5/1023" office:value-type="float" office:value="1.82795698924731" calcext:value-type="float">
            <text:p>1.82795698924731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4.36624" calcext:value-type="float">
            <text:p>4.36624</text:p>
          </table:table-cell>
          <table:table-cell office:value-type="float" office:value="6.74487" calcext:value-type="float">
            <text:p>6.74487</text:p>
          </table:table-cell>
          <table:table-cell office:value-type="float" office:value="8.73249" calcext:value-type="float">
            <text:p>8.73249</text:p>
          </table:table-cell>
          <table:table-cell office:value-type="float" office:value="9.74259" calcext:value-type="float">
            <text:p>9.74259</text:p>
          </table:table-cell>
          <table:table-cell office:value-type="float" office:value="10.2639" calcext:value-type="float">
            <text:p>10.2639</text:p>
          </table:table-cell>
          <table:table-cell office:value-type="float" office:value="10.5246" calcext:value-type="float">
            <text:p>10.5246</text:p>
          </table:table-cell>
          <table:table-cell office:value-type="float" office:value="10.6549" calcext:value-type="float">
            <text:p>10.6549</text:p>
          </table:table-cell>
          <table:table-cell office:value-type="float" office:value="10.7853" calcext:value-type="float">
            <text:p>10.7853</text:p>
          </table:table-cell>
          <table:table-cell office:value-type="float" office:value="10.9482" calcext:value-type="float">
            <text:p>10.9482</text:p>
          </table:table-cell>
          <table:table-cell office:value-type="float" office:value="11.1763" calcext:value-type="float">
            <text:p>11.1763</text:p>
          </table:table-cell>
          <table:table-cell office:value-type="float" office:value="11.3392" calcext:value-type="float">
            <text:p>11.3392</text:p>
          </table:table-cell>
          <table:table-cell office:value-type="float" office:value="11.437" calcext:value-type="float">
            <text:p>11.43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41]*5/1023" office:value-type="float" office:value="1.87683284457478" calcext:value-type="float">
            <text:p>1.87683284457478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4.30108" calcext:value-type="float">
            <text:p>4.30108</text:p>
          </table:table-cell>
          <table:table-cell office:value-type="float" office:value="6.6797" calcext:value-type="float">
            <text:p>6.6797</text:p>
          </table:table-cell>
          <table:table-cell office:value-type="float" office:value="8.89541" calcext:value-type="float">
            <text:p>8.89541</text:p>
          </table:table-cell>
          <table:table-cell office:value-type="float" office:value="9.97067" calcext:value-type="float">
            <text:p>9.97067</text:p>
          </table:table-cell>
          <table:table-cell office:value-type="float" office:value="10.492" calcext:value-type="float">
            <text:p>10.492</text:p>
          </table:table-cell>
          <table:table-cell office:value-type="float" office:value="10.7527" calcext:value-type="float">
            <text:p>10.7527</text:p>
          </table:table-cell>
          <table:table-cell office:value-type="float" office:value="10.9482" calcext:value-type="float">
            <text:p>10.9482</text:p>
          </table:table-cell>
          <table:table-cell office:value-type="float" office:value="11.0785" calcext:value-type="float">
            <text:p>11.0785</text:p>
          </table:table-cell>
          <table:table-cell office:value-type="float" office:value="11.274" calcext:value-type="float">
            <text:p>11.274</text:p>
          </table:table-cell>
          <table:table-cell office:value-type="float" office:value="11.4695" calcext:value-type="float">
            <text:p>11.4695</text:p>
          </table:table-cell>
          <table:table-cell office:value-type="float" office:value="11.6325" calcext:value-type="float">
            <text:p>11.6325</text:p>
          </table:table-cell>
          <table:table-cell office:value-type="float" office:value="11.7628" calcext:value-type="float">
            <text:p>11.762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42]*5/1023" office:value-type="float" office:value="1.92570869990225" calcext:value-type="float">
            <text:p>1.92570869990225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4.36624" calcext:value-type="float">
            <text:p>4.36624</text:p>
          </table:table-cell>
          <table:table-cell office:value-type="float" office:value="6.71228" calcext:value-type="float">
            <text:p>6.71228</text:p>
          </table:table-cell>
          <table:table-cell office:value-type="float" office:value="8.99316" calcext:value-type="float">
            <text:p>8.99316</text:p>
          </table:table-cell>
          <table:table-cell office:value-type="float" office:value="10.1662" calcext:value-type="float">
            <text:p>10.1662</text:p>
          </table:table-cell>
          <table:table-cell office:value-type="float" office:value="10.7527" calcext:value-type="float">
            <text:p>10.7527</text:p>
          </table:table-cell>
          <table:table-cell office:value-type="float" office:value="11.0459" calcext:value-type="float">
            <text:p>11.0459</text:p>
          </table:table-cell>
          <table:table-cell office:value-type="float" office:value="11.1763" calcext:value-type="float">
            <text:p>11.1763</text:p>
          </table:table-cell>
          <table:table-cell office:value-type="float" office:value="11.3392" calcext:value-type="float">
            <text:p>11.3392</text:p>
          </table:table-cell>
          <table:table-cell office:value-type="float" office:value="11.5347" calcext:value-type="float">
            <text:p>11.5347</text:p>
          </table:table-cell>
          <table:table-cell office:value-type="float" office:value="11.6976" calcext:value-type="float">
            <text:p>11.6976</text:p>
          </table:table-cell>
          <table:table-cell office:value-type="float" office:value="11.9257" calcext:value-type="float">
            <text:p>11.9257</text:p>
          </table:table-cell>
          <table:table-cell office:value-type="float" office:value="12.056" calcext:value-type="float">
            <text:p>12.05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3]*5/1023" office:value-type="float" office:value="1.96969696969697" calcext:value-type="float">
            <text:p>1.96969696969697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0.260671" calcext:value-type="float">
            <text:p>0.260671</text:p>
          </table:table-cell>
          <table:table-cell office:value-type="float" office:value="4.36624" calcext:value-type="float">
            <text:p>4.36624</text:p>
          </table:table-cell>
          <table:table-cell office:value-type="float" office:value="6.74487" calcext:value-type="float">
            <text:p>6.74487</text:p>
          </table:table-cell>
          <table:table-cell office:value-type="float" office:value="9.12349" calcext:value-type="float">
            <text:p>9.12349</text:p>
          </table:table-cell>
          <table:table-cell office:value-type="float" office:value="10.3617" calcext:value-type="float">
            <text:p>10.3617</text:p>
          </table:table-cell>
          <table:table-cell office:value-type="float" office:value="10.9482" calcext:value-type="float">
            <text:p>10.9482</text:p>
          </table:table-cell>
          <table:table-cell office:value-type="float" office:value="11.3066" calcext:value-type="float">
            <text:p>11.3066</text:p>
          </table:table-cell>
          <table:table-cell office:value-type="float" office:value="11.437" calcext:value-type="float">
            <text:p>11.437</text:p>
          </table:table-cell>
          <table:table-cell office:value-type="float" office:value="11.5999" calcext:value-type="float">
            <text:p>11.5999</text:p>
          </table:table-cell>
          <table:table-cell office:value-type="float" office:value="11.828" calcext:value-type="float">
            <text:p>11.828</text:p>
          </table:table-cell>
          <table:table-cell office:value-type="float" office:value="12.056" calcext:value-type="float">
            <text:p>12.056</text:p>
          </table:table-cell>
          <table:table-cell office:value-type="float" office:value="12.2515" calcext:value-type="float">
            <text:p>12.2515</text:p>
          </table:table-cell>
          <table:table-cell office:value-type="float" office:value="12.3493" calcext:value-type="float">
            <text:p>12.349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4]*5/1023" office:value-type="float" office:value="2.01857282502444" calcext:value-type="float">
            <text:p>2.01857282502444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260671" calcext:value-type="float">
            <text:p>0.260671</text:p>
          </table:table-cell>
          <table:table-cell office:value-type="float" office:value="4.39883" calcext:value-type="float">
            <text:p>4.39883</text:p>
          </table:table-cell>
          <table:table-cell office:value-type="float" office:value="6.77745" calcext:value-type="float">
            <text:p>6.77745</text:p>
          </table:table-cell>
          <table:table-cell office:value-type="float" office:value="9.22124" calcext:value-type="float">
            <text:p>9.22124</text:p>
          </table:table-cell>
          <table:table-cell office:value-type="float" office:value="10.6224" calcext:value-type="float">
            <text:p>10.6224</text:p>
          </table:table-cell>
          <table:table-cell office:value-type="float" office:value="11.2414" calcext:value-type="float">
            <text:p>11.2414</text:p>
          </table:table-cell>
          <table:table-cell office:value-type="float" office:value="11.5673" calcext:value-type="float">
            <text:p>11.5673</text:p>
          </table:table-cell>
          <table:table-cell office:value-type="float" office:value="11.7628" calcext:value-type="float">
            <text:p>11.7628</text:p>
          </table:table-cell>
          <table:table-cell office:value-type="float" office:value="11.9257" calcext:value-type="float">
            <text:p>11.9257</text:p>
          </table:table-cell>
          <table:table-cell office:value-type="float" office:value="12.1538" calcext:value-type="float">
            <text:p>12.1538</text:p>
          </table:table-cell>
          <table:table-cell office:value-type="float" office:value="12.3493" calcext:value-type="float">
            <text:p>12.3493</text:p>
          </table:table-cell>
          <table:table-cell office:value-type="float" office:value="12.5448" calcext:value-type="float">
            <text:p>12.5448</text:p>
          </table:table-cell>
          <table:table-cell office:value-type="float" office:value="12.6426" calcext:value-type="float">
            <text:p>12.642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5]*5/1023" office:value-type="float" office:value="2.06744868035191" calcext:value-type="float">
            <text:p>2.06744868035191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260671" calcext:value-type="float">
            <text:p>0.260671</text:p>
          </table:table-cell>
          <table:table-cell office:value-type="float" office:value="4.39883" calcext:value-type="float">
            <text:p>4.39883</text:p>
          </table:table-cell>
          <table:table-cell office:value-type="float" office:value="6.77745" calcext:value-type="float">
            <text:p>6.77745</text:p>
          </table:table-cell>
          <table:table-cell office:value-type="float" office:value="9.35158" calcext:value-type="float">
            <text:p>9.35158</text:p>
          </table:table-cell>
          <table:table-cell office:value-type="float" office:value="10.8179" calcext:value-type="float">
            <text:p>10.8179</text:p>
          </table:table-cell>
          <table:table-cell office:value-type="float" office:value="11.4695" calcext:value-type="float">
            <text:p>11.4695</text:p>
          </table:table-cell>
          <table:table-cell office:value-type="float" office:value="11.828" calcext:value-type="float">
            <text:p>11.828</text:p>
          </table:table-cell>
          <table:table-cell office:value-type="float" office:value="12.0235" calcext:value-type="float">
            <text:p>12.0235</text:p>
          </table:table-cell>
          <table:table-cell office:value-type="float" office:value="12.1538" calcext:value-type="float">
            <text:p>12.1538</text:p>
          </table:table-cell>
          <table:table-cell office:value-type="float" office:value="12.4145" calcext:value-type="float">
            <text:p>12.4145</text:p>
          </table:table-cell>
          <table:table-cell office:value-type="float" office:value="12.6426" calcext:value-type="float">
            <text:p>12.6426</text:p>
          </table:table-cell>
          <table:table-cell office:value-type="float" office:value="12.8381" calcext:value-type="float">
            <text:p>12.8381</text:p>
          </table:table-cell>
          <table:table-cell office:value-type="float" office:value="12.9358" calcext:value-type="float">
            <text:p>12.935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6]*5/1023" office:value-type="float" office:value="2.11632453567937" calcext:value-type="float">
            <text:p>2.11632453567937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260671" calcext:value-type="float">
            <text:p>0.260671</text:p>
          </table:table-cell>
          <table:table-cell office:value-type="float" office:value="4.39883" calcext:value-type="float">
            <text:p>4.39883</text:p>
          </table:table-cell>
          <table:table-cell office:value-type="float" office:value="6.77745" calcext:value-type="float">
            <text:p>6.77745</text:p>
          </table:table-cell>
          <table:table-cell office:value-type="float" office:value="9.44933" calcext:value-type="float">
            <text:p>9.44933</text:p>
          </table:table-cell>
          <table:table-cell office:value-type="float" office:value="10.9808" calcext:value-type="float">
            <text:p>10.9808</text:p>
          </table:table-cell>
          <table:table-cell office:value-type="float" office:value="11.7302" calcext:value-type="float">
            <text:p>11.7302</text:p>
          </table:table-cell>
          <table:table-cell office:value-type="float" office:value="12.0886" calcext:value-type="float">
            <text:p>12.0886</text:p>
          </table:table-cell>
          <table:table-cell office:value-type="float" office:value="12.3167" calcext:value-type="float">
            <text:p>12.3167</text:p>
          </table:table-cell>
          <table:table-cell office:value-type="float" office:value="12.4471" calcext:value-type="float">
            <text:p>12.4471</text:p>
          </table:table-cell>
          <table:table-cell office:value-type="float" office:value="12.7077" calcext:value-type="float">
            <text:p>12.7077</text:p>
          </table:table-cell>
          <table:table-cell office:value-type="float" office:value="12.9358" calcext:value-type="float">
            <text:p>12.9358</text:p>
          </table:table-cell>
          <table:table-cell office:value-type="float" office:value="13.1313" calcext:value-type="float">
            <text:p>13.1313</text:p>
          </table:table-cell>
          <table:table-cell office:value-type="float" office:value="13.2616" calcext:value-type="float">
            <text:p>13.261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7]*5/1023" office:value-type="float" office:value="2.16520039100684" calcext:value-type="float">
            <text:p>2.16520039100684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260671" calcext:value-type="float">
            <text:p>0.260671</text:p>
          </table:table-cell>
          <table:table-cell office:value-type="float" office:value="4.39883" calcext:value-type="float">
            <text:p>4.39883</text:p>
          </table:table-cell>
          <table:table-cell office:value-type="float" office:value="6.77745" calcext:value-type="float">
            <text:p>6.77745</text:p>
          </table:table-cell>
          <table:table-cell office:value-type="float" office:value="9.5145" calcext:value-type="float">
            <text:p>9.5145</text:p>
          </table:table-cell>
          <table:table-cell office:value-type="float" office:value="11.2414" calcext:value-type="float">
            <text:p>11.2414</text:p>
          </table:table-cell>
          <table:table-cell office:value-type="float" office:value="11.9583" calcext:value-type="float">
            <text:p>11.9583</text:p>
          </table:table-cell>
          <table:table-cell office:value-type="float" office:value="12.3819" calcext:value-type="float">
            <text:p>12.3819</text:p>
          </table:table-cell>
          <table:table-cell office:value-type="float" office:value="12.5774" calcext:value-type="float">
            <text:p>12.5774</text:p>
          </table:table-cell>
          <table:table-cell office:value-type="float" office:value="12.7403" calcext:value-type="float">
            <text:p>12.7403</text:p>
          </table:table-cell>
          <table:table-cell office:value-type="float" office:value="13.001" calcext:value-type="float">
            <text:p>13.001</text:p>
          </table:table-cell>
          <table:table-cell office:value-type="float" office:value="13.1965" calcext:value-type="float">
            <text:p>13.1965</text:p>
          </table:table-cell>
          <table:table-cell office:value-type="float" office:value="13.4246" calcext:value-type="float">
            <text:p>13.4246</text:p>
          </table:table-cell>
          <table:table-cell office:value-type="float" office:value="13.5549" calcext:value-type="float">
            <text:p>13.554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8]*5/1023" office:value-type="float" office:value="2.21407624633431" calcext:value-type="float">
            <text:p>2.21407624633431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260671" calcext:value-type="float">
            <text:p>0.260671</text:p>
          </table:table-cell>
          <table:table-cell office:value-type="float" office:value="4.39883" calcext:value-type="float">
            <text:p>4.39883</text:p>
          </table:table-cell>
          <table:table-cell office:value-type="float" office:value="6.81004" calcext:value-type="float">
            <text:p>6.81004</text:p>
          </table:table-cell>
          <table:table-cell office:value-type="float" office:value="9.5145" calcext:value-type="float">
            <text:p>9.5145</text:p>
          </table:table-cell>
          <table:table-cell office:value-type="float" office:value="11.4044" calcext:value-type="float">
            <text:p>11.4044</text:p>
          </table:table-cell>
          <table:table-cell office:value-type="float" office:value="12.219" calcext:value-type="float">
            <text:p>12.219</text:p>
          </table:table-cell>
          <table:table-cell office:value-type="float" office:value="12.61" calcext:value-type="float">
            <text:p>12.61</text:p>
          </table:table-cell>
          <table:table-cell office:value-type="float" office:value="12.8381" calcext:value-type="float">
            <text:p>12.8381</text:p>
          </table:table-cell>
          <table:table-cell office:value-type="float" office:value="13.001" calcext:value-type="float">
            <text:p>13.001</text:p>
          </table:table-cell>
          <table:table-cell office:value-type="float" office:value="13.2942" calcext:value-type="float">
            <text:p>13.2942</text:p>
          </table:table-cell>
          <table:table-cell office:value-type="float" office:value="13.5223" calcext:value-type="float">
            <text:p>13.5223</text:p>
          </table:table-cell>
          <table:table-cell office:value-type="float" office:value="13.7178" calcext:value-type="float">
            <text:p>13.7178</text:p>
          </table:table-cell>
          <table:table-cell office:value-type="float" office:value="13.8482" calcext:value-type="float">
            <text:p>13.848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9]*5/1023" office:value-type="float" office:value="2.26295210166178" calcext:value-type="float">
            <text:p>2.26295210166178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260671" calcext:value-type="float">
            <text:p>0.260671</text:p>
          </table:table-cell>
          <table:table-cell office:value-type="float" office:value="4.39883" calcext:value-type="float">
            <text:p>4.39883</text:p>
          </table:table-cell>
          <table:table-cell office:value-type="float" office:value="6.77745" calcext:value-type="float">
            <text:p>6.77745</text:p>
          </table:table-cell>
          <table:table-cell office:value-type="float" office:value="9.54708" calcext:value-type="float">
            <text:p>9.54708</text:p>
          </table:table-cell>
          <table:table-cell office:value-type="float" office:value="11.5999" calcext:value-type="float">
            <text:p>11.5999</text:p>
          </table:table-cell>
          <table:table-cell office:value-type="float" office:value="12.4471" calcext:value-type="float">
            <text:p>12.4471</text:p>
          </table:table-cell>
          <table:table-cell office:value-type="float" office:value="12.8706" calcext:value-type="float">
            <text:p>12.8706</text:p>
          </table:table-cell>
          <table:table-cell office:value-type="float" office:value="13.0987" calcext:value-type="float">
            <text:p>13.0987</text:p>
          </table:table-cell>
          <table:table-cell office:value-type="float" office:value="13.2942" calcext:value-type="float">
            <text:p>13.2942</text:p>
          </table:table-cell>
          <table:table-cell office:value-type="float" office:value="13.5549" calcext:value-type="float">
            <text:p>13.5549</text:p>
          </table:table-cell>
          <table:table-cell office:value-type="float" office:value="13.8156" calcext:value-type="float">
            <text:p>13.8156</text:p>
          </table:table-cell>
          <table:table-cell office:value-type="float" office:value="14.0437" calcext:value-type="float">
            <text:p>14.0437</text:p>
          </table:table-cell>
          <table:table-cell office:value-type="float" office:value="14.1414" calcext:value-type="float">
            <text:p>14.141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50]*5/1023" office:value-type="float" office:value="2.31182795698925" calcext:value-type="float">
            <text:p>2.31182795698925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260671" calcext:value-type="float">
            <text:p>0.260671</text:p>
          </table:table-cell>
          <table:table-cell office:value-type="float" office:value="4.43141" calcext:value-type="float">
            <text:p>4.43141</text:p>
          </table:table-cell>
          <table:table-cell office:value-type="float" office:value="6.81004" calcext:value-type="float">
            <text:p>6.81004</text:p>
          </table:table-cell>
          <table:table-cell office:value-type="float" office:value="9.54708" calcext:value-type="float">
            <text:p>9.54708</text:p>
          </table:table-cell>
          <table:table-cell office:value-type="float" office:value="11.7954" calcext:value-type="float">
            <text:p>11.7954</text:p>
          </table:table-cell>
          <table:table-cell office:value-type="float" office:value="12.6751" calcext:value-type="float">
            <text:p>12.6751</text:p>
          </table:table-cell>
          <table:table-cell office:value-type="float" office:value="13.1313" calcext:value-type="float">
            <text:p>13.1313</text:p>
          </table:table-cell>
          <table:table-cell office:value-type="float" office:value="13.392" calcext:value-type="float">
            <text:p>13.392</text:p>
          </table:table-cell>
          <table:table-cell office:value-type="float" office:value="13.5549" calcext:value-type="float">
            <text:p>13.5549</text:p>
          </table:table-cell>
          <table:table-cell office:value-type="float" office:value="13.8482" calcext:value-type="float">
            <text:p>13.8482</text:p>
          </table:table-cell>
          <table:table-cell office:value-type="float" office:value="14.0762" calcext:value-type="float">
            <text:p>14.0762</text:p>
          </table:table-cell>
          <table:table-cell office:value-type="float" office:value="14.3369" calcext:value-type="float">
            <text:p>14.3369</text:p>
          </table:table-cell>
          <table:table-cell office:value-type="float" office:value="14.4673" calcext:value-type="float">
            <text:p>14.467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51]*5/1023" office:value-type="float" office:value="2.36070381231672" calcext:value-type="float">
            <text:p>2.36070381231672</text:p>
          </table:table-cell>
          <table:table-cell table:number-columns-repeated="2" office:value-type="float" office:value="0.260671" calcext:value-type="float">
            <text:p>0.260671</text:p>
          </table:table-cell>
          <table:table-cell office:value-type="float" office:value="4.43141" calcext:value-type="float">
            <text:p>4.43141</text:p>
          </table:table-cell>
          <table:table-cell office:value-type="float" office:value="6.81004" calcext:value-type="float">
            <text:p>6.81004</text:p>
          </table:table-cell>
          <table:table-cell office:value-type="float" office:value="9.61225" calcext:value-type="float">
            <text:p>9.61225</text:p>
          </table:table-cell>
          <table:table-cell office:value-type="float" office:value="11.9583" calcext:value-type="float">
            <text:p>11.9583</text:p>
          </table:table-cell>
          <table:table-cell office:value-type="float" office:value="12.9032" calcext:value-type="float">
            <text:p>12.9032</text:p>
          </table:table-cell>
          <table:table-cell office:value-type="float" office:value="13.392" calcext:value-type="float">
            <text:p>13.392</text:p>
          </table:table-cell>
          <table:table-cell office:value-type="float" office:value="13.6527" calcext:value-type="float">
            <text:p>13.6527</text:p>
          </table:table-cell>
          <table:table-cell office:value-type="float" office:value="13.8156" calcext:value-type="float">
            <text:p>13.8156</text:p>
          </table:table-cell>
          <table:table-cell office:value-type="float" office:value="14.1414" calcext:value-type="float">
            <text:p>14.1414</text:p>
          </table:table-cell>
          <table:table-cell office:value-type="float" office:value="14.4021" calcext:value-type="float">
            <text:p>14.4021</text:p>
          </table:table-cell>
          <table:table-cell office:value-type="float" office:value="14.6302" calcext:value-type="float">
            <text:p>14.6302</text:p>
          </table:table-cell>
          <table:table-cell office:value-type="float" office:value="14.7605" calcext:value-type="float">
            <text:p>14.760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52]*5/1023" office:value-type="float" office:value="2.40957966764418" calcext:value-type="float">
            <text:p>2.40957966764418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293255" calcext:value-type="float">
            <text:p>0.293255</text:p>
          </table:table-cell>
          <table:table-cell office:value-type="float" office:value="4.39883" calcext:value-type="float">
            <text:p>4.39883</text:p>
          </table:table-cell>
          <table:table-cell office:value-type="float" office:value="6.77745" calcext:value-type="float">
            <text:p>6.77745</text:p>
          </table:table-cell>
          <table:table-cell office:value-type="float" office:value="9.64484" calcext:value-type="float">
            <text:p>9.64484</text:p>
          </table:table-cell>
          <table:table-cell office:value-type="float" office:value="12.1212" calcext:value-type="float">
            <text:p>12.1212</text:p>
          </table:table-cell>
          <table:table-cell office:value-type="float" office:value="13.1313" calcext:value-type="float">
            <text:p>13.1313</text:p>
          </table:table-cell>
          <table:table-cell office:value-type="float" office:value="13.6527" calcext:value-type="float">
            <text:p>13.6527</text:p>
          </table:table-cell>
          <table:table-cell office:value-type="float" office:value="13.9459" calcext:value-type="float">
            <text:p>13.9459</text:p>
          </table:table-cell>
          <table:table-cell office:value-type="float" office:value="14.1088" calcext:value-type="float">
            <text:p>14.1088</text:p>
          </table:table-cell>
          <table:table-cell office:value-type="float" office:value="14.4021" calcext:value-type="float">
            <text:p>14.4021</text:p>
          </table:table-cell>
          <table:table-cell office:value-type="float" office:value="14.6628" calcext:value-type="float">
            <text:p>14.6628</text:p>
          </table:table-cell>
          <table:table-cell office:value-type="float" office:value="14.9234" calcext:value-type="float">
            <text:p>14.9234</text:p>
          </table:table-cell>
          <table:table-cell office:value-type="float" office:value="15.0538" calcext:value-type="float">
            <text:p>15.053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3]*5/1023" office:value-type="float" office:value="2.45356793743891" calcext:value-type="float">
            <text:p>2.45356793743891</text:p>
          </table:table-cell>
          <table:table-cell office:value-type="float" office:value="0.260671" calcext:value-type="float">
            <text:p>0.260671</text:p>
          </table:table-cell>
          <table:table-cell office:value-type="float" office:value="0.293255" calcext:value-type="float">
            <text:p>0.293255</text:p>
          </table:table-cell>
          <table:table-cell office:value-type="float" office:value="4.43141" calcext:value-type="float">
            <text:p>4.43141</text:p>
          </table:table-cell>
          <table:table-cell office:value-type="float" office:value="6.77745" calcext:value-type="float">
            <text:p>6.77745</text:p>
          </table:table-cell>
          <table:table-cell office:value-type="float" office:value="9.64484" calcext:value-type="float">
            <text:p>9.64484</text:p>
          </table:table-cell>
          <table:table-cell office:value-type="float" office:value="12.3167" calcext:value-type="float">
            <text:p>12.3167</text:p>
          </table:table-cell>
          <table:table-cell office:value-type="float" office:value="13.3594" calcext:value-type="float">
            <text:p>13.3594</text:p>
          </table:table-cell>
          <table:table-cell office:value-type="float" office:value="13.9133" calcext:value-type="float">
            <text:p>13.9133</text:p>
          </table:table-cell>
          <table:table-cell office:value-type="float" office:value="14.2066" calcext:value-type="float">
            <text:p>14.2066</text:p>
          </table:table-cell>
          <table:table-cell office:value-type="float" office:value="14.4021" calcext:value-type="float">
            <text:p>14.4021</text:p>
          </table:table-cell>
          <table:table-cell office:value-type="float" office:value="14.6953" calcext:value-type="float">
            <text:p>14.6953</text:p>
          </table:table-cell>
          <table:table-cell office:value-type="float" office:value="14.956" calcext:value-type="float">
            <text:p>14.956</text:p>
          </table:table-cell>
          <table:table-cell office:value-type="float" office:value="15.2167" calcext:value-type="float">
            <text:p>15.2167</text:p>
          </table:table-cell>
          <table:table-cell office:value-type="float" office:value="15.347" calcext:value-type="float">
            <text:p>15.3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4]*5/1023" office:value-type="float" office:value="2.50244379276637" calcext:value-type="float">
            <text:p>2.50244379276637</text:p>
          </table:table-cell>
          <table:table-cell office:value-type="float" office:value="0.260671" calcext:value-type="float">
            <text:p>0.260671</text:p>
          </table:table-cell>
          <table:table-cell office:value-type="float" office:value="0.293255" calcext:value-type="float">
            <text:p>0.293255</text:p>
          </table:table-cell>
          <table:table-cell office:value-type="float" office:value="4.43141" calcext:value-type="float">
            <text:p>4.43141</text:p>
          </table:table-cell>
          <table:table-cell office:value-type="float" office:value="6.81004" calcext:value-type="float">
            <text:p>6.81004</text:p>
          </table:table-cell>
          <table:table-cell office:value-type="float" office:value="9.64484" calcext:value-type="float">
            <text:p>9.64484</text:p>
          </table:table-cell>
          <table:table-cell office:value-type="float" office:value="12.4796" calcext:value-type="float">
            <text:p>12.4796</text:p>
          </table:table-cell>
          <table:table-cell office:value-type="float" office:value="13.5875" calcext:value-type="float">
            <text:p>13.5875</text:p>
          </table:table-cell>
          <table:table-cell office:value-type="float" office:value="14.174" calcext:value-type="float">
            <text:p>14.174</text:p>
          </table:table-cell>
          <table:table-cell office:value-type="float" office:value="14.4673" calcext:value-type="float">
            <text:p>14.4673</text:p>
          </table:table-cell>
          <table:table-cell office:value-type="float" office:value="14.6628" calcext:value-type="float">
            <text:p>14.6628</text:p>
          </table:table-cell>
          <table:table-cell office:value-type="float" office:value="14.9886" calcext:value-type="float">
            <text:p>14.9886</text:p>
          </table:table-cell>
          <table:table-cell office:value-type="float" office:value="15.2493" calcext:value-type="float">
            <text:p>15.2493</text:p>
          </table:table-cell>
          <table:table-cell office:value-type="float" office:value="15.5099" calcext:value-type="float">
            <text:p>15.5099</text:p>
          </table:table-cell>
          <table:table-cell office:value-type="float" office:value="15.6403" calcext:value-type="float">
            <text:p>15.640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5]*5/1023" office:value-type="float" office:value="2.55131964809384" calcext:value-type="float">
            <text:p>2.55131964809384</text:p>
          </table:table-cell>
          <table:table-cell office:value-type="float" office:value="0.260671" calcext:value-type="float">
            <text:p>0.260671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4.39883" calcext:value-type="float">
            <text:p>4.39883</text:p>
          </table:table-cell>
          <table:table-cell office:value-type="float" office:value="6.84262" calcext:value-type="float">
            <text:p>6.84262</text:p>
          </table:table-cell>
          <table:table-cell office:value-type="float" office:value="9.67742" calcext:value-type="float">
            <text:p>9.67742</text:p>
          </table:table-cell>
          <table:table-cell office:value-type="float" office:value="12.61" calcext:value-type="float">
            <text:p>12.61</text:p>
          </table:table-cell>
          <table:table-cell office:value-type="float" office:value="13.8156" calcext:value-type="float">
            <text:p>13.8156</text:p>
          </table:table-cell>
          <table:table-cell office:value-type="float" office:value="14.4347" calcext:value-type="float">
            <text:p>14.4347</text:p>
          </table:table-cell>
          <table:table-cell office:value-type="float" office:value="14.7279" calcext:value-type="float">
            <text:p>14.7279</text:p>
          </table:table-cell>
          <table:table-cell office:value-type="float" office:value="14.956" calcext:value-type="float">
            <text:p>14.956</text:p>
          </table:table-cell>
          <table:table-cell office:value-type="float" office:value="15.2819" calcext:value-type="float">
            <text:p>15.2819</text:p>
          </table:table-cell>
          <table:table-cell office:value-type="float" office:value="15.5425" calcext:value-type="float">
            <text:p>15.5425</text:p>
          </table:table-cell>
          <table:table-cell office:value-type="float" office:value="15.8032" calcext:value-type="float">
            <text:p>15.8032</text:p>
          </table:table-cell>
          <table:table-cell office:value-type="float" office:value="15.9335" calcext:value-type="float">
            <text:p>15.933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6]*5/1023" office:value-type="float" office:value="2.60019550342131" calcext:value-type="float">
            <text:p>2.60019550342131</text:p>
          </table:table-cell>
          <table:table-cell office:value-type="float" office:value="0.260671" calcext:value-type="float">
            <text:p>0.260671</text:p>
          </table:table-cell>
          <table:table-cell office:value-type="float" office:value="0.293255" calcext:value-type="float">
            <text:p>0.293255</text:p>
          </table:table-cell>
          <table:table-cell office:value-type="float" office:value="4.43141" calcext:value-type="float">
            <text:p>4.43141</text:p>
          </table:table-cell>
          <table:table-cell office:value-type="float" office:value="6.84262" calcext:value-type="float">
            <text:p>6.84262</text:p>
          </table:table-cell>
          <table:table-cell office:value-type="float" office:value="9.74259" calcext:value-type="float">
            <text:p>9.74259</text:p>
          </table:table-cell>
          <table:table-cell office:value-type="float" office:value="12.7077" calcext:value-type="float">
            <text:p>12.7077</text:p>
          </table:table-cell>
          <table:table-cell office:value-type="float" office:value="14.0437" calcext:value-type="float">
            <text:p>14.0437</text:p>
          </table:table-cell>
          <table:table-cell office:value-type="float" office:value="14.6953" calcext:value-type="float">
            <text:p>14.6953</text:p>
          </table:table-cell>
          <table:table-cell office:value-type="float" office:value="15.0212" calcext:value-type="float">
            <text:p>15.0212</text:p>
          </table:table-cell>
          <table:table-cell office:value-type="float" office:value="15.2167" calcext:value-type="float">
            <text:p>15.2167</text:p>
          </table:table-cell>
          <table:table-cell office:value-type="float" office:value="15.5425" calcext:value-type="float">
            <text:p>15.5425</text:p>
          </table:table-cell>
          <table:table-cell office:value-type="float" office:value="15.8358" calcext:value-type="float">
            <text:p>15.8358</text:p>
          </table:table-cell>
          <table:table-cell office:value-type="float" office:value="16.0964" calcext:value-type="float">
            <text:p>16.0964</text:p>
          </table:table-cell>
          <table:table-cell office:value-type="float" office:value="16.2594" calcext:value-type="float">
            <text:p>16.259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7]*5/1023" office:value-type="float" office:value="2.64907135874878" calcext:value-type="float">
            <text:p>2.64907135874878</text:p>
          </table:table-cell>
          <table:table-cell table:number-columns-repeated="2" office:value-type="float" office:value="0.293255" calcext:value-type="float">
            <text:p>0.293255</text:p>
          </table:table-cell>
          <table:table-cell office:value-type="float" office:value="4.46399" calcext:value-type="float">
            <text:p>4.46399</text:p>
          </table:table-cell>
          <table:table-cell office:value-type="float" office:value="6.81004" calcext:value-type="float">
            <text:p>6.81004</text:p>
          </table:table-cell>
          <table:table-cell office:value-type="float" office:value="9.71" calcext:value-type="float">
            <text:p>9.71</text:p>
          </table:table-cell>
          <table:table-cell office:value-type="float" office:value="12.8706" calcext:value-type="float">
            <text:p>12.8706</text:p>
          </table:table-cell>
          <table:table-cell office:value-type="float" office:value="14.2717" calcext:value-type="float">
            <text:p>14.2717</text:p>
          </table:table-cell>
          <table:table-cell office:value-type="float" office:value="14.956" calcext:value-type="float">
            <text:p>14.956</text:p>
          </table:table-cell>
          <table:table-cell office:value-type="float" office:value="15.2819" calcext:value-type="float">
            <text:p>15.2819</text:p>
          </table:table-cell>
          <table:table-cell office:value-type="float" office:value="15.4774" calcext:value-type="float">
            <text:p>15.4774</text:p>
          </table:table-cell>
          <table:table-cell office:value-type="float" office:value="15.8684" calcext:value-type="float">
            <text:p>15.8684</text:p>
          </table:table-cell>
          <table:table-cell office:value-type="float" office:value="16.129" calcext:value-type="float">
            <text:p>16.129</text:p>
          </table:table-cell>
          <table:table-cell office:value-type="float" office:value="16.3897" calcext:value-type="float">
            <text:p>16.3897</text:p>
          </table:table-cell>
          <table:table-cell office:value-type="float" office:value="16.52" calcext:value-type="float">
            <text:p>16.5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8]*5/1023" office:value-type="float" office:value="2.69794721407625" calcext:value-type="float">
            <text:p>2.69794721407625</text:p>
          </table:table-cell>
          <table:table-cell office:value-type="float" office:value="0.260671" calcext:value-type="float">
            <text:p>0.260671</text:p>
          </table:table-cell>
          <table:table-cell office:value-type="float" office:value="0.293255" calcext:value-type="float">
            <text:p>0.293255</text:p>
          </table:table-cell>
          <table:table-cell office:value-type="float" office:value="4.43141" calcext:value-type="float">
            <text:p>4.43141</text:p>
          </table:table-cell>
          <table:table-cell office:value-type="float" office:value="6.84262" calcext:value-type="float">
            <text:p>6.84262</text:p>
          </table:table-cell>
          <table:table-cell office:value-type="float" office:value="9.74259" calcext:value-type="float">
            <text:p>9.74259</text:p>
          </table:table-cell>
          <table:table-cell office:value-type="float" office:value="13.001" calcext:value-type="float">
            <text:p>13.001</text:p>
          </table:table-cell>
          <table:table-cell office:value-type="float" office:value="14.4673" calcext:value-type="float">
            <text:p>14.4673</text:p>
          </table:table-cell>
          <table:table-cell office:value-type="float" office:value="15.1841" calcext:value-type="float">
            <text:p>15.1841</text:p>
          </table:table-cell>
          <table:table-cell office:value-type="float" office:value="15.5425" calcext:value-type="float">
            <text:p>15.5425</text:p>
          </table:table-cell>
          <table:table-cell office:value-type="float" office:value="15.7706" calcext:value-type="float">
            <text:p>15.7706</text:p>
          </table:table-cell>
          <table:table-cell office:value-type="float" office:value="16.129" calcext:value-type="float">
            <text:p>16.129</text:p>
          </table:table-cell>
          <table:table-cell office:value-type="float" office:value="16.4223" calcext:value-type="float">
            <text:p>16.4223</text:p>
          </table:table-cell>
          <table:table-cell office:value-type="float" office:value="16.7155" calcext:value-type="float">
            <text:p>16.7155</text:p>
          </table:table-cell>
          <table:table-cell office:value-type="float" office:value="16.8459" calcext:value-type="float">
            <text:p>16.845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9]*5/1023" office:value-type="float" office:value="2.74682306940371" calcext:value-type="float">
            <text:p>2.74682306940371</text:p>
          </table:table-cell>
          <table:table-cell office:value-type="float" office:value="0.293255" calcext:value-type="float">
            <text:p>0.293255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4.46399" calcext:value-type="float">
            <text:p>4.46399</text:p>
          </table:table-cell>
          <table:table-cell office:value-type="float" office:value="6.84262" calcext:value-type="float">
            <text:p>6.84262</text:p>
          </table:table-cell>
          <table:table-cell office:value-type="float" office:value="9.77517" calcext:value-type="float">
            <text:p>9.77517</text:p>
          </table:table-cell>
          <table:table-cell office:value-type="float" office:value="13.0661" calcext:value-type="float">
            <text:p>13.0661</text:p>
          </table:table-cell>
          <table:table-cell office:value-type="float" office:value="14.6628" calcext:value-type="float">
            <text:p>14.6628</text:p>
          </table:table-cell>
          <table:table-cell office:value-type="float" office:value="15.4448" calcext:value-type="float">
            <text:p>15.4448</text:p>
          </table:table-cell>
          <table:table-cell office:value-type="float" office:value="15.8032" calcext:value-type="float">
            <text:p>15.8032</text:p>
          </table:table-cell>
          <table:table-cell office:value-type="float" office:value="16.0313" calcext:value-type="float">
            <text:p>16.0313</text:p>
          </table:table-cell>
          <table:table-cell office:value-type="float" office:value="16.4223" calcext:value-type="float">
            <text:p>16.4223</text:p>
          </table:table-cell>
          <table:table-cell office:value-type="float" office:value="16.7155" calcext:value-type="float">
            <text:p>16.7155</text:p>
          </table:table-cell>
          <table:table-cell office:value-type="float" office:value="16.9762" calcext:value-type="float">
            <text:p>16.9762</text:p>
          </table:table-cell>
          <table:table-cell office:value-type="float" office:value="17.1391" calcext:value-type="float">
            <text:p>17.139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60]*5/1023" office:value-type="float" office:value="2.79569892473118" calcext:value-type="float">
            <text:p>2.79569892473118</text:p>
          </table:table-cell>
          <table:table-cell office:value-type="float" office:value="0.293255" calcext:value-type="float">
            <text:p>0.293255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4.46399" calcext:value-type="float">
            <text:p>4.46399</text:p>
          </table:table-cell>
          <table:table-cell office:value-type="float" office:value="6.84262" calcext:value-type="float">
            <text:p>6.84262</text:p>
          </table:table-cell>
          <table:table-cell office:value-type="float" office:value="9.74259" calcext:value-type="float">
            <text:p>9.74259</text:p>
          </table:table-cell>
          <table:table-cell office:value-type="float" office:value="13.2291" calcext:value-type="float">
            <text:p>13.2291</text:p>
          </table:table-cell>
          <table:table-cell office:value-type="float" office:value="14.8908" calcext:value-type="float">
            <text:p>14.8908</text:p>
          </table:table-cell>
          <table:table-cell office:value-type="float" office:value="15.7054" calcext:value-type="float">
            <text:p>15.7054</text:p>
          </table:table-cell>
          <table:table-cell office:value-type="float" office:value="16.0639" calcext:value-type="float">
            <text:p>16.0639</text:p>
          </table:table-cell>
          <table:table-cell office:value-type="float" office:value="16.292" calcext:value-type="float">
            <text:p>16.292</text:p>
          </table:table-cell>
          <table:table-cell office:value-type="float" office:value="16.683" calcext:value-type="float">
            <text:p>16.683</text:p>
          </table:table-cell>
          <table:table-cell office:value-type="float" office:value="17.0088" calcext:value-type="float">
            <text:p>17.0088</text:p>
          </table:table-cell>
          <table:table-cell office:value-type="float" office:value="17.3021" calcext:value-type="float">
            <text:p>17.3021</text:p>
          </table:table-cell>
          <table:table-cell office:value-type="float" office:value="17.465" calcext:value-type="float">
            <text:p>17.46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61]*5/1023" office:value-type="float" office:value="2.84457478005865" calcext:value-type="float">
            <text:p>2.84457478005865</text:p>
          </table:table-cell>
          <table:table-cell office:value-type="float" office:value="0.260671" calcext:value-type="float">
            <text:p>0.260671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4.49658" calcext:value-type="float">
            <text:p>4.49658</text:p>
          </table:table-cell>
          <table:table-cell office:value-type="float" office:value="6.8752" calcext:value-type="float">
            <text:p>6.8752</text:p>
          </table:table-cell>
          <table:table-cell office:value-type="float" office:value="9.77517" calcext:value-type="float">
            <text:p>9.77517</text:p>
          </table:table-cell>
          <table:table-cell office:value-type="float" office:value="13.2616" calcext:value-type="float">
            <text:p>13.2616</text:p>
          </table:table-cell>
          <table:table-cell office:value-type="float" office:value="15.0863" calcext:value-type="float">
            <text:p>15.0863</text:p>
          </table:table-cell>
          <table:table-cell office:value-type="float" office:value="15.9661" calcext:value-type="float">
            <text:p>15.9661</text:p>
          </table:table-cell>
          <table:table-cell office:value-type="float" office:value="16.3571" calcext:value-type="float">
            <text:p>16.3571</text:p>
          </table:table-cell>
          <table:table-cell office:value-type="float" office:value="16.5852" calcext:value-type="float">
            <text:p>16.5852</text:p>
          </table:table-cell>
          <table:table-cell office:value-type="float" office:value="16.9762" calcext:value-type="float">
            <text:p>16.9762</text:p>
          </table:table-cell>
          <table:table-cell office:value-type="float" office:value="17.3346" calcext:value-type="float">
            <text:p>17.3346</text:p>
          </table:table-cell>
          <table:table-cell office:value-type="float" office:value="17.6279" calcext:value-type="float">
            <text:p>17.6279</text:p>
          </table:table-cell>
          <table:table-cell office:value-type="float" office:value="17.7582" calcext:value-type="float">
            <text:p>17.758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62]*5/1023" office:value-type="float" office:value="2.88856304985337" calcext:value-type="float">
            <text:p>2.88856304985337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58423" calcext:value-type="float">
            <text:p>0.358423</text:p>
          </table:table-cell>
          <table:table-cell office:value-type="float" office:value="4.46399" calcext:value-type="float">
            <text:p>4.46399</text:p>
          </table:table-cell>
          <table:table-cell office:value-type="float" office:value="6.8752" calcext:value-type="float">
            <text:p>6.8752</text:p>
          </table:table-cell>
          <table:table-cell office:value-type="float" office:value="9.77517" calcext:value-type="float">
            <text:p>9.77517</text:p>
          </table:table-cell>
          <table:table-cell office:value-type="float" office:value="13.2942" calcext:value-type="float">
            <text:p>13.2942</text:p>
          </table:table-cell>
          <table:table-cell office:value-type="float" office:value="15.347" calcext:value-type="float">
            <text:p>15.347</text:p>
          </table:table-cell>
          <table:table-cell office:value-type="float" office:value="16.1942" calcext:value-type="float">
            <text:p>16.1942</text:p>
          </table:table-cell>
          <table:table-cell office:value-type="float" office:value="16.5852" calcext:value-type="float">
            <text:p>16.5852</text:p>
          </table:table-cell>
          <table:table-cell office:value-type="float" office:value="16.8785" calcext:value-type="float">
            <text:p>16.8785</text:p>
          </table:table-cell>
          <table:table-cell office:value-type="float" office:value="17.2695" calcext:value-type="float">
            <text:p>17.2695</text:p>
          </table:table-cell>
          <table:table-cell office:value-type="float" office:value="17.5953" calcext:value-type="float">
            <text:p>17.5953</text:p>
          </table:table-cell>
          <table:table-cell office:value-type="float" office:value="17.9211" calcext:value-type="float">
            <text:p>17.9211</text:p>
          </table:table-cell>
          <table:table-cell office:value-type="float" office:value="18.0515" calcext:value-type="float">
            <text:p>18.051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3]*5/1023" office:value-type="float" office:value="2.93743890518084" calcext:value-type="float">
            <text:p>2.93743890518084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58423" calcext:value-type="float">
            <text:p>0.358423</text:p>
          </table:table-cell>
          <table:table-cell office:value-type="float" office:value="4.49658" calcext:value-type="float">
            <text:p>4.49658</text:p>
          </table:table-cell>
          <table:table-cell office:value-type="float" office:value="6.90779" calcext:value-type="float">
            <text:p>6.90779</text:p>
          </table:table-cell>
          <table:table-cell office:value-type="float" office:value="9.80775" calcext:value-type="float">
            <text:p>9.80775</text:p>
          </table:table-cell>
          <table:table-cell office:value-type="float" office:value="13.3268" calcext:value-type="float">
            <text:p>13.3268</text:p>
          </table:table-cell>
          <table:table-cell office:value-type="float" office:value="15.4774" calcext:value-type="float">
            <text:p>15.4774</text:p>
          </table:table-cell>
          <table:table-cell office:value-type="float" office:value="16.4549" calcext:value-type="float">
            <text:p>16.4549</text:p>
          </table:table-cell>
          <table:table-cell office:value-type="float" office:value="16.8459" calcext:value-type="float">
            <text:p>16.8459</text:p>
          </table:table-cell>
          <table:table-cell office:value-type="float" office:value="17.1391" calcext:value-type="float">
            <text:p>17.1391</text:p>
          </table:table-cell>
          <table:table-cell office:value-type="float" office:value="17.5627" calcext:value-type="float">
            <text:p>17.5627</text:p>
          </table:table-cell>
          <table:table-cell office:value-type="float" office:value="17.8886" calcext:value-type="float">
            <text:p>17.8886</text:p>
          </table:table-cell>
          <table:table-cell office:value-type="float" office:value="18.2144" calcext:value-type="float">
            <text:p>18.2144</text:p>
          </table:table-cell>
          <table:table-cell office:value-type="float" office:value="18.3773" calcext:value-type="float">
            <text:p>18.377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4]*5/1023" office:value-type="float" office:value="2.98631476050831" calcext:value-type="float">
            <text:p>2.98631476050831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58423" calcext:value-type="float">
            <text:p>0.358423</text:p>
          </table:table-cell>
          <table:table-cell office:value-type="float" office:value="4.49658" calcext:value-type="float">
            <text:p>4.49658</text:p>
          </table:table-cell>
          <table:table-cell office:value-type="float" office:value="6.90779" calcext:value-type="float">
            <text:p>6.90779</text:p>
          </table:table-cell>
          <table:table-cell office:value-type="float" office:value="9.80775" calcext:value-type="float">
            <text:p>9.80775</text:p>
          </table:table-cell>
          <table:table-cell office:value-type="float" office:value="13.4246" calcext:value-type="float">
            <text:p>13.4246</text:p>
          </table:table-cell>
          <table:table-cell office:value-type="float" office:value="15.7054" calcext:value-type="float">
            <text:p>15.7054</text:p>
          </table:table-cell>
          <table:table-cell office:value-type="float" office:value="16.7155" calcext:value-type="float">
            <text:p>16.7155</text:p>
          </table:table-cell>
          <table:table-cell office:value-type="float" office:value="17.1391" calcext:value-type="float">
            <text:p>17.1391</text:p>
          </table:table-cell>
          <table:table-cell office:value-type="float" office:value="17.4324" calcext:value-type="float">
            <text:p>17.4324</text:p>
          </table:table-cell>
          <table:table-cell office:value-type="float" office:value="17.856" calcext:value-type="float">
            <text:p>17.856</text:p>
          </table:table-cell>
          <table:table-cell office:value-type="float" office:value="18.1818" calcext:value-type="float">
            <text:p>18.1818</text:p>
          </table:table-cell>
          <table:table-cell office:value-type="float" office:value="18.5077" calcext:value-type="float">
            <text:p>18.5077</text:p>
          </table:table-cell>
          <table:table-cell office:value-type="float" office:value="18.6706" calcext:value-type="float">
            <text:p>18.670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5]*5/1023" office:value-type="float" office:value="3.03519061583578" calcext:value-type="float">
            <text:p>3.03519061583578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58423" calcext:value-type="float">
            <text:p>0.358423</text:p>
          </table:table-cell>
          <table:table-cell office:value-type="float" office:value="4.49658" calcext:value-type="float">
            <text:p>4.49658</text:p>
          </table:table-cell>
          <table:table-cell office:value-type="float" office:value="6.90779" calcext:value-type="float">
            <text:p>6.90779</text:p>
          </table:table-cell>
          <table:table-cell office:value-type="float" office:value="9.84034" calcext:value-type="float">
            <text:p>9.84034</text:p>
          </table:table-cell>
          <table:table-cell office:value-type="float" office:value="13.4572" calcext:value-type="float">
            <text:p>13.4572</text:p>
          </table:table-cell>
          <table:table-cell office:value-type="float" office:value="15.8684" calcext:value-type="float">
            <text:p>15.8684</text:p>
          </table:table-cell>
          <table:table-cell office:value-type="float" office:value="16.9436" calcext:value-type="float">
            <text:p>16.9436</text:p>
          </table:table-cell>
          <table:table-cell office:value-type="float" office:value="17.3998" calcext:value-type="float">
            <text:p>17.3998</text:p>
          </table:table-cell>
          <table:table-cell office:value-type="float" office:value="17.6931" calcext:value-type="float">
            <text:p>17.6931</text:p>
          </table:table-cell>
          <table:table-cell office:value-type="float" office:value="18.1492" calcext:value-type="float">
            <text:p>18.1492</text:p>
          </table:table-cell>
          <table:table-cell office:value-type="float" office:value="18.4751" calcext:value-type="float">
            <text:p>18.4751</text:p>
          </table:table-cell>
          <table:table-cell office:value-type="float" office:value="18.8009" calcext:value-type="float">
            <text:p>18.8009</text:p>
          </table:table-cell>
          <table:table-cell office:value-type="float" office:value="18.9638" calcext:value-type="float">
            <text:p>18.963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6]*5/1023" office:value-type="float" office:value="3.08406647116325" calcext:value-type="float">
            <text:p>3.08406647116325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58423" calcext:value-type="float">
            <text:p>0.358423</text:p>
          </table:table-cell>
          <table:table-cell office:value-type="float" office:value="4.52916" calcext:value-type="float">
            <text:p>4.52916</text:p>
          </table:table-cell>
          <table:table-cell office:value-type="float" office:value="6.94037" calcext:value-type="float">
            <text:p>6.94037</text:p>
          </table:table-cell>
          <table:table-cell office:value-type="float" office:value="9.80775" calcext:value-type="float">
            <text:p>9.80775</text:p>
          </table:table-cell>
          <table:table-cell office:value-type="float" office:value="13.5223" calcext:value-type="float">
            <text:p>13.5223</text:p>
          </table:table-cell>
          <table:table-cell office:value-type="float" office:value="16.0639" calcext:value-type="float">
            <text:p>16.0639</text:p>
          </table:table-cell>
          <table:table-cell office:value-type="float" office:value="17.1717" calcext:value-type="float">
            <text:p>17.1717</text:p>
          </table:table-cell>
          <table:table-cell office:value-type="float" office:value="17.6605" calcext:value-type="float">
            <text:p>17.6605</text:p>
          </table:table-cell>
          <table:table-cell office:value-type="float" office:value="17.9537" calcext:value-type="float">
            <text:p>17.9537</text:p>
          </table:table-cell>
          <table:table-cell office:value-type="float" office:value="18.4099" calcext:value-type="float">
            <text:p>18.4099</text:p>
          </table:table-cell>
          <table:table-cell office:value-type="float" office:value="18.7683" calcext:value-type="float">
            <text:p>18.7683</text:p>
          </table:table-cell>
          <table:table-cell office:value-type="float" office:value="19.0942" calcext:value-type="float">
            <text:p>19.0942</text:p>
          </table:table-cell>
          <table:table-cell office:value-type="float" office:value="19.2571" calcext:value-type="float">
            <text:p>19.257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7]*5/1023" office:value-type="float" office:value="3.13294232649071" calcext:value-type="float">
            <text:p>3.13294232649071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58423" calcext:value-type="float">
            <text:p>0.358423</text:p>
          </table:table-cell>
          <table:table-cell office:value-type="float" office:value="4.52916" calcext:value-type="float">
            <text:p>4.52916</text:p>
          </table:table-cell>
          <table:table-cell office:value-type="float" office:value="6.94037" calcext:value-type="float">
            <text:p>6.94037</text:p>
          </table:table-cell>
          <table:table-cell office:value-type="float" office:value="9.84034" calcext:value-type="float">
            <text:p>9.84034</text:p>
          </table:table-cell>
          <table:table-cell office:value-type="float" office:value="13.5549" calcext:value-type="float">
            <text:p>13.5549</text:p>
          </table:table-cell>
          <table:table-cell office:value-type="float" office:value="16.2594" calcext:value-type="float">
            <text:p>16.2594</text:p>
          </table:table-cell>
          <table:table-cell office:value-type="float" office:value="17.3998" calcext:value-type="float">
            <text:p>17.3998</text:p>
          </table:table-cell>
          <table:table-cell office:value-type="float" office:value="17.9537" calcext:value-type="float">
            <text:p>17.9537</text:p>
          </table:table-cell>
          <table:table-cell office:value-type="float" office:value="18.247" calcext:value-type="float">
            <text:p>18.247</text:p>
          </table:table-cell>
          <table:table-cell office:value-type="float" office:value="18.6706" calcext:value-type="float">
            <text:p>18.6706</text:p>
          </table:table-cell>
          <table:table-cell office:value-type="float" office:value="19.0616" calcext:value-type="float">
            <text:p>19.0616</text:p>
          </table:table-cell>
          <table:table-cell office:value-type="float" office:value="19.42" calcext:value-type="float">
            <text:p>19.42</text:p>
          </table:table-cell>
          <table:table-cell office:value-type="float" office:value="19.5829" calcext:value-type="float">
            <text:p>19.582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8]*5/1023" office:value-type="float" office:value="3.18181818181818" calcext:value-type="float">
            <text:p>3.18181818181818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58423" calcext:value-type="float">
            <text:p>0.358423</text:p>
          </table:table-cell>
          <table:table-cell office:value-type="float" office:value="4.49658" calcext:value-type="float">
            <text:p>4.49658</text:p>
          </table:table-cell>
          <table:table-cell office:value-type="float" office:value="6.94037" calcext:value-type="float">
            <text:p>6.94037</text:p>
          </table:table-cell>
          <table:table-cell office:value-type="float" office:value="9.87292" calcext:value-type="float">
            <text:p>9.87292</text:p>
          </table:table-cell>
          <table:table-cell office:value-type="float" office:value="13.6201" calcext:value-type="float">
            <text:p>13.6201</text:p>
          </table:table-cell>
          <table:table-cell office:value-type="float" office:value="16.3897" calcext:value-type="float">
            <text:p>16.3897</text:p>
          </table:table-cell>
          <table:table-cell office:value-type="float" office:value="17.6279" calcext:value-type="float">
            <text:p>17.6279</text:p>
          </table:table-cell>
          <table:table-cell office:value-type="float" office:value="18.1818" calcext:value-type="float">
            <text:p>18.1818</text:p>
          </table:table-cell>
          <table:table-cell office:value-type="float" office:value="18.5402" calcext:value-type="float">
            <text:p>18.5402</text:p>
          </table:table-cell>
          <table:table-cell office:value-type="float" office:value="18.9964" calcext:value-type="float">
            <text:p>18.9964</text:p>
          </table:table-cell>
          <table:table-cell office:value-type="float" office:value="19.3548" calcext:value-type="float">
            <text:p>19.3548</text:p>
          </table:table-cell>
          <table:table-cell office:value-type="float" office:value="19.6807" calcext:value-type="float">
            <text:p>19.6807</text:p>
          </table:table-cell>
          <table:table-cell office:value-type="float" office:value="19.8762" calcext:value-type="float">
            <text:p>19.876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9]*5/1023" office:value-type="float" office:value="3.2258064516129" calcext:value-type="float">
            <text:p>3.2258064516129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4.52916" calcext:value-type="float">
            <text:p>4.52916</text:p>
          </table:table-cell>
          <table:table-cell office:value-type="float" office:value="6.94037" calcext:value-type="float">
            <text:p>6.94037</text:p>
          </table:table-cell>
          <table:table-cell office:value-type="float" office:value="9.84034" calcext:value-type="float">
            <text:p>9.84034</text:p>
          </table:table-cell>
          <table:table-cell office:value-type="float" office:value="13.5549" calcext:value-type="float">
            <text:p>13.5549</text:p>
          </table:table-cell>
          <table:table-cell office:value-type="float" office:value="16.5526" calcext:value-type="float">
            <text:p>16.5526</text:p>
          </table:table-cell>
          <table:table-cell office:value-type="float" office:value="17.856" calcext:value-type="float">
            <text:p>17.856</text:p>
          </table:table-cell>
          <table:table-cell office:value-type="float" office:value="18.4425" calcext:value-type="float">
            <text:p>18.4425</text:p>
          </table:table-cell>
          <table:table-cell office:value-type="float" office:value="18.8009" calcext:value-type="float">
            <text:p>18.8009</text:p>
          </table:table-cell>
          <table:table-cell office:value-type="float" office:value="19.2897" calcext:value-type="float">
            <text:p>19.2897</text:p>
          </table:table-cell>
          <table:table-cell office:value-type="float" office:value="19.6481" calcext:value-type="float">
            <text:p>19.6481</text:p>
          </table:table-cell>
          <table:table-cell office:value-type="float" office:value="20.0065" calcext:value-type="float">
            <text:p>20.0065</text:p>
          </table:table-cell>
          <table:table-cell office:value-type="float" office:value="20.1694" calcext:value-type="float">
            <text:p>20.169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70]*5/1023" office:value-type="float" office:value="3.27468230694037" calcext:value-type="float">
            <text:p>3.27468230694037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58423" calcext:value-type="float">
            <text:p>0.358423</text:p>
          </table:table-cell>
          <table:table-cell office:value-type="float" office:value="4.52916" calcext:value-type="float">
            <text:p>4.52916</text:p>
          </table:table-cell>
          <table:table-cell office:value-type="float" office:value="6.94037" calcext:value-type="float">
            <text:p>6.94037</text:p>
          </table:table-cell>
          <table:table-cell office:value-type="float" office:value="9.84034" calcext:value-type="float">
            <text:p>9.84034</text:p>
          </table:table-cell>
          <table:table-cell office:value-type="float" office:value="13.6201" calcext:value-type="float">
            <text:p>13.6201</text:p>
          </table:table-cell>
          <table:table-cell office:value-type="float" office:value="16.683" calcext:value-type="float">
            <text:p>16.683</text:p>
          </table:table-cell>
          <table:table-cell office:value-type="float" office:value="18.0841" calcext:value-type="float">
            <text:p>18.0841</text:p>
          </table:table-cell>
          <table:table-cell office:value-type="float" office:value="18.7032" calcext:value-type="float">
            <text:p>18.7032</text:p>
          </table:table-cell>
          <table:table-cell office:value-type="float" office:value="19.029" calcext:value-type="float">
            <text:p>19.029</text:p>
          </table:table-cell>
          <table:table-cell office:value-type="float" office:value="19.5503" calcext:value-type="float">
            <text:p>19.5503</text:p>
          </table:table-cell>
          <table:table-cell office:value-type="float" office:value="19.9413" calcext:value-type="float">
            <text:p>19.9413</text:p>
          </table:table-cell>
          <table:table-cell office:value-type="float" office:value="20.2998" calcext:value-type="float">
            <text:p>20.2998</text:p>
          </table:table-cell>
          <table:table-cell office:value-type="float" office:value="20.4627" calcext:value-type="float">
            <text:p>20.462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71]*5/1023" office:value-type="float" office:value="3.32355816226784" calcext:value-type="float">
            <text:p>3.32355816226784</text:p>
          </table:table-cell>
          <table:table-cell office:value-type="float" office:value="0.358423" calcext:value-type="float">
            <text:p>0.358423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4.52916" calcext:value-type="float">
            <text:p>4.52916</text:p>
          </table:table-cell>
          <table:table-cell office:value-type="float" office:value="7.00554" calcext:value-type="float">
            <text:p>7.00554</text:p>
          </table:table-cell>
          <table:table-cell office:value-type="float" office:value="9.87292" calcext:value-type="float">
            <text:p>9.87292</text:p>
          </table:table-cell>
          <table:table-cell office:value-type="float" office:value="13.6201" calcext:value-type="float">
            <text:p>13.6201</text:p>
          </table:table-cell>
          <table:table-cell office:value-type="float" office:value="16.8459" calcext:value-type="float">
            <text:p>16.8459</text:p>
          </table:table-cell>
          <table:table-cell office:value-type="float" office:value="18.3447" calcext:value-type="float">
            <text:p>18.3447</text:p>
          </table:table-cell>
          <table:table-cell office:value-type="float" office:value="18.9638" calcext:value-type="float">
            <text:p>18.9638</text:p>
          </table:table-cell>
          <table:table-cell office:value-type="float" office:value="19.2897" calcext:value-type="float">
            <text:p>19.2897</text:p>
          </table:table-cell>
          <table:table-cell office:value-type="float" office:value="19.811" calcext:value-type="float">
            <text:p>19.811</text:p>
          </table:table-cell>
          <table:table-cell office:value-type="float" office:value="20.2346" calcext:value-type="float">
            <text:p>20.2346</text:p>
          </table:table-cell>
          <table:table-cell office:value-type="float" office:value="20.5604" calcext:value-type="float">
            <text:p>20.5604</text:p>
          </table:table-cell>
          <table:table-cell office:value-type="float" office:value="20.7559" calcext:value-type="float">
            <text:p>20.755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72]*5/1023" office:value-type="float" office:value="3.37243401759531" calcext:value-type="float">
            <text:p>3.37243401759531</text:p>
          </table:table-cell>
          <table:table-cell office:value-type="float" office:value="0.358423" calcext:value-type="float">
            <text:p>0.358423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4.56175" calcext:value-type="float">
            <text:p>4.56175</text:p>
          </table:table-cell>
          <table:table-cell office:value-type="float" office:value="7.00554" calcext:value-type="float">
            <text:p>7.00554</text:p>
          </table:table-cell>
          <table:table-cell office:value-type="float" office:value="9.80775" calcext:value-type="float">
            <text:p>9.80775</text:p>
          </table:table-cell>
          <table:table-cell office:value-type="float" office:value="13.6852" calcext:value-type="float">
            <text:p>13.6852</text:p>
          </table:table-cell>
          <table:table-cell office:value-type="float" office:value="16.9762" calcext:value-type="float">
            <text:p>16.9762</text:p>
          </table:table-cell>
          <table:table-cell office:value-type="float" office:value="18.5402" calcext:value-type="float">
            <text:p>18.5402</text:p>
          </table:table-cell>
          <table:table-cell office:value-type="float" office:value="19.1919" calcext:value-type="float">
            <text:p>19.1919</text:p>
          </table:table-cell>
          <table:table-cell office:value-type="float" office:value="19.5829" calcext:value-type="float">
            <text:p>19.5829</text:p>
          </table:table-cell>
          <table:table-cell office:value-type="float" office:value="20.1369" calcext:value-type="float">
            <text:p>20.1369</text:p>
          </table:table-cell>
          <table:table-cell office:value-type="float" office:value="20.5279" calcext:value-type="float">
            <text:p>20.5279</text:p>
          </table:table-cell>
          <table:table-cell office:value-type="float" office:value="20.8863" calcext:value-type="float">
            <text:p>20.8863</text:p>
          </table:table-cell>
          <table:table-cell office:value-type="float" office:value="21.0492" calcext:value-type="float">
            <text:p>21.049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3]*5/1023" office:value-type="float" office:value="3.42130987292278" calcext:value-type="float">
            <text:p>3.42130987292278</text:p>
          </table:table-cell>
          <table:table-cell office:value-type="float" office:value="0.358423" calcext:value-type="float">
            <text:p>0.358423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4.52916" calcext:value-type="float">
            <text:p>4.52916</text:p>
          </table:table-cell>
          <table:table-cell office:value-type="float" office:value="6.97296" calcext:value-type="float">
            <text:p>6.97296</text:p>
          </table:table-cell>
          <table:table-cell office:value-type="float" office:value="9.93809" calcext:value-type="float">
            <text:p>9.93809</text:p>
          </table:table-cell>
          <table:table-cell office:value-type="float" office:value="13.6527" calcext:value-type="float">
            <text:p>13.6527</text:p>
          </table:table-cell>
          <table:table-cell office:value-type="float" office:value="17.1065" calcext:value-type="float">
            <text:p>17.1065</text:p>
          </table:table-cell>
          <table:table-cell office:value-type="float" office:value="18.7683" calcext:value-type="float">
            <text:p>18.7683</text:p>
          </table:table-cell>
          <table:table-cell office:value-type="float" office:value="19.4526" calcext:value-type="float">
            <text:p>19.4526</text:p>
          </table:table-cell>
          <table:table-cell office:value-type="float" office:value="19.8436" calcext:value-type="float">
            <text:p>19.8436</text:p>
          </table:table-cell>
          <table:table-cell office:value-type="float" office:value="20.3975" calcext:value-type="float">
            <text:p>20.3975</text:p>
          </table:table-cell>
          <table:table-cell office:value-type="float" office:value="20.7885" calcext:value-type="float">
            <text:p>20.7885</text:p>
          </table:table-cell>
          <table:table-cell office:value-type="float" office:value="21.1795" calcext:value-type="float">
            <text:p>21.1795</text:p>
          </table:table-cell>
          <table:table-cell office:value-type="float" office:value="21.375" calcext:value-type="float">
            <text:p>21.37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4]*5/1023" office:value-type="float" office:value="3.47018572825024" calcext:value-type="float">
            <text:p>3.47018572825024</text:p>
          </table:table-cell>
          <table:table-cell office:value-type="float" office:value="0.358423" calcext:value-type="float">
            <text:p>0.358423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4.52916" calcext:value-type="float">
            <text:p>4.52916</text:p>
          </table:table-cell>
          <table:table-cell office:value-type="float" office:value="7.00554" calcext:value-type="float">
            <text:p>7.00554</text:p>
          </table:table-cell>
          <table:table-cell office:value-type="float" office:value="9.87292" calcext:value-type="float">
            <text:p>9.87292</text:p>
          </table:table-cell>
          <table:table-cell office:value-type="float" office:value="13.6527" calcext:value-type="float">
            <text:p>13.6527</text:p>
          </table:table-cell>
          <table:table-cell office:value-type="float" office:value="17.2043" calcext:value-type="float">
            <text:p>17.2043</text:p>
          </table:table-cell>
          <table:table-cell office:value-type="float" office:value="18.9964" calcext:value-type="float">
            <text:p>18.9964</text:p>
          </table:table-cell>
          <table:table-cell office:value-type="float" office:value="19.7133" calcext:value-type="float">
            <text:p>19.7133</text:p>
          </table:table-cell>
          <table:table-cell office:value-type="float" office:value="20.1369" calcext:value-type="float">
            <text:p>20.1369</text:p>
          </table:table-cell>
          <table:table-cell office:value-type="float" office:value="20.6908" calcext:value-type="float">
            <text:p>20.6908</text:p>
          </table:table-cell>
          <table:table-cell office:value-type="float" office:value="21.0818" calcext:value-type="float">
            <text:p>21.0818</text:p>
          </table:table-cell>
          <table:table-cell office:value-type="float" office:value="21.4402" calcext:value-type="float">
            <text:p>21.4402</text:p>
          </table:table-cell>
          <table:table-cell office:value-type="float" office:value="21.6683" calcext:value-type="float">
            <text:p>21.668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5]*5/1023" office:value-type="float" office:value="3.51906158357771" calcext:value-type="float">
            <text:p>3.51906158357771</text:p>
          </table:table-cell>
          <table:table-cell office:value-type="float" office:value="0.358423" calcext:value-type="float">
            <text:p>0.358423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4.56175" calcext:value-type="float">
            <text:p>4.56175</text:p>
          </table:table-cell>
          <table:table-cell office:value-type="float" office:value="6.97296" calcext:value-type="float">
            <text:p>6.97296</text:p>
          </table:table-cell>
          <table:table-cell office:value-type="float" office:value="9.93809" calcext:value-type="float">
            <text:p>9.93809</text:p>
          </table:table-cell>
          <table:table-cell office:value-type="float" office:value="13.6852" calcext:value-type="float">
            <text:p>13.6852</text:p>
          </table:table-cell>
          <table:table-cell office:value-type="float" office:value="17.3021" calcext:value-type="float">
            <text:p>17.3021</text:p>
          </table:table-cell>
          <table:table-cell office:value-type="float" office:value="19.2245" calcext:value-type="float">
            <text:p>19.2245</text:p>
          </table:table-cell>
          <table:table-cell office:value-type="float" office:value="19.9739" calcext:value-type="float">
            <text:p>19.9739</text:p>
          </table:table-cell>
          <table:table-cell office:value-type="float" office:value="20.3975" calcext:value-type="float">
            <text:p>20.3975</text:p>
          </table:table-cell>
          <table:table-cell office:value-type="float" office:value="20.9514" calcext:value-type="float">
            <text:p>20.9514</text:p>
          </table:table-cell>
          <table:table-cell office:value-type="float" office:value="21.375" calcext:value-type="float">
            <text:p>21.375</text:p>
          </table:table-cell>
          <table:table-cell office:value-type="float" office:value="21.766" calcext:value-type="float">
            <text:p>21.766</text:p>
          </table:table-cell>
          <table:table-cell office:value-type="float" office:value="21.9616" calcext:value-type="float">
            <text:p>21.961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6]*5/1023" office:value-type="float" office:value="3.56793743890518" calcext:value-type="float">
            <text:p>3.56793743890518</text:p>
          </table:table-cell>
          <table:table-cell office:value-type="float" office:value="0.358423" calcext:value-type="float">
            <text:p>0.358423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4.56175" calcext:value-type="float">
            <text:p>4.56175</text:p>
          </table:table-cell>
          <table:table-cell office:value-type="float" office:value="6.97296" calcext:value-type="float">
            <text:p>6.97296</text:p>
          </table:table-cell>
          <table:table-cell office:value-type="float" office:value="9.93809" calcext:value-type="float">
            <text:p>9.93809</text:p>
          </table:table-cell>
          <table:table-cell office:value-type="float" office:value="13.7178" calcext:value-type="float">
            <text:p>13.7178</text:p>
          </table:table-cell>
          <table:table-cell office:value-type="float" office:value="17.3672" calcext:value-type="float">
            <text:p>17.3672</text:p>
          </table:table-cell>
          <table:table-cell office:value-type="float" office:value="19.42" calcext:value-type="float">
            <text:p>19.42</text:p>
          </table:table-cell>
          <table:table-cell office:value-type="float" office:value="20.202" calcext:value-type="float">
            <text:p>20.202</text:p>
          </table:table-cell>
          <table:table-cell office:value-type="float" office:value="20.6582" calcext:value-type="float">
            <text:p>20.6582</text:p>
          </table:table-cell>
          <table:table-cell office:value-type="float" office:value="21.2447" calcext:value-type="float">
            <text:p>21.2447</text:p>
          </table:table-cell>
          <table:table-cell office:value-type="float" office:value="21.6683" calcext:value-type="float">
            <text:p>21.6683</text:p>
          </table:table-cell>
          <table:table-cell office:value-type="float" office:value="22.0593" calcext:value-type="float">
            <text:p>22.0593</text:p>
          </table:table-cell>
          <table:table-cell office:value-type="float" office:value="22.2548" calcext:value-type="float">
            <text:p>22.254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7]*5/1023" office:value-type="float" office:value="3.61681329423265" calcext:value-type="float">
            <text:p>3.61681329423265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4.56175" calcext:value-type="float">
            <text:p>4.56175</text:p>
          </table:table-cell>
          <table:table-cell office:value-type="float" office:value="7.00554" calcext:value-type="float">
            <text:p>7.00554</text:p>
          </table:table-cell>
          <table:table-cell office:value-type="float" office:value="9.93809" calcext:value-type="float">
            <text:p>9.93809</text:p>
          </table:table-cell>
          <table:table-cell office:value-type="float" office:value="13.6852" calcext:value-type="float">
            <text:p>13.6852</text:p>
          </table:table-cell>
          <table:table-cell office:value-type="float" office:value="17.4976" calcext:value-type="float">
            <text:p>17.4976</text:p>
          </table:table-cell>
          <table:table-cell office:value-type="float" office:value="19.6155" calcext:value-type="float">
            <text:p>19.6155</text:p>
          </table:table-cell>
          <table:table-cell office:value-type="float" office:value="20.4301" calcext:value-type="float">
            <text:p>20.4301</text:p>
          </table:table-cell>
          <table:table-cell office:value-type="float" office:value="20.9189" calcext:value-type="float">
            <text:p>20.9189</text:p>
          </table:table-cell>
          <table:table-cell office:value-type="float" office:value="21.5054" calcext:value-type="float">
            <text:p>21.5054</text:p>
          </table:table-cell>
          <table:table-cell office:value-type="float" office:value="21.9616" calcext:value-type="float">
            <text:p>21.9616</text:p>
          </table:table-cell>
          <table:table-cell office:value-type="float" office:value="22.3526" calcext:value-type="float">
            <text:p>22.3526</text:p>
          </table:table-cell>
          <table:table-cell office:value-type="float" office:value="22.5481" calcext:value-type="float">
            <text:p>22.548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8]*5/1023" office:value-type="float" office:value="3.66080156402737" calcext:value-type="float">
            <text:p>3.66080156402737</text:p>
          </table:table-cell>
          <table:table-cell office:value-type="float" office:value="0.358423" calcext:value-type="float">
            <text:p>0.358423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4.59433" calcext:value-type="float">
            <text:p>4.59433</text:p>
          </table:table-cell>
          <table:table-cell office:value-type="float" office:value="6.97296" calcext:value-type="float">
            <text:p>6.97296</text:p>
          </table:table-cell>
          <table:table-cell office:value-type="float" office:value="9.90551" calcext:value-type="float">
            <text:p>9.90551</text:p>
          </table:table-cell>
          <table:table-cell office:value-type="float" office:value="13.7178" calcext:value-type="float">
            <text:p>13.7178</text:p>
          </table:table-cell>
          <table:table-cell office:value-type="float" office:value="17.5953" calcext:value-type="float">
            <text:p>17.5953</text:p>
          </table:table-cell>
          <table:table-cell office:value-type="float" office:value="19.8436" calcext:value-type="float">
            <text:p>19.8436</text:p>
          </table:table-cell>
          <table:table-cell office:value-type="float" office:value="20.6908" calcext:value-type="float">
            <text:p>20.6908</text:p>
          </table:table-cell>
          <table:table-cell office:value-type="float" office:value="21.1795" calcext:value-type="float">
            <text:p>21.1795</text:p>
          </table:table-cell>
          <table:table-cell office:value-type="float" office:value="21.7986" calcext:value-type="float">
            <text:p>21.7986</text:p>
          </table:table-cell>
          <table:table-cell office:value-type="float" office:value="22.2548" calcext:value-type="float">
            <text:p>22.2548</text:p>
          </table:table-cell>
          <table:table-cell office:value-type="float" office:value="22.6458" calcext:value-type="float">
            <text:p>22.6458</text:p>
          </table:table-cell>
          <table:table-cell office:value-type="float" office:value="22.8739" calcext:value-type="float">
            <text:p>22.873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9]*5/1023" office:value-type="float" office:value="3.70967741935484" calcext:value-type="float">
            <text:p>3.70967741935484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4.59433" calcext:value-type="float">
            <text:p>4.59433</text:p>
          </table:table-cell>
          <table:table-cell office:value-type="float" office:value="7.00554" calcext:value-type="float">
            <text:p>7.00554</text:p>
          </table:table-cell>
          <table:table-cell office:value-type="float" office:value="9.90551" calcext:value-type="float">
            <text:p>9.90551</text:p>
          </table:table-cell>
          <table:table-cell office:value-type="float" office:value="13.7178" calcext:value-type="float">
            <text:p>13.7178</text:p>
          </table:table-cell>
          <table:table-cell office:value-type="float" office:value="17.5953" calcext:value-type="float">
            <text:p>17.5953</text:p>
          </table:table-cell>
          <table:table-cell office:value-type="float" office:value="20.0391" calcext:value-type="float">
            <text:p>20.0391</text:p>
          </table:table-cell>
          <table:table-cell office:value-type="float" office:value="20.9514" calcext:value-type="float">
            <text:p>20.9514</text:p>
          </table:table-cell>
          <table:table-cell office:value-type="float" office:value="21.4402" calcext:value-type="float">
            <text:p>21.4402</text:p>
          </table:table-cell>
          <table:table-cell office:value-type="float" office:value="22.0919" calcext:value-type="float">
            <text:p>22.0919</text:p>
          </table:table-cell>
          <table:table-cell office:value-type="float" office:value="22.5481" calcext:value-type="float">
            <text:p>22.5481</text:p>
          </table:table-cell>
          <table:table-cell office:value-type="float" office:value="22.9717" calcext:value-type="float">
            <text:p>22.9717</text:p>
          </table:table-cell>
          <table:table-cell office:value-type="float" office:value="23.1672" calcext:value-type="float">
            <text:p>23.167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80]*5/1023" office:value-type="float" office:value="3.75855327468231" calcext:value-type="float">
            <text:p>3.75855327468231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4.59433" calcext:value-type="float">
            <text:p>4.59433</text:p>
          </table:table-cell>
          <table:table-cell office:value-type="float" office:value="6.97296" calcext:value-type="float">
            <text:p>6.97296</text:p>
          </table:table-cell>
          <table:table-cell office:value-type="float" office:value="9.90551" calcext:value-type="float">
            <text:p>9.90551</text:p>
          </table:table-cell>
          <table:table-cell office:value-type="float" office:value="13.6852" calcext:value-type="float">
            <text:p>13.6852</text:p>
          </table:table-cell>
          <table:table-cell office:value-type="float" office:value="17.6279" calcext:value-type="float">
            <text:p>17.6279</text:p>
          </table:table-cell>
          <table:table-cell office:value-type="float" office:value="20.2346" calcext:value-type="float">
            <text:p>20.2346</text:p>
          </table:table-cell>
          <table:table-cell office:value-type="float" office:value="21.2121" calcext:value-type="float">
            <text:p>21.2121</text:p>
          </table:table-cell>
          <table:table-cell office:value-type="float" office:value="21.7335" calcext:value-type="float">
            <text:p>21.7335</text:p>
          </table:table-cell>
          <table:table-cell office:value-type="float" office:value="22.3851" calcext:value-type="float">
            <text:p>22.3851</text:p>
          </table:table-cell>
          <table:table-cell office:value-type="float" office:value="22.8413" calcext:value-type="float">
            <text:p>22.8413</text:p>
          </table:table-cell>
          <table:table-cell office:value-type="float" office:value="23.2323" calcext:value-type="float">
            <text:p>23.2323</text:p>
          </table:table-cell>
          <table:table-cell office:value-type="float" office:value="23.4604" calcext:value-type="float">
            <text:p>23.460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81]*5/1023" office:value-type="float" office:value="3.80742913000978" calcext:value-type="float">
            <text:p>3.80742913000978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4.59433" calcext:value-type="float">
            <text:p>4.59433</text:p>
          </table:table-cell>
          <table:table-cell office:value-type="float" office:value="7.00554" calcext:value-type="float">
            <text:p>7.00554</text:p>
          </table:table-cell>
          <table:table-cell office:value-type="float" office:value="9.93809" calcext:value-type="float">
            <text:p>9.93809</text:p>
          </table:table-cell>
          <table:table-cell office:value-type="float" office:value="13.7504" calcext:value-type="float">
            <text:p>13.7504</text:p>
          </table:table-cell>
          <table:table-cell office:value-type="float" office:value="17.6931" calcext:value-type="float">
            <text:p>17.6931</text:p>
          </table:table-cell>
          <table:table-cell office:value-type="float" office:value="20.3975" calcext:value-type="float">
            <text:p>20.3975</text:p>
          </table:table-cell>
          <table:table-cell office:value-type="float" office:value="21.4402" calcext:value-type="float">
            <text:p>21.4402</text:p>
          </table:table-cell>
          <table:table-cell office:value-type="float" office:value="21.9616" calcext:value-type="float">
            <text:p>21.9616</text:p>
          </table:table-cell>
          <table:table-cell office:value-type="float" office:value="22.6458" calcext:value-type="float">
            <text:p>22.6458</text:p>
          </table:table-cell>
          <table:table-cell office:value-type="float" office:value="23.1346" calcext:value-type="float">
            <text:p>23.1346</text:p>
          </table:table-cell>
          <table:table-cell office:value-type="float" office:value="23.5256" calcext:value-type="float">
            <text:p>23.5256</text:p>
          </table:table-cell>
          <table:table-cell office:value-type="float" office:value="23.7537" calcext:value-type="float">
            <text:p>23.753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82]*5/1023" office:value-type="float" office:value="3.85630498533724" calcext:value-type="float">
            <text:p>3.85630498533724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4.56175" calcext:value-type="float">
            <text:p>4.56175</text:p>
          </table:table-cell>
          <table:table-cell office:value-type="float" office:value="7.00554" calcext:value-type="float">
            <text:p>7.00554</text:p>
          </table:table-cell>
          <table:table-cell office:value-type="float" office:value="9.90551" calcext:value-type="float">
            <text:p>9.90551</text:p>
          </table:table-cell>
          <table:table-cell office:value-type="float" office:value="13.7178" calcext:value-type="float">
            <text:p>13.7178</text:p>
          </table:table-cell>
          <table:table-cell office:value-type="float" office:value="17.7582" calcext:value-type="float">
            <text:p>17.7582</text:p>
          </table:table-cell>
          <table:table-cell office:value-type="float" office:value="20.593" calcext:value-type="float">
            <text:p>20.593</text:p>
          </table:table-cell>
          <table:table-cell office:value-type="float" office:value="21.6683" calcext:value-type="float">
            <text:p>21.6683</text:p>
          </table:table-cell>
          <table:table-cell office:value-type="float" office:value="22.2222" calcext:value-type="float">
            <text:p>22.2222</text:p>
          </table:table-cell>
          <table:table-cell office:value-type="float" office:value="22.9391" calcext:value-type="float">
            <text:p>22.9391</text:p>
          </table:table-cell>
          <table:table-cell office:value-type="float" office:value="23.3952" calcext:value-type="float">
            <text:p>23.3952</text:p>
          </table:table-cell>
          <table:table-cell office:value-type="float" office:value="23.8188" calcext:value-type="float">
            <text:p>23.8188</text:p>
          </table:table-cell>
          <table:table-cell office:value-type="float" office:value="24.0469" calcext:value-type="float">
            <text:p>24.046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3]*5/1023" office:value-type="float" office:value="3.90518084066471" calcext:value-type="float">
            <text:p>3.90518084066471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4.59433" calcext:value-type="float">
            <text:p>4.59433</text:p>
          </table:table-cell>
          <table:table-cell office:value-type="float" office:value="6.97296" calcext:value-type="float">
            <text:p>6.97296</text:p>
          </table:table-cell>
          <table:table-cell office:value-type="float" office:value="9.93809" calcext:value-type="float">
            <text:p>9.93809</text:p>
          </table:table-cell>
          <table:table-cell office:value-type="float" office:value="13.7504" calcext:value-type="float">
            <text:p>13.7504</text:p>
          </table:table-cell>
          <table:table-cell office:value-type="float" office:value="17.7582" calcext:value-type="float">
            <text:p>17.7582</text:p>
          </table:table-cell>
          <table:table-cell office:value-type="float" office:value="20.8211" calcext:value-type="float">
            <text:p>20.8211</text:p>
          </table:table-cell>
          <table:table-cell office:value-type="float" office:value="21.929" calcext:value-type="float">
            <text:p>21.929</text:p>
          </table:table-cell>
          <table:table-cell office:value-type="float" office:value="22.4829" calcext:value-type="float">
            <text:p>22.4829</text:p>
          </table:table-cell>
          <table:table-cell office:value-type="float" office:value="23.2323" calcext:value-type="float">
            <text:p>23.2323</text:p>
          </table:table-cell>
          <table:table-cell office:value-type="float" office:value="23.6885" calcext:value-type="float">
            <text:p>23.6885</text:p>
          </table:table-cell>
          <table:table-cell office:value-type="float" office:value="24.1447" calcext:value-type="float">
            <text:p>24.1447</text:p>
          </table:table-cell>
          <table:table-cell office:value-type="float" office:value="24.3402" calcext:value-type="float">
            <text:p>24.340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4]*5/1023" office:value-type="float" office:value="3.95405669599218" calcext:value-type="float">
            <text:p>3.95405669599218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56175" calcext:value-type="float">
            <text:p>0.456175</text:p>
          </table:table-cell>
          <table:table-cell office:value-type="float" office:value="4.56175" calcext:value-type="float">
            <text:p>4.56175</text:p>
          </table:table-cell>
          <table:table-cell office:value-type="float" office:value="7.03812" calcext:value-type="float">
            <text:p>7.03812</text:p>
          </table:table-cell>
          <table:table-cell office:value-type="float" office:value="9.97067" calcext:value-type="float">
            <text:p>9.97067</text:p>
          </table:table-cell>
          <table:table-cell office:value-type="float" office:value="13.7178" calcext:value-type="float">
            <text:p>13.7178</text:p>
          </table:table-cell>
          <table:table-cell office:value-type="float" office:value="17.856" calcext:value-type="float">
            <text:p>17.856</text:p>
          </table:table-cell>
          <table:table-cell office:value-type="float" office:value="20.984" calcext:value-type="float">
            <text:p>20.984</text:p>
          </table:table-cell>
          <table:table-cell office:value-type="float" office:value="22.1571" calcext:value-type="float">
            <text:p>22.1571</text:p>
          </table:table-cell>
          <table:table-cell office:value-type="float" office:value="22.7436" calcext:value-type="float">
            <text:p>22.7436</text:p>
          </table:table-cell>
          <table:table-cell office:value-type="float" office:value="23.493" calcext:value-type="float">
            <text:p>23.493</text:p>
          </table:table-cell>
          <table:table-cell office:value-type="float" office:value="23.9818" calcext:value-type="float">
            <text:p>23.9818</text:p>
          </table:table-cell>
          <table:table-cell office:value-type="float" office:value="24.4379" calcext:value-type="float">
            <text:p>24.4379</text:p>
          </table:table-cell>
          <table:table-cell office:value-type="float" office:value="24.666" calcext:value-type="float">
            <text:p>24.66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5]*5/1023" office:value-type="float" office:value="3.9980449657869" calcext:value-type="float">
            <text:p>3.9980449657869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0.456175" calcext:value-type="float">
            <text:p>0.456175</text:p>
          </table:table-cell>
          <table:table-cell office:value-type="float" office:value="4.56175" calcext:value-type="float">
            <text:p>4.56175</text:p>
          </table:table-cell>
          <table:table-cell office:value-type="float" office:value="6.97296" calcext:value-type="float">
            <text:p>6.97296</text:p>
          </table:table-cell>
          <table:table-cell office:value-type="float" office:value="9.93809" calcext:value-type="float">
            <text:p>9.93809</text:p>
          </table:table-cell>
          <table:table-cell office:value-type="float" office:value="13.7504" calcext:value-type="float">
            <text:p>13.7504</text:p>
          </table:table-cell>
          <table:table-cell office:value-type="float" office:value="17.856" calcext:value-type="float">
            <text:p>17.856</text:p>
          </table:table-cell>
          <table:table-cell office:value-type="float" office:value="21.1144" calcext:value-type="float">
            <text:p>21.1144</text:p>
          </table:table-cell>
          <table:table-cell office:value-type="float" office:value="22.3851" calcext:value-type="float">
            <text:p>22.3851</text:p>
          </table:table-cell>
          <table:table-cell office:value-type="float" office:value="23.0042" calcext:value-type="float">
            <text:p>23.0042</text:p>
          </table:table-cell>
          <table:table-cell office:value-type="float" office:value="23.7537" calcext:value-type="float">
            <text:p>23.7537</text:p>
          </table:table-cell>
          <table:table-cell office:value-type="float" office:value="24.275" calcext:value-type="float">
            <text:p>24.275</text:p>
          </table:table-cell>
          <table:table-cell office:value-type="float" office:value="24.6986" calcext:value-type="float">
            <text:p>24.6986</text:p>
          </table:table-cell>
          <table:table-cell office:value-type="float" office:value="24.9593" calcext:value-type="float">
            <text:p>24.959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6]*5/1023" office:value-type="float" office:value="4.04692082111437" calcext:value-type="float">
            <text:p>4.04692082111437</text:p>
          </table:table-cell>
          <table:table-cell office:value-type="float" office:value="0.456175" calcext:value-type="float">
            <text:p>0.456175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4.62691" calcext:value-type="float">
            <text:p>4.62691</text:p>
          </table:table-cell>
          <table:table-cell office:value-type="float" office:value="6.97296" calcext:value-type="float">
            <text:p>6.97296</text:p>
          </table:table-cell>
          <table:table-cell office:value-type="float" office:value="9.90551" calcext:value-type="float">
            <text:p>9.90551</text:p>
          </table:table-cell>
          <table:table-cell office:value-type="float" office:value="13.7178" calcext:value-type="float">
            <text:p>13.7178</text:p>
          </table:table-cell>
          <table:table-cell office:value-type="float" office:value="17.8234" calcext:value-type="float">
            <text:p>17.8234</text:p>
          </table:table-cell>
          <table:table-cell office:value-type="float" office:value="21.3099" calcext:value-type="float">
            <text:p>21.3099</text:p>
          </table:table-cell>
          <table:table-cell office:value-type="float" office:value="22.6132" calcext:value-type="float">
            <text:p>22.6132</text:p>
          </table:table-cell>
          <table:table-cell office:value-type="float" office:value="23.2649" calcext:value-type="float">
            <text:p>23.2649</text:p>
          </table:table-cell>
          <table:table-cell office:value-type="float" office:value="24.0469" calcext:value-type="float">
            <text:p>24.0469</text:p>
          </table:table-cell>
          <table:table-cell office:value-type="float" office:value="24.5683" calcext:value-type="float">
            <text:p>24.5683</text:p>
          </table:table-cell>
          <table:table-cell office:value-type="float" office:value="25.0244" calcext:value-type="float">
            <text:p>25.0244</text:p>
          </table:table-cell>
          <table:table-cell office:value-type="float" office:value="25.2525" calcext:value-type="float">
            <text:p>25.252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7]*5/1023" office:value-type="float" office:value="4.09579667644184" calcext:value-type="float">
            <text:p>4.09579667644184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0.456175" calcext:value-type="float">
            <text:p>0.456175</text:p>
          </table:table-cell>
          <table:table-cell office:value-type="float" office:value="4.59433" calcext:value-type="float">
            <text:p>4.59433</text:p>
          </table:table-cell>
          <table:table-cell office:value-type="float" office:value="7.00554" calcext:value-type="float">
            <text:p>7.00554</text:p>
          </table:table-cell>
          <table:table-cell office:value-type="float" office:value="9.97067" calcext:value-type="float">
            <text:p>9.97067</text:p>
          </table:table-cell>
          <table:table-cell office:value-type="float" office:value="13.8156" calcext:value-type="float">
            <text:p>13.8156</text:p>
          </table:table-cell>
          <table:table-cell office:value-type="float" office:value="17.856" calcext:value-type="float">
            <text:p>17.856</text:p>
          </table:table-cell>
          <table:table-cell office:value-type="float" office:value="21.5054" calcext:value-type="float">
            <text:p>21.5054</text:p>
          </table:table-cell>
          <table:table-cell office:value-type="float" office:value="22.8739" calcext:value-type="float">
            <text:p>22.8739</text:p>
          </table:table-cell>
          <table:table-cell office:value-type="float" office:value="23.5256" calcext:value-type="float">
            <text:p>23.5256</text:p>
          </table:table-cell>
          <table:table-cell office:value-type="float" office:value="24.3076" calcext:value-type="float">
            <text:p>24.3076</text:p>
          </table:table-cell>
          <table:table-cell office:value-type="float" office:value="24.8615" calcext:value-type="float">
            <text:p>24.8615</text:p>
          </table:table-cell>
          <table:table-cell office:value-type="float" office:value="25.3177" calcext:value-type="float">
            <text:p>25.3177</text:p>
          </table:table-cell>
          <table:table-cell office:value-type="float" office:value="25.5458" calcext:value-type="float">
            <text:p>25.545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8]*5/1023" office:value-type="float" office:value="4.14467253176931" calcext:value-type="float">
            <text:p>4.14467253176931</text:p>
          </table:table-cell>
          <table:table-cell office:value-type="float" office:value="0.456175" calcext:value-type="float">
            <text:p>0.456175</text:p>
          </table:table-cell>
          <table:table-cell office:value-type="float" office:value="0.488759" calcext:value-type="float">
            <text:p>0.488759</text:p>
          </table:table-cell>
          <table:table-cell office:value-type="float" office:value="4.59433" calcext:value-type="float">
            <text:p>4.59433</text:p>
          </table:table-cell>
          <table:table-cell office:value-type="float" office:value="7.07071" calcext:value-type="float">
            <text:p>7.07071</text:p>
          </table:table-cell>
          <table:table-cell office:value-type="float" office:value="9.97067" calcext:value-type="float">
            <text:p>9.97067</text:p>
          </table:table-cell>
          <table:table-cell office:value-type="float" office:value="13.8156" calcext:value-type="float">
            <text:p>13.8156</text:p>
          </table:table-cell>
          <table:table-cell office:value-type="float" office:value="17.9211" calcext:value-type="float">
            <text:p>17.9211</text:p>
          </table:table-cell>
          <table:table-cell office:value-type="float" office:value="21.6357" calcext:value-type="float">
            <text:p>21.6357</text:p>
          </table:table-cell>
          <table:table-cell office:value-type="float" office:value="23.102" calcext:value-type="float">
            <text:p>23.102</text:p>
          </table:table-cell>
          <table:table-cell office:value-type="float" office:value="23.7862" calcext:value-type="float">
            <text:p>23.7862</text:p>
          </table:table-cell>
          <table:table-cell office:value-type="float" office:value="24.6008" calcext:value-type="float">
            <text:p>24.6008</text:p>
          </table:table-cell>
          <table:table-cell office:value-type="float" office:value="25.1548" calcext:value-type="float">
            <text:p>25.1548</text:p>
          </table:table-cell>
          <table:table-cell office:value-type="float" office:value="25.6109" calcext:value-type="float">
            <text:p>25.6109</text:p>
          </table:table-cell>
          <table:table-cell office:value-type="float" office:value="25.839" calcext:value-type="float">
            <text:p>25.83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9]*5/1023" office:value-type="float" office:value="4.19354838709677" calcext:value-type="float">
            <text:p>4.19354838709677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0.456175" calcext:value-type="float">
            <text:p>0.456175</text:p>
          </table:table-cell>
          <table:table-cell office:value-type="float" office:value="4.6595" calcext:value-type="float">
            <text:p>4.6595</text:p>
          </table:table-cell>
          <table:table-cell office:value-type="float" office:value="7.10329" calcext:value-type="float">
            <text:p>7.10329</text:p>
          </table:table-cell>
          <table:table-cell office:value-type="float" office:value="10.0358" calcext:value-type="float">
            <text:p>10.0358</text:p>
          </table:table-cell>
          <table:table-cell office:value-type="float" office:value="13.783" calcext:value-type="float">
            <text:p>13.783</text:p>
          </table:table-cell>
          <table:table-cell office:value-type="float" office:value="17.9211" calcext:value-type="float">
            <text:p>17.9211</text:p>
          </table:table-cell>
          <table:table-cell office:value-type="float" office:value="21.766" calcext:value-type="float">
            <text:p>21.766</text:p>
          </table:table-cell>
          <table:table-cell office:value-type="float" office:value="23.3301" calcext:value-type="float">
            <text:p>23.3301</text:p>
          </table:table-cell>
          <table:table-cell office:value-type="float" office:value="24.0469" calcext:value-type="float">
            <text:p>24.0469</text:p>
          </table:table-cell>
          <table:table-cell office:value-type="float" office:value="24.8941" calcext:value-type="float">
            <text:p>24.8941</text:p>
          </table:table-cell>
          <table:table-cell office:value-type="float" office:value="25.4154" calcext:value-type="float">
            <text:p>25.4154</text:p>
          </table:table-cell>
          <table:table-cell office:value-type="float" office:value="25.9042" calcext:value-type="float">
            <text:p>25.9042</text:p>
          </table:table-cell>
          <table:table-cell office:value-type="float" office:value="26.1323" calcext:value-type="float">
            <text:p>26.132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90]*5/1023" office:value-type="float" office:value="4.24242424242424" calcext:value-type="float">
            <text:p>4.24242424242424</text:p>
          </table:table-cell>
          <table:table-cell table:number-columns-repeated="2" office:value-type="float" office:value="0.456175" calcext:value-type="float">
            <text:p>0.456175</text:p>
          </table:table-cell>
          <table:table-cell office:value-type="float" office:value="4.59433" calcext:value-type="float">
            <text:p>4.59433</text:p>
          </table:table-cell>
          <table:table-cell office:value-type="float" office:value="7.10329" calcext:value-type="float">
            <text:p>7.10329</text:p>
          </table:table-cell>
          <table:table-cell office:value-type="float" office:value="9.97067" calcext:value-type="float">
            <text:p>9.97067</text:p>
          </table:table-cell>
          <table:table-cell office:value-type="float" office:value="13.8156" calcext:value-type="float">
            <text:p>13.8156</text:p>
          </table:table-cell>
          <table:table-cell office:value-type="float" office:value="17.9537" calcext:value-type="float">
            <text:p>17.9537</text:p>
          </table:table-cell>
          <table:table-cell office:value-type="float" office:value="21.8964" calcext:value-type="float">
            <text:p>21.8964</text:p>
          </table:table-cell>
          <table:table-cell office:value-type="float" office:value="23.5582" calcext:value-type="float">
            <text:p>23.5582</text:p>
          </table:table-cell>
          <table:table-cell office:value-type="float" office:value="24.3076" calcext:value-type="float">
            <text:p>24.3076</text:p>
          </table:table-cell>
          <table:table-cell office:value-type="float" office:value="25.1548" calcext:value-type="float">
            <text:p>25.1548</text:p>
          </table:table-cell>
          <table:table-cell office:value-type="float" office:value="25.7413" calcext:value-type="float">
            <text:p>25.7413</text:p>
          </table:table-cell>
          <table:table-cell office:value-type="float" office:value="26.1975" calcext:value-type="float">
            <text:p>26.1975</text:p>
          </table:table-cell>
          <table:table-cell office:value-type="float" office:value="26.4255" calcext:value-type="float">
            <text:p>26.425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91]*5/1023" office:value-type="float" office:value="4.29130009775171" calcext:value-type="float">
            <text:p>4.29130009775171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0.488759" calcext:value-type="float">
            <text:p>0.488759</text:p>
          </table:table-cell>
          <table:table-cell office:value-type="float" office:value="4.62691" calcext:value-type="float">
            <text:p>4.62691</text:p>
          </table:table-cell>
          <table:table-cell office:value-type="float" office:value="7.03812" calcext:value-type="float">
            <text:p>7.03812</text:p>
          </table:table-cell>
          <table:table-cell office:value-type="float" office:value="10.0033" calcext:value-type="float">
            <text:p>10.0033</text:p>
          </table:table-cell>
          <table:table-cell office:value-type="float" office:value="13.783" calcext:value-type="float">
            <text:p>13.783</text:p>
          </table:table-cell>
          <table:table-cell office:value-type="float" office:value="17.9537" calcext:value-type="float">
            <text:p>17.9537</text:p>
          </table:table-cell>
          <table:table-cell office:value-type="float" office:value="21.9941" calcext:value-type="float">
            <text:p>21.9941</text:p>
          </table:table-cell>
          <table:table-cell office:value-type="float" office:value="23.7537" calcext:value-type="float">
            <text:p>23.7537</text:p>
          </table:table-cell>
          <table:table-cell office:value-type="float" office:value="24.5357" calcext:value-type="float">
            <text:p>24.5357</text:p>
          </table:table-cell>
          <table:table-cell office:value-type="float" office:value="25.448" calcext:value-type="float">
            <text:p>25.448</text:p>
          </table:table-cell>
          <table:table-cell office:value-type="float" office:value="26.002" calcext:value-type="float">
            <text:p>26.002</text:p>
          </table:table-cell>
          <table:table-cell office:value-type="float" office:value="26.4907" calcext:value-type="float">
            <text:p>26.4907</text:p>
          </table:table-cell>
          <table:table-cell office:value-type="float" office:value="26.7514" calcext:value-type="float">
            <text:p>26.751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92]*5/1023" office:value-type="float" office:value="4.33528836754643" calcext:value-type="float">
            <text:p>4.33528836754643</text:p>
          </table:table-cell>
          <table:table-cell office:value-type="float" office:value="0.456175" calcext:value-type="float">
            <text:p>0.456175</text:p>
          </table:table-cell>
          <table:table-cell office:value-type="float" office:value="0.488759" calcext:value-type="float">
            <text:p>0.488759</text:p>
          </table:table-cell>
          <table:table-cell office:value-type="float" office:value="4.6595" calcext:value-type="float">
            <text:p>4.6595</text:p>
          </table:table-cell>
          <table:table-cell office:value-type="float" office:value="7.03812" calcext:value-type="float">
            <text:p>7.03812</text:p>
          </table:table-cell>
          <table:table-cell office:value-type="float" office:value="10.0684" calcext:value-type="float">
            <text:p>10.0684</text:p>
          </table:table-cell>
          <table:table-cell office:value-type="float" office:value="13.783" calcext:value-type="float">
            <text:p>13.783</text:p>
          </table:table-cell>
          <table:table-cell office:value-type="float" office:value="17.9211" calcext:value-type="float">
            <text:p>17.9211</text:p>
          </table:table-cell>
          <table:table-cell office:value-type="float" office:value="22.1571" calcext:value-type="float">
            <text:p>22.1571</text:p>
          </table:table-cell>
          <table:table-cell office:value-type="float" office:value="23.9818" calcext:value-type="float">
            <text:p>23.9818</text:p>
          </table:table-cell>
          <table:table-cell office:value-type="float" office:value="24.7964" calcext:value-type="float">
            <text:p>24.7964</text:p>
          </table:table-cell>
          <table:table-cell office:value-type="float" office:value="25.7087" calcext:value-type="float">
            <text:p>25.7087</text:p>
          </table:table-cell>
          <table:table-cell office:value-type="float" office:value="26.2952" calcext:value-type="float">
            <text:p>26.2952</text:p>
          </table:table-cell>
          <table:table-cell office:value-type="float" office:value="26.784" calcext:value-type="float">
            <text:p>26.784</text:p>
          </table:table-cell>
          <table:table-cell office:value-type="float" office:value="27.0121" calcext:value-type="float">
            <text:p>27.012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93]*5/1023" office:value-type="float" office:value="4.3841642228739" calcext:value-type="float">
            <text:p>4.3841642228739</text:p>
          </table:table-cell>
          <table:table-cell office:value-type="float" office:value="0.456175" calcext:value-type="float">
            <text:p>0.456175</text:p>
          </table:table-cell>
          <table:table-cell office:value-type="float" office:value="0.488759" calcext:value-type="float">
            <text:p>0.488759</text:p>
          </table:table-cell>
          <table:table-cell office:value-type="float" office:value="4.6595" calcext:value-type="float">
            <text:p>4.6595</text:p>
          </table:table-cell>
          <table:table-cell office:value-type="float" office:value="7.10329" calcext:value-type="float">
            <text:p>7.10329</text:p>
          </table:table-cell>
          <table:table-cell office:value-type="float" office:value="9.97067" calcext:value-type="float">
            <text:p>9.97067</text:p>
          </table:table-cell>
          <table:table-cell office:value-type="float" office:value="13.783" calcext:value-type="float">
            <text:p>13.783</text:p>
          </table:table-cell>
          <table:table-cell office:value-type="float" office:value="17.9863" calcext:value-type="float">
            <text:p>17.9863</text:p>
          </table:table-cell>
          <table:table-cell office:value-type="float" office:value="22.2222" calcext:value-type="float">
            <text:p>22.2222</text:p>
          </table:table-cell>
          <table:table-cell office:value-type="float" office:value="24.2098" calcext:value-type="float">
            <text:p>24.2098</text:p>
          </table:table-cell>
          <table:table-cell office:value-type="float" office:value="25.057" calcext:value-type="float">
            <text:p>25.057</text:p>
          </table:table-cell>
          <table:table-cell office:value-type="float" office:value="25.9694" calcext:value-type="float">
            <text:p>25.9694</text:p>
          </table:table-cell>
          <table:table-cell office:value-type="float" office:value="26.5885" calcext:value-type="float">
            <text:p>26.5885</text:p>
          </table:table-cell>
          <table:table-cell office:value-type="float" office:value="27.0772" calcext:value-type="float">
            <text:p>27.0772</text:p>
          </table:table-cell>
          <table:table-cell office:value-type="float" office:value="27.3379" calcext:value-type="float">
            <text:p>27.337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4]*5/1023" office:value-type="float" office:value="4.43304007820137" calcext:value-type="float">
            <text:p>4.43304007820137</text:p>
          </table:table-cell>
          <table:table-cell office:value-type="float" office:value="0.456175" calcext:value-type="float">
            <text:p>0.456175</text:p>
          </table:table-cell>
          <table:table-cell office:value-type="float" office:value="0.488759" calcext:value-type="float">
            <text:p>0.488759</text:p>
          </table:table-cell>
          <table:table-cell office:value-type="float" office:value="4.62691" calcext:value-type="float">
            <text:p>4.62691</text:p>
          </table:table-cell>
          <table:table-cell office:value-type="float" office:value="7.10329" calcext:value-type="float">
            <text:p>7.10329</text:p>
          </table:table-cell>
          <table:table-cell office:value-type="float" office:value="10.0358" calcext:value-type="float">
            <text:p>10.0358</text:p>
          </table:table-cell>
          <table:table-cell office:value-type="float" office:value="13.8156" calcext:value-type="float">
            <text:p>13.8156</text:p>
          </table:table-cell>
          <table:table-cell office:value-type="float" office:value="17.9863" calcext:value-type="float">
            <text:p>17.9863</text:p>
          </table:table-cell>
          <table:table-cell office:value-type="float" office:value="22.3851" calcext:value-type="float">
            <text:p>22.3851</text:p>
          </table:table-cell>
          <table:table-cell office:value-type="float" office:value="24.3728" calcext:value-type="float">
            <text:p>24.3728</text:p>
          </table:table-cell>
          <table:table-cell office:value-type="float" office:value="25.2851" calcext:value-type="float">
            <text:p>25.2851</text:p>
          </table:table-cell>
          <table:table-cell office:value-type="float" office:value="26.2952" calcext:value-type="float">
            <text:p>26.2952</text:p>
          </table:table-cell>
          <table:table-cell office:value-type="float" office:value="26.8491" calcext:value-type="float">
            <text:p>26.8491</text:p>
          </table:table-cell>
          <table:table-cell office:value-type="float" office:value="27.3705" calcext:value-type="float">
            <text:p>27.3705</text:p>
          </table:table-cell>
          <table:table-cell office:value-type="float" office:value="27.6312" calcext:value-type="float">
            <text:p>27.631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5]*5/1023" office:value-type="float" office:value="4.48191593352884" calcext:value-type="float">
            <text:p>4.48191593352884</text:p>
          </table:table-cell>
          <table:table-cell office:value-type="float" office:value="0.456175" calcext:value-type="float">
            <text:p>0.456175</text:p>
          </table:table-cell>
          <table:table-cell office:value-type="float" office:value="0.488759" calcext:value-type="float">
            <text:p>0.488759</text:p>
          </table:table-cell>
          <table:table-cell office:value-type="float" office:value="4.69208" calcext:value-type="float">
            <text:p>4.69208</text:p>
          </table:table-cell>
          <table:table-cell office:value-type="float" office:value="7.03812" calcext:value-type="float">
            <text:p>7.03812</text:p>
          </table:table-cell>
          <table:table-cell office:value-type="float" office:value="10.0033" calcext:value-type="float">
            <text:p>10.0033</text:p>
          </table:table-cell>
          <table:table-cell office:value-type="float" office:value="13.8156" calcext:value-type="float">
            <text:p>13.8156</text:p>
          </table:table-cell>
          <table:table-cell office:value-type="float" office:value="17.9863" calcext:value-type="float">
            <text:p>17.9863</text:p>
          </table:table-cell>
          <table:table-cell office:value-type="float" office:value="22.4503" calcext:value-type="float">
            <text:p>22.4503</text:p>
          </table:table-cell>
          <table:table-cell office:value-type="float" office:value="24.6008" calcext:value-type="float">
            <text:p>24.6008</text:p>
          </table:table-cell>
          <table:table-cell office:value-type="float" office:value="25.5784" calcext:value-type="float">
            <text:p>25.5784</text:p>
          </table:table-cell>
          <table:table-cell office:value-type="float" office:value="26.5559" calcext:value-type="float">
            <text:p>26.5559</text:p>
          </table:table-cell>
          <table:table-cell office:value-type="float" office:value="27.175" calcext:value-type="float">
            <text:p>27.175</text:p>
          </table:table-cell>
          <table:table-cell office:value-type="float" office:value="27.6963" calcext:value-type="float">
            <text:p>27.6963</text:p>
          </table:table-cell>
          <table:table-cell office:value-type="float" office:value="27.9244" calcext:value-type="float">
            <text:p>27.924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6]*5/1023" office:value-type="float" office:value="4.53079178885631" calcext:value-type="float">
            <text:p>4.53079178885631</text:p>
          </table:table-cell>
          <table:table-cell office:value-type="float" office:value="0.456175" calcext:value-type="float">
            <text:p>0.456175</text:p>
          </table:table-cell>
          <table:table-cell office:value-type="float" office:value="0.488759" calcext:value-type="float">
            <text:p>0.488759</text:p>
          </table:table-cell>
          <table:table-cell office:value-type="float" office:value="4.6595" calcext:value-type="float">
            <text:p>4.6595</text:p>
          </table:table-cell>
          <table:table-cell office:value-type="float" office:value="7.13587" calcext:value-type="float">
            <text:p>7.13587</text:p>
          </table:table-cell>
          <table:table-cell office:value-type="float" office:value="10.0358" calcext:value-type="float">
            <text:p>10.0358</text:p>
          </table:table-cell>
          <table:table-cell office:value-type="float" office:value="13.8807" calcext:value-type="float">
            <text:p>13.8807</text:p>
          </table:table-cell>
          <table:table-cell office:value-type="float" office:value="18.0189" calcext:value-type="float">
            <text:p>18.0189</text:p>
          </table:table-cell>
          <table:table-cell office:value-type="float" office:value="22.4829" calcext:value-type="float">
            <text:p>22.4829</text:p>
          </table:table-cell>
          <table:table-cell office:value-type="float" office:value="24.8289" calcext:value-type="float">
            <text:p>24.8289</text:p>
          </table:table-cell>
          <table:table-cell office:value-type="float" office:value="25.8065" calcext:value-type="float">
            <text:p>25.8065</text:p>
          </table:table-cell>
          <table:table-cell office:value-type="float" office:value="26.8166" calcext:value-type="float">
            <text:p>26.8166</text:p>
          </table:table-cell>
          <table:table-cell office:value-type="float" office:value="27.4356" calcext:value-type="float">
            <text:p>27.4356</text:p>
          </table:table-cell>
          <table:table-cell office:value-type="float" office:value="27.9896" calcext:value-type="float">
            <text:p>27.9896</text:p>
          </table:table-cell>
          <table:table-cell office:value-type="float" office:value="28.2177" calcext:value-type="float">
            <text:p>28.217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7]*5/1023" office:value-type="float" office:value="4.57478005865103" calcext:value-type="float">
            <text:p>4.57478005865103</text:p>
          </table:table-cell>
          <table:table-cell office:value-type="float" office:value="0.488759" calcext:value-type="float">
            <text:p>0.488759</text:p>
          </table:table-cell>
          <table:table-cell office:value-type="float" office:value="0.521342" calcext:value-type="float">
            <text:p>0.521342</text:p>
          </table:table-cell>
          <table:table-cell office:value-type="float" office:value="4.6595" calcext:value-type="float">
            <text:p>4.6595</text:p>
          </table:table-cell>
          <table:table-cell office:value-type="float" office:value="7.07071" calcext:value-type="float">
            <text:p>7.07071</text:p>
          </table:table-cell>
          <table:table-cell office:value-type="float" office:value="10.0033" calcext:value-type="float">
            <text:p>10.0033</text:p>
          </table:table-cell>
          <table:table-cell office:value-type="float" office:value="13.8807" calcext:value-type="float">
            <text:p>13.8807</text:p>
          </table:table-cell>
          <table:table-cell office:value-type="float" office:value="17.9863" calcext:value-type="float">
            <text:p>17.9863</text:p>
          </table:table-cell>
          <table:table-cell office:value-type="float" office:value="22.5481" calcext:value-type="float">
            <text:p>22.5481</text:p>
          </table:table-cell>
          <table:table-cell office:value-type="float" office:value="25.0244" calcext:value-type="float">
            <text:p>25.0244</text:p>
          </table:table-cell>
          <table:table-cell office:value-type="float" office:value="26.0345" calcext:value-type="float">
            <text:p>26.0345</text:p>
          </table:table-cell>
          <table:table-cell office:value-type="float" office:value="27.1098" calcext:value-type="float">
            <text:p>27.1098</text:p>
          </table:table-cell>
          <table:table-cell office:value-type="float" office:value="27.7289" calcext:value-type="float">
            <text:p>27.7289</text:p>
          </table:table-cell>
          <table:table-cell office:value-type="float" office:value="28.2502" calcext:value-type="float">
            <text:p>28.2502</text:p>
          </table:table-cell>
          <table:table-cell office:value-type="float" office:value="28.5109" calcext:value-type="float">
            <text:p>28.510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8]*5/1023" office:value-type="float" office:value="4.6236559139785" calcext:value-type="float">
            <text:p>4.6236559139785</text:p>
          </table:table-cell>
          <table:table-cell office:value-type="float" office:value="0.488759" calcext:value-type="float">
            <text:p>0.488759</text:p>
          </table:table-cell>
          <table:table-cell office:value-type="float" office:value="0.521342" calcext:value-type="float">
            <text:p>0.521342</text:p>
          </table:table-cell>
          <table:table-cell office:value-type="float" office:value="4.6595" calcext:value-type="float">
            <text:p>4.6595</text:p>
          </table:table-cell>
          <table:table-cell office:value-type="float" office:value="7.10329" calcext:value-type="float">
            <text:p>7.10329</text:p>
          </table:table-cell>
          <table:table-cell office:value-type="float" office:value="10.0358" calcext:value-type="float">
            <text:p>10.0358</text:p>
          </table:table-cell>
          <table:table-cell office:value-type="float" office:value="13.8156" calcext:value-type="float">
            <text:p>13.8156</text:p>
          </table:table-cell>
          <table:table-cell office:value-type="float" office:value="18.0515" calcext:value-type="float">
            <text:p>18.0515</text:p>
          </table:table-cell>
          <table:table-cell office:value-type="float" office:value="22.6458" calcext:value-type="float">
            <text:p>22.6458</text:p>
          </table:table-cell>
          <table:table-cell office:value-type="float" office:value="25.1874" calcext:value-type="float">
            <text:p>25.1874</text:p>
          </table:table-cell>
          <table:table-cell office:value-type="float" office:value="26.2952" calcext:value-type="float">
            <text:p>26.2952</text:p>
          </table:table-cell>
          <table:table-cell office:value-type="float" office:value="27.3705" calcext:value-type="float">
            <text:p>27.3705</text:p>
          </table:table-cell>
          <table:table-cell office:value-type="float" office:value="28.0222" calcext:value-type="float">
            <text:p>28.0222</text:p>
          </table:table-cell>
          <table:table-cell office:value-type="float" office:value="28.5435" calcext:value-type="float">
            <text:p>28.5435</text:p>
          </table:table-cell>
          <table:table-cell office:value-type="float" office:value="28.8368" calcext:value-type="float">
            <text:p>28.836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9]*5/1023" office:value-type="float" office:value="4.67253176930596" calcext:value-type="float">
            <text:p>4.67253176930596</text:p>
          </table:table-cell>
          <table:table-cell office:value-type="float" office:value="0.488759" calcext:value-type="float">
            <text:p>0.488759</text:p>
          </table:table-cell>
          <table:table-cell office:value-type="float" office:value="0.521342" calcext:value-type="float">
            <text:p>0.521342</text:p>
          </table:table-cell>
          <table:table-cell office:value-type="float" office:value="4.69208" calcext:value-type="float">
            <text:p>4.69208</text:p>
          </table:table-cell>
          <table:table-cell office:value-type="float" office:value="7.13587" calcext:value-type="float">
            <text:p>7.13587</text:p>
          </table:table-cell>
          <table:table-cell office:value-type="float" office:value="10.101" calcext:value-type="float">
            <text:p>10.101</text:p>
          </table:table-cell>
          <table:table-cell office:value-type="float" office:value="13.8482" calcext:value-type="float">
            <text:p>13.8482</text:p>
          </table:table-cell>
          <table:table-cell office:value-type="float" office:value="18.0841" calcext:value-type="float">
            <text:p>18.0841</text:p>
          </table:table-cell>
          <table:table-cell office:value-type="float" office:value="22.7436" calcext:value-type="float">
            <text:p>22.7436</text:p>
          </table:table-cell>
          <table:table-cell office:value-type="float" office:value="25.4154" calcext:value-type="float">
            <text:p>25.4154</text:p>
          </table:table-cell>
          <table:table-cell office:value-type="float" office:value="26.5233" calcext:value-type="float">
            <text:p>26.5233</text:p>
          </table:table-cell>
          <table:table-cell office:value-type="float" office:value="27.6637" calcext:value-type="float">
            <text:p>27.6637</text:p>
          </table:table-cell>
          <table:table-cell office:value-type="float" office:value="28.3154" calcext:value-type="float">
            <text:p>28.3154</text:p>
          </table:table-cell>
          <table:table-cell office:value-type="float" office:value="28.8042" calcext:value-type="float">
            <text:p>28.8042</text:p>
          </table:table-cell>
          <table:table-cell office:value-type="float" office:value="29.13" calcext:value-type="float">
            <text:p>29.1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100]*5/1023" office:value-type="float" office:value="4.72140762463343" calcext:value-type="float">
            <text:p>4.72140762463343</text:p>
          </table:table-cell>
          <table:table-cell office:value-type="float" office:value="0.488759" calcext:value-type="float">
            <text:p>0.488759</text:p>
          </table:table-cell>
          <table:table-cell office:value-type="float" office:value="0.521342" calcext:value-type="float">
            <text:p>0.521342</text:p>
          </table:table-cell>
          <table:table-cell office:value-type="float" office:value="4.72467" calcext:value-type="float">
            <text:p>4.72467</text:p>
          </table:table-cell>
          <table:table-cell office:value-type="float" office:value="7.13587" calcext:value-type="float">
            <text:p>7.13587</text:p>
          </table:table-cell>
          <table:table-cell office:value-type="float" office:value="10.0684" calcext:value-type="float">
            <text:p>10.0684</text:p>
          </table:table-cell>
          <table:table-cell office:value-type="float" office:value="13.8807" calcext:value-type="float">
            <text:p>13.8807</text:p>
          </table:table-cell>
          <table:table-cell office:value-type="float" office:value="18.0189" calcext:value-type="float">
            <text:p>18.0189</text:p>
          </table:table-cell>
          <table:table-cell office:value-type="float" office:value="22.711" calcext:value-type="float">
            <text:p>22.711</text:p>
          </table:table-cell>
          <table:table-cell office:value-type="float" office:value="25.6109" calcext:value-type="float">
            <text:p>25.6109</text:p>
          </table:table-cell>
          <table:table-cell office:value-type="float" office:value="26.784" calcext:value-type="float">
            <text:p>26.784</text:p>
          </table:table-cell>
          <table:table-cell office:value-type="float" office:value="27.9244" calcext:value-type="float">
            <text:p>27.9244</text:p>
          </table:table-cell>
          <table:table-cell office:value-type="float" office:value="28.6087" calcext:value-type="float">
            <text:p>28.6087</text:p>
          </table:table-cell>
          <table:table-cell office:value-type="float" office:value="29.1626" calcext:value-type="float">
            <text:p>29.1626</text:p>
          </table:table-cell>
          <table:table-cell office:value-type="float" office:value="29.4233" calcext:value-type="float">
            <text:p>29.423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101]*5/1023" office:value-type="float" office:value="4.7702834799609" calcext:value-type="float">
            <text:p>4.7702834799609</text:p>
          </table:table-cell>
          <table:table-cell office:value-type="float" office:value="0.488759" calcext:value-type="float">
            <text:p>0.488759</text:p>
          </table:table-cell>
          <table:table-cell office:value-type="float" office:value="0.521342" calcext:value-type="float">
            <text:p>0.521342</text:p>
          </table:table-cell>
          <table:table-cell office:value-type="float" office:value="4.69208" calcext:value-type="float">
            <text:p>4.69208</text:p>
          </table:table-cell>
          <table:table-cell office:value-type="float" office:value="7.07071" calcext:value-type="float">
            <text:p>7.07071</text:p>
          </table:table-cell>
          <table:table-cell office:value-type="float" office:value="10.0684" calcext:value-type="float">
            <text:p>10.0684</text:p>
          </table:table-cell>
          <table:table-cell office:value-type="float" office:value="13.8156" calcext:value-type="float">
            <text:p>13.8156</text:p>
          </table:table-cell>
          <table:table-cell office:value-type="float" office:value="18.0189" calcext:value-type="float">
            <text:p>18.0189</text:p>
          </table:table-cell>
          <table:table-cell office:value-type="float" office:value="22.7436" calcext:value-type="float">
            <text:p>22.7436</text:p>
          </table:table-cell>
          <table:table-cell office:value-type="float" office:value="25.7739" calcext:value-type="float">
            <text:p>25.7739</text:p>
          </table:table-cell>
          <table:table-cell office:value-type="float" office:value="27.0446" calcext:value-type="float">
            <text:p>27.0446</text:p>
          </table:table-cell>
          <table:table-cell office:value-type="float" office:value="28.2177" calcext:value-type="float">
            <text:p>28.2177</text:p>
          </table:table-cell>
          <table:table-cell office:value-type="float" office:value="28.9019" calcext:value-type="float">
            <text:p>28.9019</text:p>
          </table:table-cell>
          <table:table-cell office:value-type="float" office:value="29.4558" calcext:value-type="float">
            <text:p>29.4558</text:p>
          </table:table-cell>
          <table:table-cell office:value-type="float" office:value="29.7165" calcext:value-type="float">
            <text:p>29.716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102]*5/1023" office:value-type="float" office:value="4.81915933528837" calcext:value-type="float">
            <text:p>4.81915933528837</text:p>
          </table:table-cell>
          <table:table-cell table:number-columns-repeated="2" office:value-type="float" office:value="0.521342" calcext:value-type="float">
            <text:p>0.521342</text:p>
          </table:table-cell>
          <table:table-cell office:value-type="float" office:value="4.72467" calcext:value-type="float">
            <text:p>4.72467</text:p>
          </table:table-cell>
          <table:table-cell office:value-type="float" office:value="7.10329" calcext:value-type="float">
            <text:p>7.10329</text:p>
          </table:table-cell>
          <table:table-cell office:value-type="float" office:value="10.0358" calcext:value-type="float">
            <text:p>10.0358</text:p>
          </table:table-cell>
          <table:table-cell office:value-type="float" office:value="13.8807" calcext:value-type="float">
            <text:p>13.8807</text:p>
          </table:table-cell>
          <table:table-cell office:value-type="float" office:value="18.0515" calcext:value-type="float">
            <text:p>18.0515</text:p>
          </table:table-cell>
          <table:table-cell office:value-type="float" office:value="22.8739" calcext:value-type="float">
            <text:p>22.8739</text:p>
          </table:table-cell>
          <table:table-cell office:value-type="float" office:value="25.9694" calcext:value-type="float">
            <text:p>25.9694</text:p>
          </table:table-cell>
          <table:table-cell office:value-type="float" office:value="27.2727" calcext:value-type="float">
            <text:p>27.2727</text:p>
          </table:table-cell>
          <table:table-cell office:value-type="float" office:value="28.4783" calcext:value-type="float">
            <text:p>28.4783</text:p>
          </table:table-cell>
          <table:table-cell office:value-type="float" office:value="29.1952" calcext:value-type="float">
            <text:p>29.1952</text:p>
          </table:table-cell>
          <table:table-cell office:value-type="float" office:value="29.7491" calcext:value-type="float">
            <text:p>29.7491</text:p>
          </table:table-cell>
          <table:table-cell office:value-type="float" office:value="30.0098" calcext:value-type="float">
            <text:p>30.009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103]*5/1023" office:value-type="float" office:value="4.86314760508309" calcext:value-type="float">
            <text:p>4.86314760508309</text:p>
          </table:table-cell>
          <table:table-cell office:value-type="float" office:value="0.521342" calcext:value-type="float">
            <text:p>0.521342</text:p>
          </table:table-cell>
          <table:table-cell office:value-type="float" office:value="0.553926" calcext:value-type="float">
            <text:p>0.553926</text:p>
          </table:table-cell>
          <table:table-cell office:value-type="float" office:value="4.69208" calcext:value-type="float">
            <text:p>4.69208</text:p>
          </table:table-cell>
          <table:table-cell office:value-type="float" office:value="7.10329" calcext:value-type="float">
            <text:p>7.10329</text:p>
          </table:table-cell>
          <table:table-cell office:value-type="float" office:value="10.101" calcext:value-type="float">
            <text:p>10.101</text:p>
          </table:table-cell>
          <table:table-cell office:value-type="float" office:value="13.9133" calcext:value-type="float">
            <text:p>13.9133</text:p>
          </table:table-cell>
          <table:table-cell office:value-type="float" office:value="18.0515" calcext:value-type="float">
            <text:p>18.0515</text:p>
          </table:table-cell>
          <table:table-cell office:value-type="float" office:value="22.8087" calcext:value-type="float">
            <text:p>22.8087</text:p>
          </table:table-cell>
          <table:table-cell office:value-type="float" office:value="26.0997" calcext:value-type="float">
            <text:p>26.0997</text:p>
          </table:table-cell>
          <table:table-cell office:value-type="float" office:value="27.5008" calcext:value-type="float">
            <text:p>27.5008</text:p>
          </table:table-cell>
          <table:table-cell office:value-type="float" office:value="28.7716" calcext:value-type="float">
            <text:p>28.7716</text:p>
          </table:table-cell>
          <table:table-cell office:value-type="float" office:value="29.4558" calcext:value-type="float">
            <text:p>29.4558</text:p>
          </table:table-cell>
          <table:table-cell office:value-type="float" office:value="30.0424" calcext:value-type="float">
            <text:p>30.0424</text:p>
          </table:table-cell>
          <table:table-cell office:value-type="float" office:value="30.303" calcext:value-type="float">
            <text:p>30.30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[.A104]*5/1023" office:value-type="float" office:value="4.9169110459433" calcext:value-type="float">
            <text:p>4.9169110459433</text:p>
          </table:table-cell>
          <table:table-cell office:value-type="float" office:value="0.488759" calcext:value-type="float">
            <text:p>0.488759</text:p>
          </table:table-cell>
          <table:table-cell office:value-type="float" office:value="0.553926" calcext:value-type="float">
            <text:p>0.553926</text:p>
          </table:table-cell>
          <table:table-cell office:value-type="float" office:value="4.72467" calcext:value-type="float">
            <text:p>4.72467</text:p>
          </table:table-cell>
          <table:table-cell office:value-type="float" office:value="7.10329" calcext:value-type="float">
            <text:p>7.10329</text:p>
          </table:table-cell>
          <table:table-cell office:value-type="float" office:value="10.101" calcext:value-type="float">
            <text:p>10.101</text:p>
          </table:table-cell>
          <table:table-cell office:value-type="float" office:value="13.8807" calcext:value-type="float">
            <text:p>13.8807</text:p>
          </table:table-cell>
          <table:table-cell office:value-type="float" office:value="18.0515" calcext:value-type="float">
            <text:p>18.0515</text:p>
          </table:table-cell>
          <table:table-cell office:value-type="float" office:value="22.9065" calcext:value-type="float">
            <text:p>22.9065</text:p>
          </table:table-cell>
          <table:table-cell office:value-type="float" office:value="26.2952" calcext:value-type="float">
            <text:p>26.2952</text:p>
          </table:table-cell>
          <table:table-cell office:value-type="float" office:value="27.7615" calcext:value-type="float">
            <text:p>27.7615</text:p>
          </table:table-cell>
          <table:table-cell office:value-type="float" office:value="29.0648" calcext:value-type="float">
            <text:p>29.0648</text:p>
          </table:table-cell>
          <table:table-cell office:value-type="float" office:value="29.7491" calcext:value-type="float">
            <text:p>29.7491</text:p>
          </table:table-cell>
          <table:table-cell office:value-type="float" office:value="30.3356" calcext:value-type="float">
            <text:p>30.3356</text:p>
          </table:table-cell>
          <table:table-cell office:value-type="float" office:value="30.5963" calcext:value-type="float">
            <text:p>30.59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24T14:49:31.786840253</dc:date>
    <meta:editing-duration>PT21M43S</meta:editing-duration>
    <meta:editing-cycles>5</meta:editing-cycles>
    <meta:generator>LibreOffice/6.0.7.3$Linux_X86_64 LibreOffice_project/00m0$Build-3</meta:generator>
    <meta:document-statistic meta:table-count="1" meta:cell-count="16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5.529cm" svg:height="22.086cm" xlink:href=".." xlink:type="simple" chart:class="chart:scatter" chart:style-name="ch1">
        <chart:legend chart:legend-position="end" svg:x="33.18cm" svg:y="7.507cm" style:legend-expansion="high" chart:style-name="ch2"/>
        <chart:plot-area chart:style-name="ch3" table:cell-range-address="'0'.B1:'0'.P104" chart:data-source-has-labels="row" svg:x="0.71cm" svg:y="0.441cm" svg:width="31.76cm" svg:height="21.204cm">
          <chartooo:coordinate-region svg:x="1.331cm" svg:y="0.64cm" svg:width="31.045cm" svg:height="20.3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'.C2:'0'.C104" chart:label-cell-address="'0'.C1:'0'.C1" chart:class="chart:scatter">
            <chart:domain table:cell-range-address="'0'.B2:'0'.B104"/>
            <chart:data-point chart:repeated="103"/>
          </chart:series>
          <chart:series chart:style-name="ch7" chart:values-cell-range-address="'0'.D2:'0'.D104" chart:label-cell-address="'0'.D1:'0'.D1" chart:class="chart:scatter">
            <chart:data-point chart:repeated="103"/>
          </chart:series>
          <chart:series chart:style-name="ch8" chart:values-cell-range-address="'0'.E2:'0'.E104" chart:label-cell-address="'0'.E1:'0'.E1" chart:class="chart:scatter">
            <chart:data-point chart:repeated="103"/>
          </chart:series>
          <chart:series chart:style-name="ch9" chart:values-cell-range-address="'0'.F2:'0'.F104" chart:label-cell-address="'0'.F1:'0'.F1" chart:class="chart:scatter">
            <chart:data-point chart:repeated="103"/>
          </chart:series>
          <chart:series chart:style-name="ch10" chart:values-cell-range-address="'0'.G2:'0'.G104" chart:label-cell-address="'0'.G1:'0'.G1" chart:class="chart:scatter">
            <chart:data-point chart:repeated="103"/>
          </chart:series>
          <chart:series chart:style-name="ch11" chart:values-cell-range-address="'0'.H2:'0'.H104" chart:label-cell-address="'0'.H1:'0'.H1" chart:class="chart:scatter">
            <chart:data-point chart:repeated="103"/>
          </chart:series>
          <chart:series chart:style-name="ch12" chart:values-cell-range-address="'0'.I2:'0'.I104" chart:label-cell-address="'0'.I1:'0'.I1" chart:class="chart:scatter">
            <chart:data-point chart:repeated="103"/>
          </chart:series>
          <chart:series chart:style-name="ch13" chart:values-cell-range-address="'0'.J2:'0'.J104" chart:label-cell-address="'0'.J1:'0'.J1" chart:class="chart:scatter">
            <chart:data-point chart:repeated="103"/>
          </chart:series>
          <chart:series chart:style-name="ch14" chart:values-cell-range-address="'0'.K2:'0'.K104" chart:label-cell-address="'0'.K1:'0'.K1" chart:class="chart:scatter">
            <chart:data-point chart:repeated="103"/>
          </chart:series>
          <chart:series chart:style-name="ch15" chart:values-cell-range-address="'0'.L2:'0'.L104" chart:label-cell-address="'0'.L1:'0'.L1" chart:class="chart:scatter">
            <chart:data-point chart:repeated="103"/>
          </chart:series>
          <chart:series chart:style-name="ch16" chart:values-cell-range-address="'0'.M2:'0'.M104" chart:label-cell-address="'0'.M1:'0'.M1" chart:class="chart:scatter">
            <chart:data-point chart:repeated="103"/>
          </chart:series>
          <chart:series chart:style-name="ch17" chart:values-cell-range-address="'0'.N2:'0'.N104" chart:label-cell-address="'0'.N1:'0'.N1" chart:class="chart:scatter">
            <chart:data-point chart:repeated="103"/>
          </chart:series>
          <chart:series chart:style-name="ch18" chart:values-cell-range-address="'0'.O2:'0'.O104" chart:label-cell-address="'0'.O1:'0'.O1" chart:class="chart:scatter">
            <chart:data-point chart:repeated="103"/>
          </chart:series>
          <chart:series chart:style-name="ch19" chart:values-cell-range-address="'0'.P2:'0'.P104" chart:label-cell-address="'0'.P1:'0'.P1" chart:class="chart:scatter">
            <chart:data-point chart:repeated="10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_0V</text:p>
                <draw:g>
                  <svg:desc>'0'.C1:'0'.C1</svg:desc>
                </draw:g>
              </table:table-cell>
              <table:table-cell office:value-type="string">
                <text:p>I_1V</text:p>
                <draw:g>
                  <svg:desc>'0'.D1:'0'.D1</svg:desc>
                </draw:g>
              </table:table-cell>
              <table:table-cell office:value-type="string">
                <text:p>I_1,5V</text:p>
                <draw:g>
                  <svg:desc>'0'.E1:'0'.E1</svg:desc>
                </draw:g>
              </table:table-cell>
              <table:table-cell office:value-type="string">
                <text:p>I_1,6V</text:p>
                <draw:g>
                  <svg:desc>'0'.F1:'0'.F1</svg:desc>
                </draw:g>
              </table:table-cell>
              <table:table-cell office:value-type="string">
                <text:p>I_1,7V</text:p>
                <draw:g>
                  <svg:desc>'0'.G1:'0'.G1</svg:desc>
                </draw:g>
              </table:table-cell>
              <table:table-cell office:value-type="string">
                <text:p>I_1,8V</text:p>
                <draw:g>
                  <svg:desc>'0'.H1:'0'.H1</svg:desc>
                </draw:g>
              </table:table-cell>
              <table:table-cell office:value-type="string">
                <text:p>I_1,9V</text:p>
                <draw:g>
                  <svg:desc>'0'.I1:'0'.I1</svg:desc>
                </draw:g>
              </table:table-cell>
              <table:table-cell office:value-type="string">
                <text:p>I_2V</text:p>
                <draw:g>
                  <svg:desc>'0'.J1:'0'.J1</svg:desc>
                </draw:g>
              </table:table-cell>
              <table:table-cell office:value-type="string">
                <text:p>I_2.1V</text:p>
                <draw:g>
                  <svg:desc>'0'.K1:'0'.K1</svg:desc>
                </draw:g>
              </table:table-cell>
              <table:table-cell office:value-type="string">
                <text:p>I_2,2V</text:p>
                <draw:g>
                  <svg:desc>'0'.L1:'0'.L1</svg:desc>
                </draw:g>
              </table:table-cell>
              <table:table-cell office:value-type="string">
                <text:p>I_2.5V</text:p>
                <draw:g>
                  <svg:desc>'0'.M1:'0'.M1</svg:desc>
                </draw:g>
              </table:table-cell>
              <table:table-cell office:value-type="string">
                <text:p>I_3V</text:p>
                <draw:g>
                  <svg:desc>'0'.N1:'0'.N1</svg:desc>
                </draw:g>
              </table:table-cell>
              <table:table-cell office:value-type="string">
                <text:p>I_4V</text:p>
                <draw:g>
                  <svg:desc>'0'.O1:'0'.O1</svg:desc>
                </draw:g>
              </table:table-cell>
              <table:table-cell office:value-type="string">
                <text:p>I_5V</text:p>
                <draw:g>
                  <svg:desc>'0'.P1:'0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0'.B2:'0'.B104</svg:desc>
                </draw:g>
              </table:table-cell>
              <table:table-cell office:value-type="float" office:value="0">
                <text:p>0</text:p>
                <draw:g>
                  <svg:desc>'0'.C2:'0'.C104</svg:desc>
                </draw:g>
              </table:table-cell>
              <table:table-cell office:value-type="float" office:value="0">
                <text:p>0</text:p>
                <draw:g>
                  <svg:desc>'0'.D2:'0'.D104</svg:desc>
                </draw:g>
              </table:table-cell>
              <table:table-cell office:value-type="float" office:value="0">
                <text:p>0</text:p>
                <draw:g>
                  <svg:desc>'0'.E2:'0'.E104</svg:desc>
                </draw:g>
              </table:table-cell>
              <table:table-cell office:value-type="float" office:value="0">
                <text:p>0</text:p>
                <draw:g>
                  <svg:desc>'0'.F2:'0'.F104</svg:desc>
                </draw:g>
              </table:table-cell>
              <table:table-cell office:value-type="float" office:value="0">
                <text:p>0</text:p>
                <draw:g>
                  <svg:desc>'0'.G2:'0'.G104</svg:desc>
                </draw:g>
              </table:table-cell>
              <table:table-cell office:value-type="float" office:value="0">
                <text:p>0</text:p>
                <draw:g>
                  <svg:desc>'0'.H2:'0'.H104</svg:desc>
                </draw:g>
              </table:table-cell>
              <table:table-cell office:value-type="float" office:value="0">
                <text:p>0</text:p>
                <draw:g>
                  <svg:desc>'0'.I2:'0'.I104</svg:desc>
                </draw:g>
              </table:table-cell>
              <table:table-cell office:value-type="float" office:value="0">
                <text:p>0</text:p>
                <draw:g>
                  <svg:desc>'0'.J2:'0'.J104</svg:desc>
                </draw:g>
              </table:table-cell>
              <table:table-cell office:value-type="float" office:value="0">
                <text:p>0</text:p>
                <draw:g>
                  <svg:desc>'0'.K2:'0'.K104</svg:desc>
                </draw:g>
              </table:table-cell>
              <table:table-cell office:value-type="float" office:value="0">
                <text:p>0</text:p>
                <draw:g>
                  <svg:desc>'0'.L2:'0'.L104</svg:desc>
                </draw:g>
              </table:table-cell>
              <table:table-cell office:value-type="float" office:value="0">
                <text:p>0</text:p>
                <draw:g>
                  <svg:desc>'0'.M2:'0'.M104</svg:desc>
                </draw:g>
              </table:table-cell>
              <table:table-cell office:value-type="float" office:value="0">
                <text:p>0</text:p>
                <draw:g>
                  <svg:desc>'0'.N2:'0'.N104</svg:desc>
                </draw:g>
              </table:table-cell>
              <table:table-cell office:value-type="float" office:value="0">
                <text:p>0</text:p>
                <draw:g>
                  <svg:desc>'0'.O2:'0'.O104</svg:desc>
                </draw:g>
              </table:table-cell>
              <table:table-cell office:value-type="float" office:value="0">
                <text:p>0</text:p>
                <draw:g>
                  <svg:desc>'0'.P2:'0'.P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1006842619746">
                <text:p>0.0391006842619746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325839">
                <text:p>0.0325839</text:p>
              </table:table-cell>
              <table:table-cell office:value-type="float" office:value="0.260671">
                <text:p>0.260671</text:p>
              </table:table-cell>
              <table:table-cell office:value-type="float" office:value="0.293255">
                <text:p>0.293255</text:p>
              </table:table-cell>
              <table:table-cell office:value-type="float" office:value="0.293255">
                <text:p>0.293255</text:p>
              </table:table-cell>
              <table:table-cell office:value-type="float" office:value="0.293255">
                <text:p>0.293255</text:p>
              </table:table-cell>
              <table:table-cell office:value-type="float" office:value="0.293255">
                <text:p>0.293255</text:p>
              </table:table-cell>
              <table:table-cell office:value-type="float" office:value="0.293255">
                <text:p>0.293255</text:p>
              </table:table-cell>
              <table:table-cell office:value-type="float" office:value="0.293255">
                <text:p>0.293255</text:p>
              </table:table-cell>
              <table:table-cell office:value-type="float" office:value="0.293255">
                <text:p>0.293255</text:p>
              </table:table-cell>
              <table:table-cell office:value-type="float" office:value="0.293255">
                <text:p>0.293255</text:p>
              </table:table-cell>
              <table:table-cell office:value-type="float" office:value="0.293255">
                <text:p>0.293255</text:p>
              </table:table-cell>
              <table:table-cell office:value-type="float" office:value="0.293255">
                <text:p>0.293255</text:p>
              </table:table-cell>
              <table:table-cell office:value-type="float" office:value="0.293255">
                <text:p>0.293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79765395894428">
                <text:p>0.0879765395894428</text:p>
              </table:table-cell>
              <table:table-cell office:value-type="float" office:value="0">
                <text:p>0</text:p>
              </table:table-cell>
              <table:table-cell office:value-type="float" office:value="0.0325839">
                <text:p>0.0325839</text:p>
              </table:table-cell>
              <table:table-cell office:value-type="float" office:value="0.456175">
                <text:p>0.456175</text:p>
              </table:table-cell>
              <table:table-cell office:value-type="float" office:value="0.553926">
                <text:p>0.553926</text:p>
              </table:table-cell>
              <table:table-cell office:value-type="float" office:value="0.521342">
                <text:p>0.521342</text:p>
              </table:table-cell>
              <table:table-cell office:value-type="float" office:value="0.553926">
                <text:p>0.553926</text:p>
              </table:table-cell>
              <table:table-cell office:value-type="float" office:value="0.553926">
                <text:p>0.553926</text:p>
              </table:table-cell>
              <table:table-cell office:value-type="float" office:value="0.553926">
                <text:p>0.553926</text:p>
              </table:table-cell>
              <table:table-cell office:value-type="float" office:value="0.58651">
                <text:p>0.58651</text:p>
              </table:table-cell>
              <table:table-cell office:value-type="float" office:value="0.58651">
                <text:p>0.58651</text:p>
              </table:table-cell>
              <table:table-cell office:value-type="float" office:value="0.58651">
                <text:p>0.58651</text:p>
              </table:table-cell>
              <table:table-cell office:value-type="float" office:value="0.619094">
                <text:p>0.619094</text:p>
              </table:table-cell>
              <table:table-cell office:value-type="float" office:value="0.619094">
                <text:p>0.619094</text:p>
              </table:table-cell>
              <table:table-cell office:value-type="float" office:value="0.619094">
                <text:p>0.619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6852394916911">
                <text:p>0.136852394916911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325839">
                <text:p>0.0325839</text:p>
              </table:table-cell>
              <table:table-cell office:value-type="float" office:value="0.716846">
                <text:p>0.716846</text:p>
              </table:table-cell>
              <table:table-cell office:value-type="float" office:value="0.74943">
                <text:p>0.74943</text:p>
              </table:table-cell>
              <table:table-cell office:value-type="float" office:value="0.814598">
                <text:p>0.814598</text:p>
              </table:table-cell>
              <table:table-cell office:value-type="float" office:value="0.814598">
                <text:p>0.814598</text:p>
              </table:table-cell>
              <table:table-cell office:value-type="float" office:value="0.847181">
                <text:p>0.847181</text:p>
              </table:table-cell>
              <table:table-cell office:value-type="float" office:value="0.847181">
                <text:p>0.847181</text:p>
              </table:table-cell>
              <table:table-cell office:value-type="float" office:value="0.847181">
                <text:p>0.847181</text:p>
              </table:table-cell>
              <table:table-cell office:value-type="float" office:value="0.847181">
                <text:p>0.847181</text:p>
              </table:table-cell>
              <table:table-cell office:value-type="float" office:value="0.879765">
                <text:p>0.879765</text:p>
              </table:table-cell>
              <table:table-cell office:value-type="float" office:value="0.912349">
                <text:p>0.912349</text:p>
              </table:table-cell>
              <table:table-cell office:value-type="float" office:value="0.912349">
                <text:p>0.912349</text:p>
              </table:table-cell>
              <table:table-cell office:value-type="float" office:value="0.912349">
                <text:p>0.912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5728250244379">
                <text:p>0.185728250244379</text:p>
              </table:table-cell>
              <table:table-cell office:value-type="float" office:value="0.0651678">
                <text:p>0.0651678</text:p>
              </table:table-cell>
              <table:table-cell office:value-type="float" office:value="0.0651678">
                <text:p>0.0651678</text:p>
              </table:table-cell>
              <table:table-cell office:value-type="float" office:value="0.944933">
                <text:p>0.944933</text:p>
              </table:table-cell>
              <table:table-cell office:value-type="float" office:value="1.04268">
                <text:p>1.04268</text:p>
              </table:table-cell>
              <table:table-cell office:value-type="float" office:value="1.04268">
                <text:p>1.04268</text:p>
              </table:table-cell>
              <table:table-cell office:value-type="float" office:value="1.07527">
                <text:p>1.07527</text:p>
              </table:table-cell>
              <table:table-cell office:value-type="float" office:value="1.10785">
                <text:p>1.10785</text:p>
              </table:table-cell>
              <table:table-cell office:value-type="float" office:value="1.10785">
                <text:p>1.10785</text:p>
              </table:table-cell>
              <table:table-cell office:value-type="float" office:value="1.10785">
                <text:p>1.10785</text:p>
              </table:table-cell>
              <table:table-cell office:value-type="float" office:value="1.14044">
                <text:p>1.14044</text:p>
              </table:table-cell>
              <table:table-cell office:value-type="float" office:value="1.17302">
                <text:p>1.17302</text:p>
              </table:table-cell>
              <table:table-cell office:value-type="float" office:value="1.17302">
                <text:p>1.17302</text:p>
              </table:table-cell>
              <table:table-cell office:value-type="float" office:value="1.2056">
                <text:p>1.2056</text:p>
              </table:table-cell>
              <table:table-cell office:value-type="float" office:value="1.23819">
                <text:p>1.23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9716520039101">
                <text:p>0.229716520039101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651678">
                <text:p>0.0651678</text:p>
              </table:table-cell>
              <table:table-cell office:value-type="float" office:value="1.17302">
                <text:p>1.17302</text:p>
              </table:table-cell>
              <table:table-cell office:value-type="float" office:value="1.27077">
                <text:p>1.27077</text:p>
              </table:table-cell>
              <table:table-cell office:value-type="float" office:value="1.33594">
                <text:p>1.33594</text:p>
              </table:table-cell>
              <table:table-cell office:value-type="float" office:value="1.36852">
                <text:p>1.36852</text:p>
              </table:table-cell>
              <table:table-cell office:value-type="float" office:value="1.36852">
                <text:p>1.36852</text:p>
              </table:table-cell>
              <table:table-cell office:value-type="float" office:value="1.40111">
                <text:p>1.40111</text:p>
              </table:table-cell>
              <table:table-cell office:value-type="float" office:value="1.40111">
                <text:p>1.40111</text:p>
              </table:table-cell>
              <table:table-cell office:value-type="float" office:value="1.43369">
                <text:p>1.43369</text:p>
              </table:table-cell>
              <table:table-cell office:value-type="float" office:value="1.43369">
                <text:p>1.43369</text:p>
              </table:table-cell>
              <table:table-cell office:value-type="float" office:value="1.46628">
                <text:p>1.46628</text:p>
              </table:table-cell>
              <table:table-cell office:value-type="float" office:value="1.49886">
                <text:p>1.49886</text:p>
              </table:table-cell>
              <table:table-cell office:value-type="float" office:value="1.53144">
                <text:p>1.53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8592375366569">
                <text:p>0.278592375366569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651678">
                <text:p>0.0651678</text:p>
              </table:table-cell>
              <table:table-cell office:value-type="float" office:value="1.40111">
                <text:p>1.40111</text:p>
              </table:table-cell>
              <table:table-cell office:value-type="float" office:value="1.49886">
                <text:p>1.49886</text:p>
              </table:table-cell>
              <table:table-cell office:value-type="float" office:value="1.56403">
                <text:p>1.56403</text:p>
              </table:table-cell>
              <table:table-cell office:value-type="float" office:value="1.6292">
                <text:p>1.6292</text:p>
              </table:table-cell>
              <table:table-cell office:value-type="float" office:value="1.66178">
                <text:p>1.66178</text:p>
              </table:table-cell>
              <table:table-cell office:value-type="float" office:value="1.66178">
                <text:p>1.66178</text:p>
              </table:table-cell>
              <table:table-cell office:value-type="float" office:value="1.69436">
                <text:p>1.69436</text:p>
              </table:table-cell>
              <table:table-cell office:value-type="float" office:value="1.69436">
                <text:p>1.69436</text:p>
              </table:table-cell>
              <table:table-cell office:value-type="float" office:value="1.72695">
                <text:p>1.72695</text:p>
              </table:table-cell>
              <table:table-cell office:value-type="float" office:value="1.75953">
                <text:p>1.75953</text:p>
              </table:table-cell>
              <table:table-cell office:value-type="float" office:value="1.79211">
                <text:p>1.79211</text:p>
              </table:table-cell>
              <table:table-cell office:value-type="float" office:value="1.79211">
                <text:p>1.79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7468230694037">
                <text:p>0.327468230694037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651678">
                <text:p>0.0651678</text:p>
              </table:table-cell>
              <table:table-cell office:value-type="float" office:value="1.66178">
                <text:p>1.66178</text:p>
              </table:table-cell>
              <table:table-cell office:value-type="float" office:value="1.79211">
                <text:p>1.79211</text:p>
              </table:table-cell>
              <table:table-cell office:value-type="float" office:value="1.85728">
                <text:p>1.85728</text:p>
              </table:table-cell>
              <table:table-cell office:value-type="float" office:value="1.88987">
                <text:p>1.88987</text:p>
              </table:table-cell>
              <table:table-cell office:value-type="float" office:value="1.95503">
                <text:p>1.95503</text:p>
              </table:table-cell>
              <table:table-cell office:value-type="float" office:value="1.95503">
                <text:p>1.95503</text:p>
              </table:table-cell>
              <table:table-cell office:value-type="float" office:value="1.98762">
                <text:p>1.98762</text:p>
              </table:table-cell>
              <table:table-cell office:value-type="float" office:value="1.98762">
                <text:p>1.98762</text:p>
              </table:table-cell>
              <table:table-cell office:value-type="float" office:value="2.0202">
                <text:p>2.0202</text:p>
              </table:table-cell>
              <table:table-cell office:value-type="float" office:value="2.08537">
                <text:p>2.08537</text:p>
              </table:table-cell>
              <table:table-cell office:value-type="float" office:value="2.11795">
                <text:p>2.11795</text:p>
              </table:table-cell>
              <table:table-cell office:value-type="float" office:value="2.11795">
                <text:p>2.11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6344086021505">
                <text:p>0.376344086021505</text:p>
              </table:table-cell>
              <table:table-cell office:value-type="float" office:value="0.0651678">
                <text:p>0.0651678</text:p>
              </table:table-cell>
              <table:table-cell office:value-type="float" office:value="0.0651678">
                <text:p>0.0651678</text:p>
              </table:table-cell>
              <table:table-cell office:value-type="float" office:value="1.85728">
                <text:p>1.85728</text:p>
              </table:table-cell>
              <table:table-cell office:value-type="float" office:value="1.98762">
                <text:p>1.98762</text:p>
              </table:table-cell>
              <table:table-cell office:value-type="float" office:value="2.11795">
                <text:p>2.11795</text:p>
              </table:table-cell>
              <table:table-cell office:value-type="float" office:value="2.18312">
                <text:p>2.18312</text:p>
              </table:table-cell>
              <table:table-cell office:value-type="float" office:value="2.21571">
                <text:p>2.21571</text:p>
              </table:table-cell>
              <table:table-cell office:value-type="float" office:value="2.28087">
                <text:p>2.28087</text:p>
              </table:table-cell>
              <table:table-cell office:value-type="float" office:value="2.28087">
                <text:p>2.28087</text:p>
              </table:table-cell>
              <table:table-cell office:value-type="float" office:value="2.31346">
                <text:p>2.31346</text:p>
              </table:table-cell>
              <table:table-cell office:value-type="float" office:value="2.34604">
                <text:p>2.34604</text:p>
              </table:table-cell>
              <table:table-cell office:value-type="float" office:value="2.37862">
                <text:p>2.37862</text:p>
              </table:table-cell>
              <table:table-cell office:value-type="float" office:value="2.41121">
                <text:p>2.41121</text:p>
              </table:table-cell>
              <table:table-cell office:value-type="float" office:value="2.41121">
                <text:p>2.41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5219941348974">
                <text:p>0.425219941348974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651678">
                <text:p>0.0651678</text:p>
              </table:table-cell>
              <table:table-cell office:value-type="float" office:value="2.05279">
                <text:p>2.05279</text:p>
              </table:table-cell>
              <table:table-cell office:value-type="float" office:value="2.24829">
                <text:p>2.24829</text:p>
              </table:table-cell>
              <table:table-cell office:value-type="float" office:value="2.34604">
                <text:p>2.34604</text:p>
              </table:table-cell>
              <table:table-cell office:value-type="float" office:value="2.47638">
                <text:p>2.47638</text:p>
              </table:table-cell>
              <table:table-cell office:value-type="float" office:value="2.47638">
                <text:p>2.47638</text:p>
              </table:table-cell>
              <table:table-cell office:value-type="float" office:value="2.50896">
                <text:p>2.50896</text:p>
              </table:table-cell>
              <table:table-cell office:value-type="float" office:value="2.54154">
                <text:p>2.54154</text:p>
              </table:table-cell>
              <table:table-cell office:value-type="float" office:value="2.57413">
                <text:p>2.57413</text:p>
              </table:table-cell>
              <table:table-cell office:value-type="float" office:value="2.60671">
                <text:p>2.60671</text:p>
              </table:table-cell>
              <table:table-cell office:value-type="float" office:value="2.67188">
                <text:p>2.67188</text:p>
              </table:table-cell>
              <table:table-cell office:value-type="float" office:value="2.70446">
                <text:p>2.70446</text:p>
              </table:table-cell>
              <table:table-cell office:value-type="float" office:value="2.70446">
                <text:p>2.70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4095796676442">
                <text:p>0.474095796676442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651678">
                <text:p>0.0651678</text:p>
              </table:table-cell>
              <table:table-cell office:value-type="float" office:value="2.28087">
                <text:p>2.28087</text:p>
              </table:table-cell>
              <table:table-cell office:value-type="float" office:value="2.50896">
                <text:p>2.50896</text:p>
              </table:table-cell>
              <table:table-cell office:value-type="float" office:value="2.6393">
                <text:p>2.6393</text:p>
              </table:table-cell>
              <table:table-cell office:value-type="float" office:value="2.73705">
                <text:p>2.73705</text:p>
              </table:table-cell>
              <table:table-cell office:value-type="float" office:value="2.76963">
                <text:p>2.76963</text:p>
              </table:table-cell>
              <table:table-cell office:value-type="float" office:value="2.8348">
                <text:p>2.8348</text:p>
              </table:table-cell>
              <table:table-cell office:value-type="float" office:value="2.8348">
                <text:p>2.8348</text:p>
              </table:table-cell>
              <table:table-cell office:value-type="float" office:value="2.86738">
                <text:p>2.86738</text:p>
              </table:table-cell>
              <table:table-cell office:value-type="float" office:value="2.89997">
                <text:p>2.89997</text:p>
              </table:table-cell>
              <table:table-cell office:value-type="float" office:value="2.96514">
                <text:p>2.96514</text:p>
              </table:table-cell>
              <table:table-cell office:value-type="float" office:value="2.99772">
                <text:p>2.99772</text:p>
              </table:table-cell>
              <table:table-cell office:value-type="float" office:value="3.0303">
                <text:p>3.03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2297165200391">
                <text:p>0.52297165200391</text:p>
              </table:table-cell>
              <table:table-cell office:value-type="float" office:value="0.0651678">
                <text:p>0.0651678</text:p>
              </table:table-cell>
              <table:table-cell office:value-type="float" office:value="0.0977517">
                <text:p>0.0977517</text:p>
              </table:table-cell>
              <table:table-cell office:value-type="float" office:value="2.47638">
                <text:p>2.47638</text:p>
              </table:table-cell>
              <table:table-cell office:value-type="float" office:value="2.70446">
                <text:p>2.70446</text:p>
              </table:table-cell>
              <table:table-cell office:value-type="float" office:value="2.89997">
                <text:p>2.89997</text:p>
              </table:table-cell>
              <table:table-cell office:value-type="float" office:value="2.99772">
                <text:p>2.99772</text:p>
              </table:table-cell>
              <table:table-cell office:value-type="float" office:value="3.06289">
                <text:p>3.06289</text:p>
              </table:table-cell>
              <table:table-cell office:value-type="float" office:value="3.09547">
                <text:p>3.09547</text:p>
              </table:table-cell>
              <table:table-cell office:value-type="float" office:value="3.12805">
                <text:p>3.12805</text:p>
              </table:table-cell>
              <table:table-cell office:value-type="float" office:value="3.16064">
                <text:p>3.16064</text:p>
              </table:table-cell>
              <table:table-cell office:value-type="float" office:value="3.19322">
                <text:p>3.19322</text:p>
              </table:table-cell>
              <table:table-cell office:value-type="float" office:value="3.25839">
                <text:p>3.25839</text:p>
              </table:table-cell>
              <table:table-cell office:value-type="float" office:value="3.29097">
                <text:p>3.29097</text:p>
              </table:table-cell>
              <table:table-cell office:value-type="float" office:value="3.32356">
                <text:p>3.32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1847507331378">
                <text:p>0.571847507331378</text:p>
              </table:table-cell>
              <table:table-cell office:value-type="float" office:value="0.0651678">
                <text:p>0.0651678</text:p>
              </table:table-cell>
              <table:table-cell office:value-type="float" office:value="0.0977517">
                <text:p>0.0977517</text:p>
              </table:table-cell>
              <table:table-cell office:value-type="float" office:value="2.67188">
                <text:p>2.67188</text:p>
              </table:table-cell>
              <table:table-cell office:value-type="float" office:value="2.96514">
                <text:p>2.96514</text:p>
              </table:table-cell>
              <table:table-cell office:value-type="float" office:value="3.16064">
                <text:p>3.16064</text:p>
              </table:table-cell>
              <table:table-cell office:value-type="float" office:value="3.25839">
                <text:p>3.25839</text:p>
              </table:table-cell>
              <table:table-cell office:value-type="float" office:value="3.32356">
                <text:p>3.32356</text:p>
              </table:table-cell>
              <table:table-cell office:value-type="float" office:value="3.38873">
                <text:p>3.38873</text:p>
              </table:table-cell>
              <table:table-cell office:value-type="float" office:value="3.42131">
                <text:p>3.42131</text:p>
              </table:table-cell>
              <table:table-cell office:value-type="float" office:value="3.45389">
                <text:p>3.45389</text:p>
              </table:table-cell>
              <table:table-cell office:value-type="float" office:value="3.48648">
                <text:p>3.48648</text:p>
              </table:table-cell>
              <table:table-cell office:value-type="float" office:value="3.55165">
                <text:p>3.55165</text:p>
              </table:table-cell>
              <table:table-cell office:value-type="float" office:value="3.58423">
                <text:p>3.58423</text:p>
              </table:table-cell>
              <table:table-cell office:value-type="float" office:value="3.61681">
                <text:p>3.616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0723362658847">
                <text:p>0.620723362658847</text:p>
              </table:table-cell>
              <table:table-cell office:value-type="float" office:value="0.0651678">
                <text:p>0.0651678</text:p>
              </table:table-cell>
              <table:table-cell office:value-type="float" office:value="0.0977517">
                <text:p>0.0977517</text:p>
              </table:table-cell>
              <table:table-cell office:value-type="float" office:value="2.86738">
                <text:p>2.86738</text:p>
              </table:table-cell>
              <table:table-cell office:value-type="float" office:value="3.19322">
                <text:p>3.19322</text:p>
              </table:table-cell>
              <table:table-cell office:value-type="float" office:value="3.42131">
                <text:p>3.42131</text:p>
              </table:table-cell>
              <table:table-cell office:value-type="float" office:value="3.51906">
                <text:p>3.51906</text:p>
              </table:table-cell>
              <table:table-cell office:value-type="float" office:value="3.58423">
                <text:p>3.58423</text:p>
              </table:table-cell>
              <table:table-cell office:value-type="float" office:value="3.6494">
                <text:p>3.6494</text:p>
              </table:table-cell>
              <table:table-cell office:value-type="float" office:value="3.68198">
                <text:p>3.68198</text:p>
              </table:table-cell>
              <table:table-cell office:value-type="float" office:value="3.71457">
                <text:p>3.71457</text:p>
              </table:table-cell>
              <table:table-cell office:value-type="float" office:value="3.77973">
                <text:p>3.77973</text:p>
              </table:table-cell>
              <table:table-cell office:value-type="float" office:value="3.8449">
                <text:p>3.8449</text:p>
              </table:table-cell>
              <table:table-cell office:value-type="float" office:value="3.91007">
                <text:p>3.91007</text:p>
              </table:table-cell>
              <table:table-cell office:value-type="float" office:value="3.91007">
                <text:p>3.91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4711632453568">
                <text:p>0.664711632453568</text:p>
              </table:table-cell>
              <table:table-cell office:value-type="float" office:value="0.0651678">
                <text:p>0.0651678</text:p>
              </table:table-cell>
              <table:table-cell office:value-type="float" office:value="0.0977517">
                <text:p>0.0977517</text:p>
              </table:table-cell>
              <table:table-cell office:value-type="float" office:value="3.0303">
                <text:p>3.0303</text:p>
              </table:table-cell>
              <table:table-cell office:value-type="float" office:value="3.42131">
                <text:p>3.42131</text:p>
              </table:table-cell>
              <table:table-cell office:value-type="float" office:value="3.6494">
                <text:p>3.6494</text:p>
              </table:table-cell>
              <table:table-cell office:value-type="float" office:value="3.77973">
                <text:p>3.77973</text:p>
              </table:table-cell>
              <table:table-cell office:value-type="float" office:value="3.87748">
                <text:p>3.87748</text:p>
              </table:table-cell>
              <table:table-cell office:value-type="float" office:value="3.91007">
                <text:p>3.91007</text:p>
              </table:table-cell>
              <table:table-cell office:value-type="float" office:value="3.97524">
                <text:p>3.97524</text:p>
              </table:table-cell>
              <table:table-cell office:value-type="float" office:value="4.00782">
                <text:p>4.00782</text:p>
              </table:table-cell>
              <table:table-cell office:value-type="float" office:value="4.07299">
                <text:p>4.07299</text:p>
              </table:table-cell>
              <table:table-cell office:value-type="float" office:value="4.13816">
                <text:p>4.13816</text:p>
              </table:table-cell>
              <table:table-cell office:value-type="float" office:value="4.20332">
                <text:p>4.20332</text:p>
              </table:table-cell>
              <table:table-cell office:value-type="float" office:value="4.23591">
                <text:p>4.235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3587487781036">
                <text:p>0.713587487781036</text:p>
              </table:table-cell>
              <table:table-cell office:value-type="float" office:value="0.0651678">
                <text:p>0.0651678</text:p>
              </table:table-cell>
              <table:table-cell office:value-type="float" office:value="0.0977517">
                <text:p>0.0977517</text:p>
              </table:table-cell>
              <table:table-cell office:value-type="float" office:value="3.22581">
                <text:p>3.22581</text:p>
              </table:table-cell>
              <table:table-cell office:value-type="float" office:value="3.6494">
                <text:p>3.6494</text:p>
              </table:table-cell>
              <table:table-cell office:value-type="float" office:value="3.91007">
                <text:p>3.91007</text:p>
              </table:table-cell>
              <table:table-cell office:value-type="float" office:value="4.0404">
                <text:p>4.0404</text:p>
              </table:table-cell>
              <table:table-cell office:value-type="float" office:value="4.13816">
                <text:p>4.13816</text:p>
              </table:table-cell>
              <table:table-cell office:value-type="float" office:value="4.20332">
                <text:p>4.20332</text:p>
              </table:table-cell>
              <table:table-cell office:value-type="float" office:value="4.23591">
                <text:p>4.23591</text:p>
              </table:table-cell>
              <table:table-cell office:value-type="float" office:value="4.30108">
                <text:p>4.30108</text:p>
              </table:table-cell>
              <table:table-cell office:value-type="float" office:value="4.33366">
                <text:p>4.33366</text:p>
              </table:table-cell>
              <table:table-cell office:value-type="float" office:value="4.43141">
                <text:p>4.43141</text:p>
              </table:table-cell>
              <table:table-cell office:value-type="float" office:value="4.49658">
                <text:p>4.49658</text:p>
              </table:table-cell>
              <table:table-cell office:value-type="float" office:value="4.52916">
                <text:p>4.52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2463343108504">
                <text:p>0.762463343108504</text:p>
              </table:table-cell>
              <table:table-cell office:value-type="float" office:value="0.0977517">
                <text:p>0.0977517</text:p>
              </table:table-cell>
              <table:table-cell office:value-type="float" office:value="0.130336">
                <text:p>0.130336</text:p>
              </table:table-cell>
              <table:table-cell office:value-type="float" office:value="3.38873">
                <text:p>3.38873</text:p>
              </table:table-cell>
              <table:table-cell office:value-type="float" office:value="3.8449">
                <text:p>3.8449</text:p>
              </table:table-cell>
              <table:table-cell office:value-type="float" office:value="4.13816">
                <text:p>4.13816</text:p>
              </table:table-cell>
              <table:table-cell office:value-type="float" office:value="4.30108">
                <text:p>4.30108</text:p>
              </table:table-cell>
              <table:table-cell office:value-type="float" office:value="4.43141">
                <text:p>4.43141</text:p>
              </table:table-cell>
              <table:table-cell office:value-type="float" office:value="4.49658">
                <text:p>4.49658</text:p>
              </table:table-cell>
              <table:table-cell office:value-type="float" office:value="4.52916">
                <text:p>4.52916</text:p>
              </table:table-cell>
              <table:table-cell office:value-type="float" office:value="4.56175">
                <text:p>4.56175</text:p>
              </table:table-cell>
              <table:table-cell office:value-type="float" office:value="4.6595">
                <text:p>4.6595</text:p>
              </table:table-cell>
              <table:table-cell office:value-type="float" office:value="4.72467">
                <text:p>4.72467</text:p>
              </table:table-cell>
              <table:table-cell office:value-type="float" office:value="4.78983">
                <text:p>4.78983</text:p>
              </table:table-cell>
              <table:table-cell office:value-type="float" office:value="4.82242">
                <text:p>4.82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1339198435972">
                <text:p>0.811339198435972</text:p>
              </table:table-cell>
              <table:table-cell office:value-type="float" office:value="0.0977517">
                <text:p>0.0977517</text:p>
              </table:table-cell>
              <table:table-cell office:value-type="float" office:value="0.130336">
                <text:p>0.130336</text:p>
              </table:table-cell>
              <table:table-cell office:value-type="float" office:value="3.55165">
                <text:p>3.55165</text:p>
              </table:table-cell>
              <table:table-cell office:value-type="float" office:value="4.07299">
                <text:p>4.07299</text:p>
              </table:table-cell>
              <table:table-cell office:value-type="float" office:value="4.39883">
                <text:p>4.39883</text:p>
              </table:table-cell>
              <table:table-cell office:value-type="float" office:value="4.59433">
                <text:p>4.59433</text:p>
              </table:table-cell>
              <table:table-cell office:value-type="float" office:value="4.69208">
                <text:p>4.69208</text:p>
              </table:table-cell>
              <table:table-cell office:value-type="float" office:value="4.75725">
                <text:p>4.75725</text:p>
              </table:table-cell>
              <table:table-cell office:value-type="float" office:value="4.78983">
                <text:p>4.78983</text:p>
              </table:table-cell>
              <table:table-cell office:value-type="float" office:value="4.855">
                <text:p>4.855</text:p>
              </table:table-cell>
              <table:table-cell office:value-type="float" office:value="4.92017">
                <text:p>4.92017</text:p>
              </table:table-cell>
              <table:table-cell office:value-type="float" office:value="5.01792">
                <text:p>5.01792</text:p>
              </table:table-cell>
              <table:table-cell office:value-type="float" office:value="5.08309">
                <text:p>5.08309</text:p>
              </table:table-cell>
              <table:table-cell office:value-type="float" office:value="5.11567">
                <text:p>5.11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60215053763441">
                <text:p>0.860215053763441</text:p>
              </table:table-cell>
              <table:table-cell office:value-type="float" office:value="0.0977517">
                <text:p>0.0977517</text:p>
              </table:table-cell>
              <table:table-cell office:value-type="float" office:value="0.130336">
                <text:p>0.130336</text:p>
              </table:table-cell>
              <table:table-cell office:value-type="float" office:value="3.68198">
                <text:p>3.68198</text:p>
              </table:table-cell>
              <table:table-cell office:value-type="float" office:value="4.30108">
                <text:p>4.30108</text:p>
              </table:table-cell>
              <table:table-cell office:value-type="float" office:value="4.62691">
                <text:p>4.62691</text:p>
              </table:table-cell>
              <table:table-cell office:value-type="float" office:value="4.82242">
                <text:p>4.82242</text:p>
              </table:table-cell>
              <table:table-cell office:value-type="float" office:value="4.95275">
                <text:p>4.95275</text:p>
              </table:table-cell>
              <table:table-cell office:value-type="float" office:value="5.05051">
                <text:p>5.05051</text:p>
              </table:table-cell>
              <table:table-cell office:value-type="float" office:value="5.08309">
                <text:p>5.08309</text:p>
              </table:table-cell>
              <table:table-cell office:value-type="float" office:value="5.14826">
                <text:p>5.14826</text:p>
              </table:table-cell>
              <table:table-cell office:value-type="float" office:value="5.21342">
                <text:p>5.21342</text:p>
              </table:table-cell>
              <table:table-cell office:value-type="float" office:value="5.31118">
                <text:p>5.31118</text:p>
              </table:table-cell>
              <table:table-cell office:value-type="float" office:value="5.37634">
                <text:p>5.37634</text:p>
              </table:table-cell>
              <table:table-cell office:value-type="float" office:value="5.44151">
                <text:p>5.441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0977517">
                <text:p>0.0977517</text:p>
              </table:table-cell>
              <table:table-cell office:value-type="float" office:value="0.130336">
                <text:p>0.130336</text:p>
              </table:table-cell>
              <table:table-cell office:value-type="float" office:value="3.81232">
                <text:p>3.81232</text:p>
              </table:table-cell>
              <table:table-cell office:value-type="float" office:value="4.49658">
                <text:p>4.49658</text:p>
              </table:table-cell>
              <table:table-cell office:value-type="float" office:value="4.855">
                <text:p>4.855</text:p>
              </table:table-cell>
              <table:table-cell office:value-type="float" office:value="5.08309">
                <text:p>5.08309</text:p>
              </table:table-cell>
              <table:table-cell office:value-type="float" office:value="5.24601">
                <text:p>5.24601</text:p>
              </table:table-cell>
              <table:table-cell office:value-type="float" office:value="5.31118">
                <text:p>5.31118</text:p>
              </table:table-cell>
              <table:table-cell office:value-type="float" office:value="5.37634">
                <text:p>5.37634</text:p>
              </table:table-cell>
              <table:table-cell office:value-type="float" office:value="5.40893">
                <text:p>5.40893</text:p>
              </table:table-cell>
              <table:table-cell office:value-type="float" office:value="5.50668">
                <text:p>5.50668</text:p>
              </table:table-cell>
              <table:table-cell office:value-type="float" office:value="5.57185">
                <text:p>5.57185</text:p>
              </table:table-cell>
              <table:table-cell office:value-type="float" office:value="5.6696">
                <text:p>5.6696</text:p>
              </table:table-cell>
              <table:table-cell office:value-type="float" office:value="5.70218">
                <text:p>5.70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7966764418377">
                <text:p>0.957966764418377</text:p>
              </table:table-cell>
              <table:table-cell office:value-type="float" office:value="0.0977517">
                <text:p>0.0977517</text:p>
              </table:table-cell>
              <table:table-cell office:value-type="float" office:value="0.130336">
                <text:p>0.130336</text:p>
              </table:table-cell>
              <table:table-cell office:value-type="float" office:value="3.91007">
                <text:p>3.91007</text:p>
              </table:table-cell>
              <table:table-cell office:value-type="float" office:value="4.69208">
                <text:p>4.69208</text:p>
              </table:table-cell>
              <table:table-cell office:value-type="float" office:value="5.11567">
                <text:p>5.11567</text:p>
              </table:table-cell>
              <table:table-cell office:value-type="float" office:value="5.37634">
                <text:p>5.37634</text:p>
              </table:table-cell>
              <table:table-cell office:value-type="float" office:value="5.50668">
                <text:p>5.50668</text:p>
              </table:table-cell>
              <table:table-cell office:value-type="float" office:value="5.60443">
                <text:p>5.60443</text:p>
              </table:table-cell>
              <table:table-cell office:value-type="float" office:value="5.6696">
                <text:p>5.6696</text:p>
              </table:table-cell>
              <table:table-cell office:value-type="float" office:value="5.70218">
                <text:p>5.70218</text:p>
              </table:table-cell>
              <table:table-cell office:value-type="float" office:value="5.79993">
                <text:p>5.79993</text:p>
              </table:table-cell>
              <table:table-cell office:value-type="float" office:value="5.89769">
                <text:p>5.89769</text:p>
              </table:table-cell>
              <table:table-cell office:value-type="float" office:value="5.96285">
                <text:p>5.96285</text:p>
              </table:table-cell>
              <table:table-cell office:value-type="float" office:value="6.02802">
                <text:p>6.028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684261974585">
                <text:p>1.00684261974585</text:p>
              </table:table-cell>
              <table:table-cell office:value-type="float" office:value="0.0977517">
                <text:p>0.0977517</text:p>
              </table:table-cell>
              <table:table-cell office:value-type="float" office:value="0.16292">
                <text:p>0.16292</text:p>
              </table:table-cell>
              <table:table-cell office:value-type="float" office:value="4.00782">
                <text:p>4.00782</text:p>
              </table:table-cell>
              <table:table-cell office:value-type="float" office:value="4.88759">
                <text:p>4.88759</text:p>
              </table:table-cell>
              <table:table-cell office:value-type="float" office:value="5.34376">
                <text:p>5.34376</text:p>
              </table:table-cell>
              <table:table-cell office:value-type="float" office:value="5.60443">
                <text:p>5.60443</text:p>
              </table:table-cell>
              <table:table-cell office:value-type="float" office:value="5.76735">
                <text:p>5.76735</text:p>
              </table:table-cell>
              <table:table-cell office:value-type="float" office:value="5.8651">
                <text:p>5.8651</text:p>
              </table:table-cell>
              <table:table-cell office:value-type="float" office:value="5.93027">
                <text:p>5.93027</text:p>
              </table:table-cell>
              <table:table-cell office:value-type="float" office:value="5.99544">
                <text:p>5.99544</text:p>
              </table:table-cell>
              <table:table-cell office:value-type="float" office:value="6.09319">
                <text:p>6.09319</text:p>
              </table:table-cell>
              <table:table-cell office:value-type="float" office:value="6.19094">
                <text:p>6.19094</text:p>
              </table:table-cell>
              <table:table-cell office:value-type="float" office:value="6.28869">
                <text:p>6.28869</text:p>
              </table:table-cell>
              <table:table-cell office:value-type="float" office:value="6.32128">
                <text:p>6.32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571847507331">
                <text:p>1.05571847507331</text:p>
              </table:table-cell>
              <table:table-cell office:value-type="float" office:value="0.0977517">
                <text:p>0.0977517</text:p>
              </table:table-cell>
              <table:table-cell office:value-type="float" office:value="0.16292">
                <text:p>0.16292</text:p>
              </table:table-cell>
              <table:table-cell office:value-type="float" office:value="4.07299">
                <text:p>4.07299</text:p>
              </table:table-cell>
              <table:table-cell office:value-type="float" office:value="5.05051">
                <text:p>5.05051</text:p>
              </table:table-cell>
              <table:table-cell office:value-type="float" office:value="5.57185">
                <text:p>5.57185</text:p>
              </table:table-cell>
              <table:table-cell office:value-type="float" office:value="5.89769">
                <text:p>5.89769</text:p>
              </table:table-cell>
              <table:table-cell office:value-type="float" office:value="6.02802">
                <text:p>6.02802</text:p>
              </table:table-cell>
              <table:table-cell office:value-type="float" office:value="6.15836">
                <text:p>6.15836</text:p>
              </table:table-cell>
              <table:table-cell office:value-type="float" office:value="6.22353">
                <text:p>6.22353</text:p>
              </table:table-cell>
              <table:table-cell office:value-type="float" office:value="6.25611">
                <text:p>6.25611</text:p>
              </table:table-cell>
              <table:table-cell office:value-type="float" office:value="6.38645">
                <text:p>6.38645</text:p>
              </table:table-cell>
              <table:table-cell office:value-type="float" office:value="6.45161">
                <text:p>6.45161</text:p>
              </table:table-cell>
              <table:table-cell office:value-type="float" office:value="6.58195">
                <text:p>6.58195</text:p>
              </table:table-cell>
              <table:table-cell office:value-type="float" office:value="6.61453">
                <text:p>6.61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0459433040078">
                <text:p>1.10459433040078</text:p>
              </table:table-cell>
              <table:table-cell office:value-type="float" office:value="0.130336">
                <text:p>0.130336</text:p>
              </table:table-cell>
              <table:table-cell office:value-type="float" office:value="0.16292">
                <text:p>0.16292</text:p>
              </table:table-cell>
              <table:table-cell office:value-type="float" office:value="4.10557">
                <text:p>4.10557</text:p>
              </table:table-cell>
              <table:table-cell office:value-type="float" office:value="5.27859">
                <text:p>5.27859</text:p>
              </table:table-cell>
              <table:table-cell office:value-type="float" office:value="5.79993">
                <text:p>5.79993</text:p>
              </table:table-cell>
              <table:table-cell office:value-type="float" office:value="6.12577">
                <text:p>6.12577</text:p>
              </table:table-cell>
              <table:table-cell office:value-type="float" office:value="6.32128">
                <text:p>6.32128</text:p>
              </table:table-cell>
              <table:table-cell office:value-type="float" office:value="6.41903">
                <text:p>6.41903</text:p>
              </table:table-cell>
              <table:table-cell office:value-type="float" office:value="6.4842">
                <text:p>6.4842</text:p>
              </table:table-cell>
              <table:table-cell office:value-type="float" office:value="6.54936">
                <text:p>6.54936</text:p>
              </table:table-cell>
              <table:table-cell office:value-type="float" office:value="6.64712">
                <text:p>6.64712</text:p>
              </table:table-cell>
              <table:table-cell office:value-type="float" office:value="6.74487">
                <text:p>6.74487</text:p>
              </table:table-cell>
              <table:table-cell office:value-type="float" office:value="6.8752">
                <text:p>6.8752</text:p>
              </table:table-cell>
              <table:table-cell office:value-type="float" office:value="6.90779">
                <text:p>6.90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485826001955">
                <text:p>1.1485826001955</text:p>
              </table:table-cell>
              <table:table-cell office:value-type="float" office:value="0.130336">
                <text:p>0.130336</text:p>
              </table:table-cell>
              <table:table-cell office:value-type="float" office:value="0.16292">
                <text:p>0.16292</text:p>
              </table:table-cell>
              <table:table-cell office:value-type="float" office:value="4.17074">
                <text:p>4.17074</text:p>
              </table:table-cell>
              <table:table-cell office:value-type="float" office:value="5.44151">
                <text:p>5.44151</text:p>
              </table:table-cell>
              <table:table-cell office:value-type="float" office:value="6.02802">
                <text:p>6.02802</text:p>
              </table:table-cell>
              <table:table-cell office:value-type="float" office:value="6.38645">
                <text:p>6.38645</text:p>
              </table:table-cell>
              <table:table-cell office:value-type="float" office:value="6.58195">
                <text:p>6.58195</text:p>
              </table:table-cell>
              <table:table-cell office:value-type="float" office:value="6.6797">
                <text:p>6.6797</text:p>
              </table:table-cell>
              <table:table-cell office:value-type="float" office:value="6.77745">
                <text:p>6.77745</text:p>
              </table:table-cell>
              <table:table-cell office:value-type="float" office:value="6.84262">
                <text:p>6.84262</text:p>
              </table:table-cell>
              <table:table-cell office:value-type="float" office:value="6.94037">
                <text:p>6.94037</text:p>
              </table:table-cell>
              <table:table-cell office:value-type="float" office:value="7.03812">
                <text:p>7.03812</text:p>
              </table:table-cell>
              <table:table-cell office:value-type="float" office:value="7.16846">
                <text:p>7.16846</text:p>
              </table:table-cell>
              <table:table-cell office:value-type="float" office:value="7.23363">
                <text:p>7.233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9745845552297">
                <text:p>1.19745845552297</text:p>
              </table:table-cell>
              <table:table-cell office:value-type="float" office:value="0.130336">
                <text:p>0.130336</text:p>
              </table:table-cell>
              <table:table-cell office:value-type="float" office:value="0.16292">
                <text:p>0.16292</text:p>
              </table:table-cell>
              <table:table-cell office:value-type="float" office:value="4.20332">
                <text:p>4.20332</text:p>
              </table:table-cell>
              <table:table-cell office:value-type="float" office:value="5.60443">
                <text:p>5.60443</text:p>
              </table:table-cell>
              <table:table-cell office:value-type="float" office:value="6.22353">
                <text:p>6.22353</text:p>
              </table:table-cell>
              <table:table-cell office:value-type="float" office:value="6.61453">
                <text:p>6.61453</text:p>
              </table:table-cell>
              <table:table-cell office:value-type="float" office:value="6.84262">
                <text:p>6.84262</text:p>
              </table:table-cell>
              <table:table-cell office:value-type="float" office:value="6.97296">
                <text:p>6.97296</text:p>
              </table:table-cell>
              <table:table-cell office:value-type="float" office:value="7.03812">
                <text:p>7.03812</text:p>
              </table:table-cell>
              <table:table-cell office:value-type="float" office:value="7.10329">
                <text:p>7.10329</text:p>
              </table:table-cell>
              <table:table-cell office:value-type="float" office:value="7.23363">
                <text:p>7.23363</text:p>
              </table:table-cell>
              <table:table-cell office:value-type="float" office:value="7.36396">
                <text:p>7.36396</text:p>
              </table:table-cell>
              <table:table-cell office:value-type="float" office:value="7.46171">
                <text:p>7.46171</text:p>
              </table:table-cell>
              <table:table-cell office:value-type="float" office:value="7.52688">
                <text:p>7.526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4633431085044">
                <text:p>1.24633431085044</text:p>
              </table:table-cell>
              <table:table-cell office:value-type="float" office:value="0.16292">
                <text:p>0.16292</text:p>
              </table:table-cell>
              <table:table-cell office:value-type="float" office:value="0.16292">
                <text:p>0.16292</text:p>
              </table:table-cell>
              <table:table-cell office:value-type="float" office:value="4.20332">
                <text:p>4.20332</text:p>
              </table:table-cell>
              <table:table-cell office:value-type="float" office:value="5.76735">
                <text:p>5.76735</text:p>
              </table:table-cell>
              <table:table-cell office:value-type="float" office:value="6.45161">
                <text:p>6.45161</text:p>
              </table:table-cell>
              <table:table-cell office:value-type="float" office:value="6.8752">
                <text:p>6.8752</text:p>
              </table:table-cell>
              <table:table-cell office:value-type="float" office:value="7.10329">
                <text:p>7.10329</text:p>
              </table:table-cell>
              <table:table-cell office:value-type="float" office:value="7.23363">
                <text:p>7.23363</text:p>
              </table:table-cell>
              <table:table-cell office:value-type="float" office:value="7.33138">
                <text:p>7.33138</text:p>
              </table:table-cell>
              <table:table-cell office:value-type="float" office:value="7.39655">
                <text:p>7.39655</text:p>
              </table:table-cell>
              <table:table-cell office:value-type="float" office:value="7.52688">
                <text:p>7.52688</text:p>
              </table:table-cell>
              <table:table-cell office:value-type="float" office:value="7.65722">
                <text:p>7.65722</text:p>
              </table:table-cell>
              <table:table-cell office:value-type="float" office:value="7.75497">
                <text:p>7.75497</text:p>
              </table:table-cell>
              <table:table-cell office:value-type="float" office:value="7.85272">
                <text:p>7.852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9521016617791">
                <text:p>1.29521016617791</text:p>
              </table:table-cell>
              <table:table-cell office:value-type="float" office:value="0.16292">
                <text:p>0.16292</text:p>
              </table:table-cell>
              <table:table-cell office:value-type="float" office:value="0.195503">
                <text:p>0.195503</text:p>
              </table:table-cell>
              <table:table-cell office:value-type="float" office:value="4.26849">
                <text:p>4.26849</text:p>
              </table:table-cell>
              <table:table-cell office:value-type="float" office:value="5.93027">
                <text:p>5.93027</text:p>
              </table:table-cell>
              <table:table-cell office:value-type="float" office:value="6.71228">
                <text:p>6.71228</text:p>
              </table:table-cell>
              <table:table-cell office:value-type="float" office:value="7.13587">
                <text:p>7.13587</text:p>
              </table:table-cell>
              <table:table-cell office:value-type="float" office:value="7.39655">
                <text:p>7.39655</text:p>
              </table:table-cell>
              <table:table-cell office:value-type="float" office:value="7.4943">
                <text:p>7.4943</text:p>
              </table:table-cell>
              <table:table-cell office:value-type="float" office:value="7.59205">
                <text:p>7.59205</text:p>
              </table:table-cell>
              <table:table-cell office:value-type="float" office:value="7.6898">
                <text:p>7.6898</text:p>
              </table:table-cell>
              <table:table-cell office:value-type="float" office:value="7.82014">
                <text:p>7.82014</text:p>
              </table:table-cell>
              <table:table-cell office:value-type="float" office:value="7.91789">
                <text:p>7.91789</text:p>
              </table:table-cell>
              <table:table-cell office:value-type="float" office:value="8.04822">
                <text:p>8.04822</text:p>
              </table:table-cell>
              <table:table-cell office:value-type="float" office:value="8.11339">
                <text:p>8.113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4408602150538">
                <text:p>1.34408602150538</text:p>
              </table:table-cell>
              <table:table-cell office:value-type="float" office:value="0.130336">
                <text:p>0.130336</text:p>
              </table:table-cell>
              <table:table-cell office:value-type="float" office:value="0.195503">
                <text:p>0.195503</text:p>
              </table:table-cell>
              <table:table-cell office:value-type="float" office:value="4.30108">
                <text:p>4.30108</text:p>
              </table:table-cell>
              <table:table-cell office:value-type="float" office:value="6.06061">
                <text:p>6.06061</text:p>
              </table:table-cell>
              <table:table-cell office:value-type="float" office:value="6.8752">
                <text:p>6.8752</text:p>
              </table:table-cell>
              <table:table-cell office:value-type="float" office:value="7.39655">
                <text:p>7.39655</text:p>
              </table:table-cell>
              <table:table-cell office:value-type="float" office:value="7.62463">
                <text:p>7.62463</text:p>
              </table:table-cell>
              <table:table-cell office:value-type="float" office:value="7.78755">
                <text:p>7.78755</text:p>
              </table:table-cell>
              <table:table-cell office:value-type="float" office:value="7.8853">
                <text:p>7.8853</text:p>
              </table:table-cell>
              <table:table-cell office:value-type="float" office:value="7.95047">
                <text:p>7.95047</text:p>
              </table:table-cell>
              <table:table-cell office:value-type="float" office:value="8.08081">
                <text:p>8.08081</text:p>
              </table:table-cell>
              <table:table-cell office:value-type="float" office:value="8.24373">
                <text:p>8.24373</text:p>
              </table:table-cell>
              <table:table-cell office:value-type="float" office:value="8.37406">
                <text:p>8.37406</text:p>
              </table:table-cell>
              <table:table-cell office:value-type="float" office:value="8.40665">
                <text:p>8.40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9296187683284">
                <text:p>1.39296187683284</text:p>
              </table:table-cell>
              <table:table-cell office:value-type="float" office:value="0.130336">
                <text:p>0.130336</text:p>
              </table:table-cell>
              <table:table-cell office:value-type="float" office:value="0.195503">
                <text:p>0.195503</text:p>
              </table:table-cell>
              <table:table-cell office:value-type="float" office:value="4.23591">
                <text:p>4.23591</text:p>
              </table:table-cell>
              <table:table-cell office:value-type="float" office:value="6.19094">
                <text:p>6.19094</text:p>
              </table:table-cell>
              <table:table-cell office:value-type="float" office:value="7.10329">
                <text:p>7.10329</text:p>
              </table:table-cell>
              <table:table-cell office:value-type="float" office:value="7.62463">
                <text:p>7.62463</text:p>
              </table:table-cell>
              <table:table-cell office:value-type="float" office:value="7.8853">
                <text:p>7.8853</text:p>
              </table:table-cell>
              <table:table-cell office:value-type="float" office:value="8.04822">
                <text:p>8.04822</text:p>
              </table:table-cell>
              <table:table-cell office:value-type="float" office:value="8.14598">
                <text:p>8.14598</text:p>
              </table:table-cell>
              <table:table-cell office:value-type="float" office:value="8.24373">
                <text:p>8.24373</text:p>
              </table:table-cell>
              <table:table-cell office:value-type="float" office:value="8.40665">
                <text:p>8.40665</text:p>
              </table:table-cell>
              <table:table-cell office:value-type="float" office:value="8.53698">
                <text:p>8.53698</text:p>
              </table:table-cell>
              <table:table-cell office:value-type="float" office:value="8.6999">
                <text:p>8.6999</text:p>
              </table:table-cell>
              <table:table-cell office:value-type="float" office:value="8.73249">
                <text:p>8.73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4183773216031">
                <text:p>1.44183773216031</text:p>
              </table:table-cell>
              <table:table-cell office:value-type="float" office:value="0.16292">
                <text:p>0.16292</text:p>
              </table:table-cell>
              <table:table-cell office:value-type="float" office:value="0.16292">
                <text:p>0.16292</text:p>
              </table:table-cell>
              <table:table-cell office:value-type="float" office:value="4.26849">
                <text:p>4.26849</text:p>
              </table:table-cell>
              <table:table-cell office:value-type="float" office:value="6.28869">
                <text:p>6.28869</text:p>
              </table:table-cell>
              <table:table-cell office:value-type="float" office:value="7.33138">
                <text:p>7.33138</text:p>
              </table:table-cell>
              <table:table-cell office:value-type="float" office:value="7.85272">
                <text:p>7.85272</text:p>
              </table:table-cell>
              <table:table-cell office:value-type="float" office:value="8.14598">
                <text:p>8.14598</text:p>
              </table:table-cell>
              <table:table-cell office:value-type="float" office:value="8.34148">
                <text:p>8.34148</text:p>
              </table:table-cell>
              <table:table-cell office:value-type="float" office:value="8.40665">
                <text:p>8.40665</text:p>
              </table:table-cell>
              <table:table-cell office:value-type="float" office:value="8.53698">
                <text:p>8.53698</text:p>
              </table:table-cell>
              <table:table-cell office:value-type="float" office:value="8.6999">
                <text:p>8.6999</text:p>
              </table:table-cell>
              <table:table-cell office:value-type="float" office:value="8.79765">
                <text:p>8.79765</text:p>
              </table:table-cell>
              <table:table-cell office:value-type="float" office:value="8.99316">
                <text:p>8.99316</text:p>
              </table:table-cell>
              <table:table-cell office:value-type="float" office:value="9.05833">
                <text:p>9.058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9071358748778">
                <text:p>1.49071358748778</text:p>
              </table:table-cell>
              <table:table-cell office:value-type="float" office:value="0.130336">
                <text:p>0.130336</text:p>
              </table:table-cell>
              <table:table-cell office:value-type="float" office:value="0.195503">
                <text:p>0.195503</text:p>
              </table:table-cell>
              <table:table-cell office:value-type="float" office:value="4.26849">
                <text:p>4.26849</text:p>
              </table:table-cell>
              <table:table-cell office:value-type="float" office:value="6.38645">
                <text:p>6.38645</text:p>
              </table:table-cell>
              <table:table-cell office:value-type="float" office:value="7.55947">
                <text:p>7.55947</text:p>
              </table:table-cell>
              <table:table-cell office:value-type="float" office:value="8.11339">
                <text:p>8.11339</text:p>
              </table:table-cell>
              <table:table-cell office:value-type="float" office:value="8.43923">
                <text:p>8.43923</text:p>
              </table:table-cell>
              <table:table-cell office:value-type="float" office:value="8.60215">
                <text:p>8.60215</text:p>
              </table:table-cell>
              <table:table-cell office:value-type="float" office:value="8.6999">
                <text:p>8.6999</text:p>
              </table:table-cell>
              <table:table-cell office:value-type="float" office:value="8.79765">
                <text:p>8.79765</text:p>
              </table:table-cell>
              <table:table-cell office:value-type="float" office:value="8.99316">
                <text:p>8.99316</text:p>
              </table:table-cell>
              <table:table-cell office:value-type="float" office:value="9.12349">
                <text:p>9.12349</text:p>
              </table:table-cell>
              <table:table-cell office:value-type="float" office:value="9.28641">
                <text:p>9.28641</text:p>
              </table:table-cell>
              <table:table-cell office:value-type="float" office:value="9.35158">
                <text:p>9.35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3958944281525">
                <text:p>1.53958944281525</text:p>
              </table:table-cell>
              <table:table-cell office:value-type="float" office:value="0.16292">
                <text:p>0.16292</text:p>
              </table:table-cell>
              <table:table-cell office:value-type="float" office:value="0.195503">
                <text:p>0.195503</text:p>
              </table:table-cell>
              <table:table-cell office:value-type="float" office:value="4.30108">
                <text:p>4.30108</text:p>
              </table:table-cell>
              <table:table-cell office:value-type="float" office:value="6.41903">
                <text:p>6.41903</text:p>
              </table:table-cell>
              <table:table-cell office:value-type="float" office:value="7.72239">
                <text:p>7.72239</text:p>
              </table:table-cell>
              <table:table-cell office:value-type="float" office:value="8.37406">
                <text:p>8.37406</text:p>
              </table:table-cell>
              <table:table-cell office:value-type="float" office:value="8.73249">
                <text:p>8.73249</text:p>
              </table:table-cell>
              <table:table-cell office:value-type="float" office:value="8.89541">
                <text:p>8.89541</text:p>
              </table:table-cell>
              <table:table-cell office:value-type="float" office:value="9.02574">
                <text:p>9.02574</text:p>
              </table:table-cell>
              <table:table-cell office:value-type="float" office:value="9.12349">
                <text:p>9.12349</text:p>
              </table:table-cell>
              <table:table-cell office:value-type="float" office:value="9.28641">
                <text:p>9.28641</text:p>
              </table:table-cell>
              <table:table-cell office:value-type="float" office:value="9.41675">
                <text:p>9.41675</text:p>
              </table:table-cell>
              <table:table-cell office:value-type="float" office:value="9.57967">
                <text:p>9.57967</text:p>
              </table:table-cell>
              <table:table-cell office:value-type="float" office:value="9.64484">
                <text:p>9.644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8357771260997">
                <text:p>1.58357771260997</text:p>
              </table:table-cell>
              <table:table-cell office:value-type="float" office:value="0.130336">
                <text:p>0.130336</text:p>
              </table:table-cell>
              <table:table-cell office:value-type="float" office:value="0.195503">
                <text:p>0.195503</text:p>
              </table:table-cell>
              <table:table-cell office:value-type="float" office:value="4.36624">
                <text:p>4.36624</text:p>
              </table:table-cell>
              <table:table-cell office:value-type="float" office:value="6.54936">
                <text:p>6.54936</text:p>
              </table:table-cell>
              <table:table-cell office:value-type="float" office:value="7.91789">
                <text:p>7.91789</text:p>
              </table:table-cell>
              <table:table-cell office:value-type="float" office:value="8.56957">
                <text:p>8.56957</text:p>
              </table:table-cell>
              <table:table-cell office:value-type="float" office:value="8.96057">
                <text:p>8.96057</text:p>
              </table:table-cell>
              <table:table-cell office:value-type="float" office:value="9.18866">
                <text:p>9.18866</text:p>
              </table:table-cell>
              <table:table-cell office:value-type="float" office:value="9.28641">
                <text:p>9.28641</text:p>
              </table:table-cell>
              <table:table-cell office:value-type="float" office:value="9.38416">
                <text:p>9.38416</text:p>
              </table:table-cell>
              <table:table-cell office:value-type="float" office:value="9.54708">
                <text:p>9.54708</text:p>
              </table:table-cell>
              <table:table-cell office:value-type="float" office:value="9.71">
                <text:p>9.71</text:p>
              </table:table-cell>
              <table:table-cell office:value-type="float" office:value="9.87292">
                <text:p>9.87292</text:p>
              </table:table-cell>
              <table:table-cell office:value-type="float" office:value="9.97067">
                <text:p>9.970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3734115347019">
                <text:p>1.63734115347019</text:p>
              </table:table-cell>
              <table:table-cell office:value-type="float" office:value="0.16292">
                <text:p>0.16292</text:p>
              </table:table-cell>
              <table:table-cell office:value-type="float" office:value="0.228087">
                <text:p>0.228087</text:p>
              </table:table-cell>
              <table:table-cell office:value-type="float" office:value="4.33366">
                <text:p>4.33366</text:p>
              </table:table-cell>
              <table:table-cell office:value-type="float" office:value="6.58195">
                <text:p>6.58195</text:p>
              </table:table-cell>
              <table:table-cell office:value-type="float" office:value="8.08081">
                <text:p>8.08081</text:p>
              </table:table-cell>
              <table:table-cell office:value-type="float" office:value="8.83024">
                <text:p>8.83024</text:p>
              </table:table-cell>
              <table:table-cell office:value-type="float" office:value="9.18866">
                <text:p>9.18866</text:p>
              </table:table-cell>
              <table:table-cell office:value-type="float" office:value="9.41675">
                <text:p>9.41675</text:p>
              </table:table-cell>
              <table:table-cell office:value-type="float" office:value="9.57967">
                <text:p>9.57967</text:p>
              </table:table-cell>
              <table:table-cell office:value-type="float" office:value="9.67742">
                <text:p>9.67742</text:p>
              </table:table-cell>
              <table:table-cell office:value-type="float" office:value="9.84034">
                <text:p>9.84034</text:p>
              </table:table-cell>
              <table:table-cell office:value-type="float" office:value="10.0033">
                <text:p>10.0033</text:p>
              </table:table-cell>
              <table:table-cell office:value-type="float" office:value="10.1662">
                <text:p>10.1662</text:p>
              </table:table-cell>
              <table:table-cell office:value-type="float" office:value="10.2639">
                <text:p>10.26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8132942326491">
                <text:p>1.68132942326491</text:p>
              </table:table-cell>
              <table:table-cell office:value-type="float" office:value="0.195503">
                <text:p>0.195503</text:p>
              </table:table-cell>
              <table:table-cell office:value-type="float" office:value="0.195503">
                <text:p>0.195503</text:p>
              </table:table-cell>
              <table:table-cell office:value-type="float" office:value="4.36624">
                <text:p>4.36624</text:p>
              </table:table-cell>
              <table:table-cell office:value-type="float" office:value="6.61453">
                <text:p>6.61453</text:p>
              </table:table-cell>
              <table:table-cell office:value-type="float" office:value="8.27631">
                <text:p>8.27631</text:p>
              </table:table-cell>
              <table:table-cell office:value-type="float" office:value="9.09091">
                <text:p>9.09091</text:p>
              </table:table-cell>
              <table:table-cell office:value-type="float" office:value="9.44933">
                <text:p>9.44933</text:p>
              </table:table-cell>
              <table:table-cell office:value-type="float" office:value="9.71">
                <text:p>9.71</text:p>
              </table:table-cell>
              <table:table-cell office:value-type="float" office:value="9.84034">
                <text:p>9.84034</text:p>
              </table:table-cell>
              <table:table-cell office:value-type="float" office:value="9.93809">
                <text:p>9.93809</text:p>
              </table:table-cell>
              <table:table-cell office:value-type="float" office:value="10.1336">
                <text:p>10.1336</text:p>
              </table:table-cell>
              <table:table-cell office:value-type="float" office:value="10.2965">
                <text:p>10.2965</text:p>
              </table:table-cell>
              <table:table-cell office:value-type="float" office:value="10.4594">
                <text:p>10.4594</text:p>
              </table:table-cell>
              <table:table-cell office:value-type="float" office:value="10.5572">
                <text:p>10.55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3020527859238">
                <text:p>1.73020527859238</text:p>
              </table:table-cell>
              <table:table-cell office:value-type="float" office:value="0.195503">
                <text:p>0.195503</text:p>
              </table:table-cell>
              <table:table-cell office:value-type="float" office:value="0.228087">
                <text:p>0.228087</text:p>
              </table:table-cell>
              <table:table-cell office:value-type="float" office:value="4.36624">
                <text:p>4.36624</text:p>
              </table:table-cell>
              <table:table-cell office:value-type="float" office:value="6.61453">
                <text:p>6.61453</text:p>
              </table:table-cell>
              <table:table-cell office:value-type="float" office:value="8.43923">
                <text:p>8.43923</text:p>
              </table:table-cell>
              <table:table-cell office:value-type="float" office:value="9.319">
                <text:p>9.319</text:p>
              </table:table-cell>
              <table:table-cell office:value-type="float" office:value="9.71">
                <text:p>9.71</text:p>
              </table:table-cell>
              <table:table-cell office:value-type="float" office:value="9.97067">
                <text:p>9.97067</text:p>
              </table:table-cell>
              <table:table-cell office:value-type="float" office:value="10.101">
                <text:p>10.101</text:p>
              </table:table-cell>
              <table:table-cell office:value-type="float" office:value="10.2313">
                <text:p>10.2313</text:p>
              </table:table-cell>
              <table:table-cell office:value-type="float" office:value="10.3943">
                <text:p>10.3943</text:p>
              </table:table-cell>
              <table:table-cell office:value-type="float" office:value="10.5898">
                <text:p>10.5898</text:p>
              </table:table-cell>
              <table:table-cell office:value-type="float" office:value="10.7527">
                <text:p>10.7527</text:p>
              </table:table-cell>
              <table:table-cell office:value-type="float" office:value="10.8504">
                <text:p>10.8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7908113391984">
                <text:p>1.77908113391984</text:p>
              </table:table-cell>
              <table:table-cell office:value-type="float" office:value="0.195503">
                <text:p>0.195503</text:p>
              </table:table-cell>
              <table:table-cell office:value-type="float" office:value="0.228087">
                <text:p>0.228087</text:p>
              </table:table-cell>
              <table:table-cell office:value-type="float" office:value="4.36624">
                <text:p>4.36624</text:p>
              </table:table-cell>
              <table:table-cell office:value-type="float" office:value="6.64712">
                <text:p>6.64712</text:p>
              </table:table-cell>
              <table:table-cell office:value-type="float" office:value="8.53698">
                <text:p>8.53698</text:p>
              </table:table-cell>
              <table:table-cell office:value-type="float" office:value="9.54708">
                <text:p>9.54708</text:p>
              </table:table-cell>
              <table:table-cell office:value-type="float" office:value="10.0033">
                <text:p>10.0033</text:p>
              </table:table-cell>
              <table:table-cell office:value-type="float" office:value="10.1988">
                <text:p>10.1988</text:p>
              </table:table-cell>
              <table:table-cell office:value-type="float" office:value="10.3617">
                <text:p>10.3617</text:p>
              </table:table-cell>
              <table:table-cell office:value-type="float" office:value="10.492">
                <text:p>10.492</text:p>
              </table:table-cell>
              <table:table-cell office:value-type="float" office:value="10.7201">
                <text:p>10.7201</text:p>
              </table:table-cell>
              <table:table-cell office:value-type="float" office:value="10.883">
                <text:p>10.883</text:p>
              </table:table-cell>
              <table:table-cell office:value-type="float" office:value="11.0459">
                <text:p>11.0459</text:p>
              </table:table-cell>
              <table:table-cell office:value-type="float" office:value="11.1437">
                <text:p>11.14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2795698924731">
                <text:p>1.82795698924731</text:p>
              </table:table-cell>
              <table:table-cell office:value-type="float" office:value="0.195503">
                <text:p>0.195503</text:p>
              </table:table-cell>
              <table:table-cell office:value-type="float" office:value="0.228087">
                <text:p>0.228087</text:p>
              </table:table-cell>
              <table:table-cell office:value-type="float" office:value="4.36624">
                <text:p>4.36624</text:p>
              </table:table-cell>
              <table:table-cell office:value-type="float" office:value="6.74487">
                <text:p>6.74487</text:p>
              </table:table-cell>
              <table:table-cell office:value-type="float" office:value="8.73249">
                <text:p>8.73249</text:p>
              </table:table-cell>
              <table:table-cell office:value-type="float" office:value="9.74259">
                <text:p>9.74259</text:p>
              </table:table-cell>
              <table:table-cell office:value-type="float" office:value="10.2639">
                <text:p>10.2639</text:p>
              </table:table-cell>
              <table:table-cell office:value-type="float" office:value="10.5246">
                <text:p>10.5246</text:p>
              </table:table-cell>
              <table:table-cell office:value-type="float" office:value="10.6549">
                <text:p>10.6549</text:p>
              </table:table-cell>
              <table:table-cell office:value-type="float" office:value="10.7853">
                <text:p>10.7853</text:p>
              </table:table-cell>
              <table:table-cell office:value-type="float" office:value="10.9482">
                <text:p>10.9482</text:p>
              </table:table-cell>
              <table:table-cell office:value-type="float" office:value="11.1763">
                <text:p>11.1763</text:p>
              </table:table-cell>
              <table:table-cell office:value-type="float" office:value="11.3392">
                <text:p>11.3392</text:p>
              </table:table-cell>
              <table:table-cell office:value-type="float" office:value="11.437">
                <text:p>11.4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7683284457478">
                <text:p>1.87683284457478</text:p>
              </table:table-cell>
              <table:table-cell office:value-type="float" office:value="0.195503">
                <text:p>0.195503</text:p>
              </table:table-cell>
              <table:table-cell office:value-type="float" office:value="0.228087">
                <text:p>0.228087</text:p>
              </table:table-cell>
              <table:table-cell office:value-type="float" office:value="4.30108">
                <text:p>4.30108</text:p>
              </table:table-cell>
              <table:table-cell office:value-type="float" office:value="6.6797">
                <text:p>6.6797</text:p>
              </table:table-cell>
              <table:table-cell office:value-type="float" office:value="8.89541">
                <text:p>8.89541</text:p>
              </table:table-cell>
              <table:table-cell office:value-type="float" office:value="9.97067">
                <text:p>9.97067</text:p>
              </table:table-cell>
              <table:table-cell office:value-type="float" office:value="10.492">
                <text:p>10.492</text:p>
              </table:table-cell>
              <table:table-cell office:value-type="float" office:value="10.7527">
                <text:p>10.7527</text:p>
              </table:table-cell>
              <table:table-cell office:value-type="float" office:value="10.9482">
                <text:p>10.9482</text:p>
              </table:table-cell>
              <table:table-cell office:value-type="float" office:value="11.0785">
                <text:p>11.0785</text:p>
              </table:table-cell>
              <table:table-cell office:value-type="float" office:value="11.274">
                <text:p>11.274</text:p>
              </table:table-cell>
              <table:table-cell office:value-type="float" office:value="11.4695">
                <text:p>11.4695</text:p>
              </table:table-cell>
              <table:table-cell office:value-type="float" office:value="11.6325">
                <text:p>11.6325</text:p>
              </table:table-cell>
              <table:table-cell office:value-type="float" office:value="11.7628">
                <text:p>11.76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2570869990225">
                <text:p>1.92570869990225</text:p>
              </table:table-cell>
              <table:table-cell office:value-type="float" office:value="0.195503">
                <text:p>0.195503</text:p>
              </table:table-cell>
              <table:table-cell office:value-type="float" office:value="0.228087">
                <text:p>0.228087</text:p>
              </table:table-cell>
              <table:table-cell office:value-type="float" office:value="4.36624">
                <text:p>4.36624</text:p>
              </table:table-cell>
              <table:table-cell office:value-type="float" office:value="6.71228">
                <text:p>6.71228</text:p>
              </table:table-cell>
              <table:table-cell office:value-type="float" office:value="8.99316">
                <text:p>8.99316</text:p>
              </table:table-cell>
              <table:table-cell office:value-type="float" office:value="10.1662">
                <text:p>10.1662</text:p>
              </table:table-cell>
              <table:table-cell office:value-type="float" office:value="10.7527">
                <text:p>10.7527</text:p>
              </table:table-cell>
              <table:table-cell office:value-type="float" office:value="11.0459">
                <text:p>11.0459</text:p>
              </table:table-cell>
              <table:table-cell office:value-type="float" office:value="11.1763">
                <text:p>11.1763</text:p>
              </table:table-cell>
              <table:table-cell office:value-type="float" office:value="11.3392">
                <text:p>11.3392</text:p>
              </table:table-cell>
              <table:table-cell office:value-type="float" office:value="11.5347">
                <text:p>11.5347</text:p>
              </table:table-cell>
              <table:table-cell office:value-type="float" office:value="11.6976">
                <text:p>11.6976</text:p>
              </table:table-cell>
              <table:table-cell office:value-type="float" office:value="11.9257">
                <text:p>11.9257</text:p>
              </table:table-cell>
              <table:table-cell office:value-type="float" office:value="12.056">
                <text:p>12.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6969696969697">
                <text:p>1.96969696969697</text:p>
              </table:table-cell>
              <table:table-cell office:value-type="float" office:value="0.195503">
                <text:p>0.195503</text:p>
              </table:table-cell>
              <table:table-cell office:value-type="float" office:value="0.260671">
                <text:p>0.260671</text:p>
              </table:table-cell>
              <table:table-cell office:value-type="float" office:value="4.36624">
                <text:p>4.36624</text:p>
              </table:table-cell>
              <table:table-cell office:value-type="float" office:value="6.74487">
                <text:p>6.74487</text:p>
              </table:table-cell>
              <table:table-cell office:value-type="float" office:value="9.12349">
                <text:p>9.12349</text:p>
              </table:table-cell>
              <table:table-cell office:value-type="float" office:value="10.3617">
                <text:p>10.3617</text:p>
              </table:table-cell>
              <table:table-cell office:value-type="float" office:value="10.9482">
                <text:p>10.9482</text:p>
              </table:table-cell>
              <table:table-cell office:value-type="float" office:value="11.3066">
                <text:p>11.3066</text:p>
              </table:table-cell>
              <table:table-cell office:value-type="float" office:value="11.437">
                <text:p>11.437</text:p>
              </table:table-cell>
              <table:table-cell office:value-type="float" office:value="11.5999">
                <text:p>11.5999</text:p>
              </table:table-cell>
              <table:table-cell office:value-type="float" office:value="11.828">
                <text:p>11.828</text:p>
              </table:table-cell>
              <table:table-cell office:value-type="float" office:value="12.056">
                <text:p>12.056</text:p>
              </table:table-cell>
              <table:table-cell office:value-type="float" office:value="12.2515">
                <text:p>12.2515</text:p>
              </table:table-cell>
              <table:table-cell office:value-type="float" office:value="12.3493">
                <text:p>12.34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1857282502444">
                <text:p>2.01857282502444</text:p>
              </table:table-cell>
              <table:table-cell office:value-type="float" office:value="0.228087">
                <text:p>0.228087</text:p>
              </table:table-cell>
              <table:table-cell office:value-type="float" office:value="0.260671">
                <text:p>0.260671</text:p>
              </table:table-cell>
              <table:table-cell office:value-type="float" office:value="4.39883">
                <text:p>4.39883</text:p>
              </table:table-cell>
              <table:table-cell office:value-type="float" office:value="6.77745">
                <text:p>6.77745</text:p>
              </table:table-cell>
              <table:table-cell office:value-type="float" office:value="9.22124">
                <text:p>9.22124</text:p>
              </table:table-cell>
              <table:table-cell office:value-type="float" office:value="10.6224">
                <text:p>10.6224</text:p>
              </table:table-cell>
              <table:table-cell office:value-type="float" office:value="11.2414">
                <text:p>11.2414</text:p>
              </table:table-cell>
              <table:table-cell office:value-type="float" office:value="11.5673">
                <text:p>11.5673</text:p>
              </table:table-cell>
              <table:table-cell office:value-type="float" office:value="11.7628">
                <text:p>11.7628</text:p>
              </table:table-cell>
              <table:table-cell office:value-type="float" office:value="11.9257">
                <text:p>11.9257</text:p>
              </table:table-cell>
              <table:table-cell office:value-type="float" office:value="12.1538">
                <text:p>12.1538</text:p>
              </table:table-cell>
              <table:table-cell office:value-type="float" office:value="12.3493">
                <text:p>12.3493</text:p>
              </table:table-cell>
              <table:table-cell office:value-type="float" office:value="12.5448">
                <text:p>12.5448</text:p>
              </table:table-cell>
              <table:table-cell office:value-type="float" office:value="12.6426">
                <text:p>12.64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6744868035191">
                <text:p>2.06744868035191</text:p>
              </table:table-cell>
              <table:table-cell office:value-type="float" office:value="0.228087">
                <text:p>0.228087</text:p>
              </table:table-cell>
              <table:table-cell office:value-type="float" office:value="0.260671">
                <text:p>0.260671</text:p>
              </table:table-cell>
              <table:table-cell office:value-type="float" office:value="4.39883">
                <text:p>4.39883</text:p>
              </table:table-cell>
              <table:table-cell office:value-type="float" office:value="6.77745">
                <text:p>6.77745</text:p>
              </table:table-cell>
              <table:table-cell office:value-type="float" office:value="9.35158">
                <text:p>9.35158</text:p>
              </table:table-cell>
              <table:table-cell office:value-type="float" office:value="10.8179">
                <text:p>10.8179</text:p>
              </table:table-cell>
              <table:table-cell office:value-type="float" office:value="11.4695">
                <text:p>11.4695</text:p>
              </table:table-cell>
              <table:table-cell office:value-type="float" office:value="11.828">
                <text:p>11.828</text:p>
              </table:table-cell>
              <table:table-cell office:value-type="float" office:value="12.0235">
                <text:p>12.0235</text:p>
              </table:table-cell>
              <table:table-cell office:value-type="float" office:value="12.1538">
                <text:p>12.1538</text:p>
              </table:table-cell>
              <table:table-cell office:value-type="float" office:value="12.4145">
                <text:p>12.4145</text:p>
              </table:table-cell>
              <table:table-cell office:value-type="float" office:value="12.6426">
                <text:p>12.6426</text:p>
              </table:table-cell>
              <table:table-cell office:value-type="float" office:value="12.8381">
                <text:p>12.8381</text:p>
              </table:table-cell>
              <table:table-cell office:value-type="float" office:value="12.9358">
                <text:p>12.93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1632453567937">
                <text:p>2.11632453567937</text:p>
              </table:table-cell>
              <table:table-cell office:value-type="float" office:value="0.228087">
                <text:p>0.228087</text:p>
              </table:table-cell>
              <table:table-cell office:value-type="float" office:value="0.260671">
                <text:p>0.260671</text:p>
              </table:table-cell>
              <table:table-cell office:value-type="float" office:value="4.39883">
                <text:p>4.39883</text:p>
              </table:table-cell>
              <table:table-cell office:value-type="float" office:value="6.77745">
                <text:p>6.77745</text:p>
              </table:table-cell>
              <table:table-cell office:value-type="float" office:value="9.44933">
                <text:p>9.44933</text:p>
              </table:table-cell>
              <table:table-cell office:value-type="float" office:value="10.9808">
                <text:p>10.9808</text:p>
              </table:table-cell>
              <table:table-cell office:value-type="float" office:value="11.7302">
                <text:p>11.7302</text:p>
              </table:table-cell>
              <table:table-cell office:value-type="float" office:value="12.0886">
                <text:p>12.0886</text:p>
              </table:table-cell>
              <table:table-cell office:value-type="float" office:value="12.3167">
                <text:p>12.3167</text:p>
              </table:table-cell>
              <table:table-cell office:value-type="float" office:value="12.4471">
                <text:p>12.4471</text:p>
              </table:table-cell>
              <table:table-cell office:value-type="float" office:value="12.7077">
                <text:p>12.7077</text:p>
              </table:table-cell>
              <table:table-cell office:value-type="float" office:value="12.9358">
                <text:p>12.9358</text:p>
              </table:table-cell>
              <table:table-cell office:value-type="float" office:value="13.1313">
                <text:p>13.1313</text:p>
              </table:table-cell>
              <table:table-cell office:value-type="float" office:value="13.2616">
                <text:p>13.2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6520039100684">
                <text:p>2.16520039100684</text:p>
              </table:table-cell>
              <table:table-cell office:value-type="float" office:value="0.228087">
                <text:p>0.228087</text:p>
              </table:table-cell>
              <table:table-cell office:value-type="float" office:value="0.260671">
                <text:p>0.260671</text:p>
              </table:table-cell>
              <table:table-cell office:value-type="float" office:value="4.39883">
                <text:p>4.39883</text:p>
              </table:table-cell>
              <table:table-cell office:value-type="float" office:value="6.77745">
                <text:p>6.77745</text:p>
              </table:table-cell>
              <table:table-cell office:value-type="float" office:value="9.5145">
                <text:p>9.5145</text:p>
              </table:table-cell>
              <table:table-cell office:value-type="float" office:value="11.2414">
                <text:p>11.2414</text:p>
              </table:table-cell>
              <table:table-cell office:value-type="float" office:value="11.9583">
                <text:p>11.9583</text:p>
              </table:table-cell>
              <table:table-cell office:value-type="float" office:value="12.3819">
                <text:p>12.3819</text:p>
              </table:table-cell>
              <table:table-cell office:value-type="float" office:value="12.5774">
                <text:p>12.5774</text:p>
              </table:table-cell>
              <table:table-cell office:value-type="float" office:value="12.7403">
                <text:p>12.7403</text:p>
              </table:table-cell>
              <table:table-cell office:value-type="float" office:value="13.001">
                <text:p>13.001</text:p>
              </table:table-cell>
              <table:table-cell office:value-type="float" office:value="13.1965">
                <text:p>13.1965</text:p>
              </table:table-cell>
              <table:table-cell office:value-type="float" office:value="13.4246">
                <text:p>13.4246</text:p>
              </table:table-cell>
              <table:table-cell office:value-type="float" office:value="13.5549">
                <text:p>13.55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1407624633431">
                <text:p>2.21407624633431</text:p>
              </table:table-cell>
              <table:table-cell office:value-type="float" office:value="0.228087">
                <text:p>0.228087</text:p>
              </table:table-cell>
              <table:table-cell office:value-type="float" office:value="0.260671">
                <text:p>0.260671</text:p>
              </table:table-cell>
              <table:table-cell office:value-type="float" office:value="4.39883">
                <text:p>4.39883</text:p>
              </table:table-cell>
              <table:table-cell office:value-type="float" office:value="6.81004">
                <text:p>6.81004</text:p>
              </table:table-cell>
              <table:table-cell office:value-type="float" office:value="9.5145">
                <text:p>9.5145</text:p>
              </table:table-cell>
              <table:table-cell office:value-type="float" office:value="11.4044">
                <text:p>11.4044</text:p>
              </table:table-cell>
              <table:table-cell office:value-type="float" office:value="12.219">
                <text:p>12.219</text:p>
              </table:table-cell>
              <table:table-cell office:value-type="float" office:value="12.61">
                <text:p>12.61</text:p>
              </table:table-cell>
              <table:table-cell office:value-type="float" office:value="12.8381">
                <text:p>12.8381</text:p>
              </table:table-cell>
              <table:table-cell office:value-type="float" office:value="13.001">
                <text:p>13.001</text:p>
              </table:table-cell>
              <table:table-cell office:value-type="float" office:value="13.2942">
                <text:p>13.2942</text:p>
              </table:table-cell>
              <table:table-cell office:value-type="float" office:value="13.5223">
                <text:p>13.5223</text:p>
              </table:table-cell>
              <table:table-cell office:value-type="float" office:value="13.7178">
                <text:p>13.7178</text:p>
              </table:table-cell>
              <table:table-cell office:value-type="float" office:value="13.8482">
                <text:p>13.8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6295210166178">
                <text:p>2.26295210166178</text:p>
              </table:table-cell>
              <table:table-cell office:value-type="float" office:value="0.228087">
                <text:p>0.228087</text:p>
              </table:table-cell>
              <table:table-cell office:value-type="float" office:value="0.260671">
                <text:p>0.260671</text:p>
              </table:table-cell>
              <table:table-cell office:value-type="float" office:value="4.39883">
                <text:p>4.39883</text:p>
              </table:table-cell>
              <table:table-cell office:value-type="float" office:value="6.77745">
                <text:p>6.77745</text:p>
              </table:table-cell>
              <table:table-cell office:value-type="float" office:value="9.54708">
                <text:p>9.54708</text:p>
              </table:table-cell>
              <table:table-cell office:value-type="float" office:value="11.5999">
                <text:p>11.5999</text:p>
              </table:table-cell>
              <table:table-cell office:value-type="float" office:value="12.4471">
                <text:p>12.4471</text:p>
              </table:table-cell>
              <table:table-cell office:value-type="float" office:value="12.8706">
                <text:p>12.8706</text:p>
              </table:table-cell>
              <table:table-cell office:value-type="float" office:value="13.0987">
                <text:p>13.0987</text:p>
              </table:table-cell>
              <table:table-cell office:value-type="float" office:value="13.2942">
                <text:p>13.2942</text:p>
              </table:table-cell>
              <table:table-cell office:value-type="float" office:value="13.5549">
                <text:p>13.5549</text:p>
              </table:table-cell>
              <table:table-cell office:value-type="float" office:value="13.8156">
                <text:p>13.8156</text:p>
              </table:table-cell>
              <table:table-cell office:value-type="float" office:value="14.0437">
                <text:p>14.0437</text:p>
              </table:table-cell>
              <table:table-cell office:value-type="float" office:value="14.1414">
                <text:p>14.14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1182795698925">
                <text:p>2.31182795698925</text:p>
              </table:table-cell>
              <table:table-cell office:value-type="float" office:value="0.228087">
                <text:p>0.228087</text:p>
              </table:table-cell>
              <table:table-cell office:value-type="float" office:value="0.260671">
                <text:p>0.260671</text:p>
              </table:table-cell>
              <table:table-cell office:value-type="float" office:value="4.43141">
                <text:p>4.43141</text:p>
              </table:table-cell>
              <table:table-cell office:value-type="float" office:value="6.81004">
                <text:p>6.81004</text:p>
              </table:table-cell>
              <table:table-cell office:value-type="float" office:value="9.54708">
                <text:p>9.54708</text:p>
              </table:table-cell>
              <table:table-cell office:value-type="float" office:value="11.7954">
                <text:p>11.7954</text:p>
              </table:table-cell>
              <table:table-cell office:value-type="float" office:value="12.6751">
                <text:p>12.6751</text:p>
              </table:table-cell>
              <table:table-cell office:value-type="float" office:value="13.1313">
                <text:p>13.1313</text:p>
              </table:table-cell>
              <table:table-cell office:value-type="float" office:value="13.392">
                <text:p>13.392</text:p>
              </table:table-cell>
              <table:table-cell office:value-type="float" office:value="13.5549">
                <text:p>13.5549</text:p>
              </table:table-cell>
              <table:table-cell office:value-type="float" office:value="13.8482">
                <text:p>13.8482</text:p>
              </table:table-cell>
              <table:table-cell office:value-type="float" office:value="14.0762">
                <text:p>14.0762</text:p>
              </table:table-cell>
              <table:table-cell office:value-type="float" office:value="14.3369">
                <text:p>14.3369</text:p>
              </table:table-cell>
              <table:table-cell office:value-type="float" office:value="14.4673">
                <text:p>14.46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6070381231672">
                <text:p>2.36070381231672</text:p>
              </table:table-cell>
              <table:table-cell office:value-type="float" office:value="0.260671">
                <text:p>0.260671</text:p>
              </table:table-cell>
              <table:table-cell office:value-type="float" office:value="0.260671">
                <text:p>0.260671</text:p>
              </table:table-cell>
              <table:table-cell office:value-type="float" office:value="4.43141">
                <text:p>4.43141</text:p>
              </table:table-cell>
              <table:table-cell office:value-type="float" office:value="6.81004">
                <text:p>6.81004</text:p>
              </table:table-cell>
              <table:table-cell office:value-type="float" office:value="9.61225">
                <text:p>9.61225</text:p>
              </table:table-cell>
              <table:table-cell office:value-type="float" office:value="11.9583">
                <text:p>11.9583</text:p>
              </table:table-cell>
              <table:table-cell office:value-type="float" office:value="12.9032">
                <text:p>12.9032</text:p>
              </table:table-cell>
              <table:table-cell office:value-type="float" office:value="13.392">
                <text:p>13.392</text:p>
              </table:table-cell>
              <table:table-cell office:value-type="float" office:value="13.6527">
                <text:p>13.6527</text:p>
              </table:table-cell>
              <table:table-cell office:value-type="float" office:value="13.8156">
                <text:p>13.8156</text:p>
              </table:table-cell>
              <table:table-cell office:value-type="float" office:value="14.1414">
                <text:p>14.1414</text:p>
              </table:table-cell>
              <table:table-cell office:value-type="float" office:value="14.4021">
                <text:p>14.4021</text:p>
              </table:table-cell>
              <table:table-cell office:value-type="float" office:value="14.6302">
                <text:p>14.6302</text:p>
              </table:table-cell>
              <table:table-cell office:value-type="float" office:value="14.7605">
                <text:p>14.76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0957966764418">
                <text:p>2.40957966764418</text:p>
              </table:table-cell>
              <table:table-cell office:value-type="float" office:value="0.228087">
                <text:p>0.228087</text:p>
              </table:table-cell>
              <table:table-cell office:value-type="float" office:value="0.293255">
                <text:p>0.293255</text:p>
              </table:table-cell>
              <table:table-cell office:value-type="float" office:value="4.39883">
                <text:p>4.39883</text:p>
              </table:table-cell>
              <table:table-cell office:value-type="float" office:value="6.77745">
                <text:p>6.77745</text:p>
              </table:table-cell>
              <table:table-cell office:value-type="float" office:value="9.64484">
                <text:p>9.64484</text:p>
              </table:table-cell>
              <table:table-cell office:value-type="float" office:value="12.1212">
                <text:p>12.1212</text:p>
              </table:table-cell>
              <table:table-cell office:value-type="float" office:value="13.1313">
                <text:p>13.1313</text:p>
              </table:table-cell>
              <table:table-cell office:value-type="float" office:value="13.6527">
                <text:p>13.6527</text:p>
              </table:table-cell>
              <table:table-cell office:value-type="float" office:value="13.9459">
                <text:p>13.9459</text:p>
              </table:table-cell>
              <table:table-cell office:value-type="float" office:value="14.1088">
                <text:p>14.1088</text:p>
              </table:table-cell>
              <table:table-cell office:value-type="float" office:value="14.4021">
                <text:p>14.4021</text:p>
              </table:table-cell>
              <table:table-cell office:value-type="float" office:value="14.6628">
                <text:p>14.6628</text:p>
              </table:table-cell>
              <table:table-cell office:value-type="float" office:value="14.9234">
                <text:p>14.9234</text:p>
              </table:table-cell>
              <table:table-cell office:value-type="float" office:value="15.0538">
                <text:p>15.05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5356793743891">
                <text:p>2.45356793743891</text:p>
              </table:table-cell>
              <table:table-cell office:value-type="float" office:value="0.260671">
                <text:p>0.260671</text:p>
              </table:table-cell>
              <table:table-cell office:value-type="float" office:value="0.293255">
                <text:p>0.293255</text:p>
              </table:table-cell>
              <table:table-cell office:value-type="float" office:value="4.43141">
                <text:p>4.43141</text:p>
              </table:table-cell>
              <table:table-cell office:value-type="float" office:value="6.77745">
                <text:p>6.77745</text:p>
              </table:table-cell>
              <table:table-cell office:value-type="float" office:value="9.64484">
                <text:p>9.64484</text:p>
              </table:table-cell>
              <table:table-cell office:value-type="float" office:value="12.3167">
                <text:p>12.3167</text:p>
              </table:table-cell>
              <table:table-cell office:value-type="float" office:value="13.3594">
                <text:p>13.3594</text:p>
              </table:table-cell>
              <table:table-cell office:value-type="float" office:value="13.9133">
                <text:p>13.9133</text:p>
              </table:table-cell>
              <table:table-cell office:value-type="float" office:value="14.2066">
                <text:p>14.2066</text:p>
              </table:table-cell>
              <table:table-cell office:value-type="float" office:value="14.4021">
                <text:p>14.4021</text:p>
              </table:table-cell>
              <table:table-cell office:value-type="float" office:value="14.6953">
                <text:p>14.6953</text:p>
              </table:table-cell>
              <table:table-cell office:value-type="float" office:value="14.956">
                <text:p>14.956</text:p>
              </table:table-cell>
              <table:table-cell office:value-type="float" office:value="15.2167">
                <text:p>15.2167</text:p>
              </table:table-cell>
              <table:table-cell office:value-type="float" office:value="15.347">
                <text:p>15.3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0244379276637">
                <text:p>2.50244379276637</text:p>
              </table:table-cell>
              <table:table-cell office:value-type="float" office:value="0.260671">
                <text:p>0.260671</text:p>
              </table:table-cell>
              <table:table-cell office:value-type="float" office:value="0.293255">
                <text:p>0.293255</text:p>
              </table:table-cell>
              <table:table-cell office:value-type="float" office:value="4.43141">
                <text:p>4.43141</text:p>
              </table:table-cell>
              <table:table-cell office:value-type="float" office:value="6.81004">
                <text:p>6.81004</text:p>
              </table:table-cell>
              <table:table-cell office:value-type="float" office:value="9.64484">
                <text:p>9.64484</text:p>
              </table:table-cell>
              <table:table-cell office:value-type="float" office:value="12.4796">
                <text:p>12.4796</text:p>
              </table:table-cell>
              <table:table-cell office:value-type="float" office:value="13.5875">
                <text:p>13.5875</text:p>
              </table:table-cell>
              <table:table-cell office:value-type="float" office:value="14.174">
                <text:p>14.174</text:p>
              </table:table-cell>
              <table:table-cell office:value-type="float" office:value="14.4673">
                <text:p>14.4673</text:p>
              </table:table-cell>
              <table:table-cell office:value-type="float" office:value="14.6628">
                <text:p>14.6628</text:p>
              </table:table-cell>
              <table:table-cell office:value-type="float" office:value="14.9886">
                <text:p>14.9886</text:p>
              </table:table-cell>
              <table:table-cell office:value-type="float" office:value="15.2493">
                <text:p>15.2493</text:p>
              </table:table-cell>
              <table:table-cell office:value-type="float" office:value="15.5099">
                <text:p>15.5099</text:p>
              </table:table-cell>
              <table:table-cell office:value-type="float" office:value="15.6403">
                <text:p>15.64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5131964809384">
                <text:p>2.55131964809384</text:p>
              </table:table-cell>
              <table:table-cell office:value-type="float" office:value="0.260671">
                <text:p>0.260671</text:p>
              </table:table-cell>
              <table:table-cell office:value-type="float" office:value="0.325839">
                <text:p>0.325839</text:p>
              </table:table-cell>
              <table:table-cell office:value-type="float" office:value="4.39883">
                <text:p>4.39883</text:p>
              </table:table-cell>
              <table:table-cell office:value-type="float" office:value="6.84262">
                <text:p>6.84262</text:p>
              </table:table-cell>
              <table:table-cell office:value-type="float" office:value="9.67742">
                <text:p>9.67742</text:p>
              </table:table-cell>
              <table:table-cell office:value-type="float" office:value="12.61">
                <text:p>12.61</text:p>
              </table:table-cell>
              <table:table-cell office:value-type="float" office:value="13.8156">
                <text:p>13.8156</text:p>
              </table:table-cell>
              <table:table-cell office:value-type="float" office:value="14.4347">
                <text:p>14.4347</text:p>
              </table:table-cell>
              <table:table-cell office:value-type="float" office:value="14.7279">
                <text:p>14.7279</text:p>
              </table:table-cell>
              <table:table-cell office:value-type="float" office:value="14.956">
                <text:p>14.956</text:p>
              </table:table-cell>
              <table:table-cell office:value-type="float" office:value="15.2819">
                <text:p>15.2819</text:p>
              </table:table-cell>
              <table:table-cell office:value-type="float" office:value="15.5425">
                <text:p>15.5425</text:p>
              </table:table-cell>
              <table:table-cell office:value-type="float" office:value="15.8032">
                <text:p>15.8032</text:p>
              </table:table-cell>
              <table:table-cell office:value-type="float" office:value="15.9335">
                <text:p>15.93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0019550342131">
                <text:p>2.60019550342131</text:p>
              </table:table-cell>
              <table:table-cell office:value-type="float" office:value="0.260671">
                <text:p>0.260671</text:p>
              </table:table-cell>
              <table:table-cell office:value-type="float" office:value="0.293255">
                <text:p>0.293255</text:p>
              </table:table-cell>
              <table:table-cell office:value-type="float" office:value="4.43141">
                <text:p>4.43141</text:p>
              </table:table-cell>
              <table:table-cell office:value-type="float" office:value="6.84262">
                <text:p>6.84262</text:p>
              </table:table-cell>
              <table:table-cell office:value-type="float" office:value="9.74259">
                <text:p>9.74259</text:p>
              </table:table-cell>
              <table:table-cell office:value-type="float" office:value="12.7077">
                <text:p>12.7077</text:p>
              </table:table-cell>
              <table:table-cell office:value-type="float" office:value="14.0437">
                <text:p>14.0437</text:p>
              </table:table-cell>
              <table:table-cell office:value-type="float" office:value="14.6953">
                <text:p>14.6953</text:p>
              </table:table-cell>
              <table:table-cell office:value-type="float" office:value="15.0212">
                <text:p>15.0212</text:p>
              </table:table-cell>
              <table:table-cell office:value-type="float" office:value="15.2167">
                <text:p>15.2167</text:p>
              </table:table-cell>
              <table:table-cell office:value-type="float" office:value="15.5425">
                <text:p>15.5425</text:p>
              </table:table-cell>
              <table:table-cell office:value-type="float" office:value="15.8358">
                <text:p>15.8358</text:p>
              </table:table-cell>
              <table:table-cell office:value-type="float" office:value="16.0964">
                <text:p>16.0964</text:p>
              </table:table-cell>
              <table:table-cell office:value-type="float" office:value="16.2594">
                <text:p>16.25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4907135874878">
                <text:p>2.64907135874878</text:p>
              </table:table-cell>
              <table:table-cell office:value-type="float" office:value="0.293255">
                <text:p>0.293255</text:p>
              </table:table-cell>
              <table:table-cell office:value-type="float" office:value="0.293255">
                <text:p>0.293255</text:p>
              </table:table-cell>
              <table:table-cell office:value-type="float" office:value="4.46399">
                <text:p>4.46399</text:p>
              </table:table-cell>
              <table:table-cell office:value-type="float" office:value="6.81004">
                <text:p>6.81004</text:p>
              </table:table-cell>
              <table:table-cell office:value-type="float" office:value="9.71">
                <text:p>9.71</text:p>
              </table:table-cell>
              <table:table-cell office:value-type="float" office:value="12.8706">
                <text:p>12.8706</text:p>
              </table:table-cell>
              <table:table-cell office:value-type="float" office:value="14.2717">
                <text:p>14.2717</text:p>
              </table:table-cell>
              <table:table-cell office:value-type="float" office:value="14.956">
                <text:p>14.956</text:p>
              </table:table-cell>
              <table:table-cell office:value-type="float" office:value="15.2819">
                <text:p>15.2819</text:p>
              </table:table-cell>
              <table:table-cell office:value-type="float" office:value="15.4774">
                <text:p>15.4774</text:p>
              </table:table-cell>
              <table:table-cell office:value-type="float" office:value="15.8684">
                <text:p>15.8684</text:p>
              </table:table-cell>
              <table:table-cell office:value-type="float" office:value="16.129">
                <text:p>16.129</text:p>
              </table:table-cell>
              <table:table-cell office:value-type="float" office:value="16.3897">
                <text:p>16.3897</text:p>
              </table:table-cell>
              <table:table-cell office:value-type="float" office:value="16.52">
                <text:p>16.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9794721407625">
                <text:p>2.69794721407625</text:p>
              </table:table-cell>
              <table:table-cell office:value-type="float" office:value="0.260671">
                <text:p>0.260671</text:p>
              </table:table-cell>
              <table:table-cell office:value-type="float" office:value="0.293255">
                <text:p>0.293255</text:p>
              </table:table-cell>
              <table:table-cell office:value-type="float" office:value="4.43141">
                <text:p>4.43141</text:p>
              </table:table-cell>
              <table:table-cell office:value-type="float" office:value="6.84262">
                <text:p>6.84262</text:p>
              </table:table-cell>
              <table:table-cell office:value-type="float" office:value="9.74259">
                <text:p>9.74259</text:p>
              </table:table-cell>
              <table:table-cell office:value-type="float" office:value="13.001">
                <text:p>13.001</text:p>
              </table:table-cell>
              <table:table-cell office:value-type="float" office:value="14.4673">
                <text:p>14.4673</text:p>
              </table:table-cell>
              <table:table-cell office:value-type="float" office:value="15.1841">
                <text:p>15.1841</text:p>
              </table:table-cell>
              <table:table-cell office:value-type="float" office:value="15.5425">
                <text:p>15.5425</text:p>
              </table:table-cell>
              <table:table-cell office:value-type="float" office:value="15.7706">
                <text:p>15.7706</text:p>
              </table:table-cell>
              <table:table-cell office:value-type="float" office:value="16.129">
                <text:p>16.129</text:p>
              </table:table-cell>
              <table:table-cell office:value-type="float" office:value="16.4223">
                <text:p>16.4223</text:p>
              </table:table-cell>
              <table:table-cell office:value-type="float" office:value="16.7155">
                <text:p>16.7155</text:p>
              </table:table-cell>
              <table:table-cell office:value-type="float" office:value="16.8459">
                <text:p>16.8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74682306940371">
                <text:p>2.74682306940371</text:p>
              </table:table-cell>
              <table:table-cell office:value-type="float" office:value="0.293255">
                <text:p>0.293255</text:p>
              </table:table-cell>
              <table:table-cell office:value-type="float" office:value="0.325839">
                <text:p>0.325839</text:p>
              </table:table-cell>
              <table:table-cell office:value-type="float" office:value="4.46399">
                <text:p>4.46399</text:p>
              </table:table-cell>
              <table:table-cell office:value-type="float" office:value="6.84262">
                <text:p>6.84262</text:p>
              </table:table-cell>
              <table:table-cell office:value-type="float" office:value="9.77517">
                <text:p>9.77517</text:p>
              </table:table-cell>
              <table:table-cell office:value-type="float" office:value="13.0661">
                <text:p>13.0661</text:p>
              </table:table-cell>
              <table:table-cell office:value-type="float" office:value="14.6628">
                <text:p>14.6628</text:p>
              </table:table-cell>
              <table:table-cell office:value-type="float" office:value="15.4448">
                <text:p>15.4448</text:p>
              </table:table-cell>
              <table:table-cell office:value-type="float" office:value="15.8032">
                <text:p>15.8032</text:p>
              </table:table-cell>
              <table:table-cell office:value-type="float" office:value="16.0313">
                <text:p>16.0313</text:p>
              </table:table-cell>
              <table:table-cell office:value-type="float" office:value="16.4223">
                <text:p>16.4223</text:p>
              </table:table-cell>
              <table:table-cell office:value-type="float" office:value="16.7155">
                <text:p>16.7155</text:p>
              </table:table-cell>
              <table:table-cell office:value-type="float" office:value="16.9762">
                <text:p>16.9762</text:p>
              </table:table-cell>
              <table:table-cell office:value-type="float" office:value="17.1391">
                <text:p>17.13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79569892473118">
                <text:p>2.79569892473118</text:p>
              </table:table-cell>
              <table:table-cell office:value-type="float" office:value="0.293255">
                <text:p>0.293255</text:p>
              </table:table-cell>
              <table:table-cell office:value-type="float" office:value="0.325839">
                <text:p>0.325839</text:p>
              </table:table-cell>
              <table:table-cell office:value-type="float" office:value="4.46399">
                <text:p>4.46399</text:p>
              </table:table-cell>
              <table:table-cell office:value-type="float" office:value="6.84262">
                <text:p>6.84262</text:p>
              </table:table-cell>
              <table:table-cell office:value-type="float" office:value="9.74259">
                <text:p>9.74259</text:p>
              </table:table-cell>
              <table:table-cell office:value-type="float" office:value="13.2291">
                <text:p>13.2291</text:p>
              </table:table-cell>
              <table:table-cell office:value-type="float" office:value="14.8908">
                <text:p>14.8908</text:p>
              </table:table-cell>
              <table:table-cell office:value-type="float" office:value="15.7054">
                <text:p>15.7054</text:p>
              </table:table-cell>
              <table:table-cell office:value-type="float" office:value="16.0639">
                <text:p>16.0639</text:p>
              </table:table-cell>
              <table:table-cell office:value-type="float" office:value="16.292">
                <text:p>16.292</text:p>
              </table:table-cell>
              <table:table-cell office:value-type="float" office:value="16.683">
                <text:p>16.683</text:p>
              </table:table-cell>
              <table:table-cell office:value-type="float" office:value="17.0088">
                <text:p>17.0088</text:p>
              </table:table-cell>
              <table:table-cell office:value-type="float" office:value="17.3021">
                <text:p>17.3021</text:p>
              </table:table-cell>
              <table:table-cell office:value-type="float" office:value="17.465">
                <text:p>17.4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4457478005865">
                <text:p>2.84457478005865</text:p>
              </table:table-cell>
              <table:table-cell office:value-type="float" office:value="0.260671">
                <text:p>0.260671</text:p>
              </table:table-cell>
              <table:table-cell office:value-type="float" office:value="0.325839">
                <text:p>0.325839</text:p>
              </table:table-cell>
              <table:table-cell office:value-type="float" office:value="4.49658">
                <text:p>4.49658</text:p>
              </table:table-cell>
              <table:table-cell office:value-type="float" office:value="6.8752">
                <text:p>6.8752</text:p>
              </table:table-cell>
              <table:table-cell office:value-type="float" office:value="9.77517">
                <text:p>9.77517</text:p>
              </table:table-cell>
              <table:table-cell office:value-type="float" office:value="13.2616">
                <text:p>13.2616</text:p>
              </table:table-cell>
              <table:table-cell office:value-type="float" office:value="15.0863">
                <text:p>15.0863</text:p>
              </table:table-cell>
              <table:table-cell office:value-type="float" office:value="15.9661">
                <text:p>15.9661</text:p>
              </table:table-cell>
              <table:table-cell office:value-type="float" office:value="16.3571">
                <text:p>16.3571</text:p>
              </table:table-cell>
              <table:table-cell office:value-type="float" office:value="16.5852">
                <text:p>16.5852</text:p>
              </table:table-cell>
              <table:table-cell office:value-type="float" office:value="16.9762">
                <text:p>16.9762</text:p>
              </table:table-cell>
              <table:table-cell office:value-type="float" office:value="17.3346">
                <text:p>17.3346</text:p>
              </table:table-cell>
              <table:table-cell office:value-type="float" office:value="17.6279">
                <text:p>17.6279</text:p>
              </table:table-cell>
              <table:table-cell office:value-type="float" office:value="17.7582">
                <text:p>17.75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8856304985337">
                <text:p>2.88856304985337</text:p>
              </table:table-cell>
              <table:table-cell office:value-type="float" office:value="0.325839">
                <text:p>0.325839</text:p>
              </table:table-cell>
              <table:table-cell office:value-type="float" office:value="0.358423">
                <text:p>0.358423</text:p>
              </table:table-cell>
              <table:table-cell office:value-type="float" office:value="4.46399">
                <text:p>4.46399</text:p>
              </table:table-cell>
              <table:table-cell office:value-type="float" office:value="6.8752">
                <text:p>6.8752</text:p>
              </table:table-cell>
              <table:table-cell office:value-type="float" office:value="9.77517">
                <text:p>9.77517</text:p>
              </table:table-cell>
              <table:table-cell office:value-type="float" office:value="13.2942">
                <text:p>13.2942</text:p>
              </table:table-cell>
              <table:table-cell office:value-type="float" office:value="15.347">
                <text:p>15.347</text:p>
              </table:table-cell>
              <table:table-cell office:value-type="float" office:value="16.1942">
                <text:p>16.1942</text:p>
              </table:table-cell>
              <table:table-cell office:value-type="float" office:value="16.5852">
                <text:p>16.5852</text:p>
              </table:table-cell>
              <table:table-cell office:value-type="float" office:value="16.8785">
                <text:p>16.8785</text:p>
              </table:table-cell>
              <table:table-cell office:value-type="float" office:value="17.2695">
                <text:p>17.2695</text:p>
              </table:table-cell>
              <table:table-cell office:value-type="float" office:value="17.5953">
                <text:p>17.5953</text:p>
              </table:table-cell>
              <table:table-cell office:value-type="float" office:value="17.9211">
                <text:p>17.9211</text:p>
              </table:table-cell>
              <table:table-cell office:value-type="float" office:value="18.0515">
                <text:p>18.05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3743890518084">
                <text:p>2.93743890518084</text:p>
              </table:table-cell>
              <table:table-cell office:value-type="float" office:value="0.325839">
                <text:p>0.325839</text:p>
              </table:table-cell>
              <table:table-cell office:value-type="float" office:value="0.358423">
                <text:p>0.358423</text:p>
              </table:table-cell>
              <table:table-cell office:value-type="float" office:value="4.49658">
                <text:p>4.49658</text:p>
              </table:table-cell>
              <table:table-cell office:value-type="float" office:value="6.90779">
                <text:p>6.90779</text:p>
              </table:table-cell>
              <table:table-cell office:value-type="float" office:value="9.80775">
                <text:p>9.80775</text:p>
              </table:table-cell>
              <table:table-cell office:value-type="float" office:value="13.3268">
                <text:p>13.3268</text:p>
              </table:table-cell>
              <table:table-cell office:value-type="float" office:value="15.4774">
                <text:p>15.4774</text:p>
              </table:table-cell>
              <table:table-cell office:value-type="float" office:value="16.4549">
                <text:p>16.4549</text:p>
              </table:table-cell>
              <table:table-cell office:value-type="float" office:value="16.8459">
                <text:p>16.8459</text:p>
              </table:table-cell>
              <table:table-cell office:value-type="float" office:value="17.1391">
                <text:p>17.1391</text:p>
              </table:table-cell>
              <table:table-cell office:value-type="float" office:value="17.5627">
                <text:p>17.5627</text:p>
              </table:table-cell>
              <table:table-cell office:value-type="float" office:value="17.8886">
                <text:p>17.8886</text:p>
              </table:table-cell>
              <table:table-cell office:value-type="float" office:value="18.2144">
                <text:p>18.2144</text:p>
              </table:table-cell>
              <table:table-cell office:value-type="float" office:value="18.3773">
                <text:p>18.37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8631476050831">
                <text:p>2.98631476050831</text:p>
              </table:table-cell>
              <table:table-cell office:value-type="float" office:value="0.325839">
                <text:p>0.325839</text:p>
              </table:table-cell>
              <table:table-cell office:value-type="float" office:value="0.358423">
                <text:p>0.358423</text:p>
              </table:table-cell>
              <table:table-cell office:value-type="float" office:value="4.49658">
                <text:p>4.49658</text:p>
              </table:table-cell>
              <table:table-cell office:value-type="float" office:value="6.90779">
                <text:p>6.90779</text:p>
              </table:table-cell>
              <table:table-cell office:value-type="float" office:value="9.80775">
                <text:p>9.80775</text:p>
              </table:table-cell>
              <table:table-cell office:value-type="float" office:value="13.4246">
                <text:p>13.4246</text:p>
              </table:table-cell>
              <table:table-cell office:value-type="float" office:value="15.7054">
                <text:p>15.7054</text:p>
              </table:table-cell>
              <table:table-cell office:value-type="float" office:value="16.7155">
                <text:p>16.7155</text:p>
              </table:table-cell>
              <table:table-cell office:value-type="float" office:value="17.1391">
                <text:p>17.1391</text:p>
              </table:table-cell>
              <table:table-cell office:value-type="float" office:value="17.4324">
                <text:p>17.4324</text:p>
              </table:table-cell>
              <table:table-cell office:value-type="float" office:value="17.856">
                <text:p>17.856</text:p>
              </table:table-cell>
              <table:table-cell office:value-type="float" office:value="18.1818">
                <text:p>18.1818</text:p>
              </table:table-cell>
              <table:table-cell office:value-type="float" office:value="18.5077">
                <text:p>18.5077</text:p>
              </table:table-cell>
              <table:table-cell office:value-type="float" office:value="18.6706">
                <text:p>18.67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3519061583578">
                <text:p>3.03519061583578</text:p>
              </table:table-cell>
              <table:table-cell office:value-type="float" office:value="0.325839">
                <text:p>0.325839</text:p>
              </table:table-cell>
              <table:table-cell office:value-type="float" office:value="0.358423">
                <text:p>0.358423</text:p>
              </table:table-cell>
              <table:table-cell office:value-type="float" office:value="4.49658">
                <text:p>4.49658</text:p>
              </table:table-cell>
              <table:table-cell office:value-type="float" office:value="6.90779">
                <text:p>6.90779</text:p>
              </table:table-cell>
              <table:table-cell office:value-type="float" office:value="9.84034">
                <text:p>9.84034</text:p>
              </table:table-cell>
              <table:table-cell office:value-type="float" office:value="13.4572">
                <text:p>13.4572</text:p>
              </table:table-cell>
              <table:table-cell office:value-type="float" office:value="15.8684">
                <text:p>15.8684</text:p>
              </table:table-cell>
              <table:table-cell office:value-type="float" office:value="16.9436">
                <text:p>16.9436</text:p>
              </table:table-cell>
              <table:table-cell office:value-type="float" office:value="17.3998">
                <text:p>17.3998</text:p>
              </table:table-cell>
              <table:table-cell office:value-type="float" office:value="17.6931">
                <text:p>17.6931</text:p>
              </table:table-cell>
              <table:table-cell office:value-type="float" office:value="18.1492">
                <text:p>18.1492</text:p>
              </table:table-cell>
              <table:table-cell office:value-type="float" office:value="18.4751">
                <text:p>18.4751</text:p>
              </table:table-cell>
              <table:table-cell office:value-type="float" office:value="18.8009">
                <text:p>18.8009</text:p>
              </table:table-cell>
              <table:table-cell office:value-type="float" office:value="18.9638">
                <text:p>18.96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8406647116325">
                <text:p>3.08406647116325</text:p>
              </table:table-cell>
              <table:table-cell office:value-type="float" office:value="0.325839">
                <text:p>0.325839</text:p>
              </table:table-cell>
              <table:table-cell office:value-type="float" office:value="0.358423">
                <text:p>0.358423</text:p>
              </table:table-cell>
              <table:table-cell office:value-type="float" office:value="4.52916">
                <text:p>4.52916</text:p>
              </table:table-cell>
              <table:table-cell office:value-type="float" office:value="6.94037">
                <text:p>6.94037</text:p>
              </table:table-cell>
              <table:table-cell office:value-type="float" office:value="9.80775">
                <text:p>9.80775</text:p>
              </table:table-cell>
              <table:table-cell office:value-type="float" office:value="13.5223">
                <text:p>13.5223</text:p>
              </table:table-cell>
              <table:table-cell office:value-type="float" office:value="16.0639">
                <text:p>16.0639</text:p>
              </table:table-cell>
              <table:table-cell office:value-type="float" office:value="17.1717">
                <text:p>17.1717</text:p>
              </table:table-cell>
              <table:table-cell office:value-type="float" office:value="17.6605">
                <text:p>17.6605</text:p>
              </table:table-cell>
              <table:table-cell office:value-type="float" office:value="17.9537">
                <text:p>17.9537</text:p>
              </table:table-cell>
              <table:table-cell office:value-type="float" office:value="18.4099">
                <text:p>18.4099</text:p>
              </table:table-cell>
              <table:table-cell office:value-type="float" office:value="18.7683">
                <text:p>18.7683</text:p>
              </table:table-cell>
              <table:table-cell office:value-type="float" office:value="19.0942">
                <text:p>19.0942</text:p>
              </table:table-cell>
              <table:table-cell office:value-type="float" office:value="19.2571">
                <text:p>19.25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3294232649071">
                <text:p>3.13294232649071</text:p>
              </table:table-cell>
              <table:table-cell office:value-type="float" office:value="0.325839">
                <text:p>0.325839</text:p>
              </table:table-cell>
              <table:table-cell office:value-type="float" office:value="0.358423">
                <text:p>0.358423</text:p>
              </table:table-cell>
              <table:table-cell office:value-type="float" office:value="4.52916">
                <text:p>4.52916</text:p>
              </table:table-cell>
              <table:table-cell office:value-type="float" office:value="6.94037">
                <text:p>6.94037</text:p>
              </table:table-cell>
              <table:table-cell office:value-type="float" office:value="9.84034">
                <text:p>9.84034</text:p>
              </table:table-cell>
              <table:table-cell office:value-type="float" office:value="13.5549">
                <text:p>13.5549</text:p>
              </table:table-cell>
              <table:table-cell office:value-type="float" office:value="16.2594">
                <text:p>16.2594</text:p>
              </table:table-cell>
              <table:table-cell office:value-type="float" office:value="17.3998">
                <text:p>17.3998</text:p>
              </table:table-cell>
              <table:table-cell office:value-type="float" office:value="17.9537">
                <text:p>17.9537</text:p>
              </table:table-cell>
              <table:table-cell office:value-type="float" office:value="18.247">
                <text:p>18.247</text:p>
              </table:table-cell>
              <table:table-cell office:value-type="float" office:value="18.6706">
                <text:p>18.6706</text:p>
              </table:table-cell>
              <table:table-cell office:value-type="float" office:value="19.0616">
                <text:p>19.0616</text:p>
              </table:table-cell>
              <table:table-cell office:value-type="float" office:value="19.42">
                <text:p>19.42</text:p>
              </table:table-cell>
              <table:table-cell office:value-type="float" office:value="19.5829">
                <text:p>19.58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18181818181818">
                <text:p>3.18181818181818</text:p>
              </table:table-cell>
              <table:table-cell office:value-type="float" office:value="0.325839">
                <text:p>0.325839</text:p>
              </table:table-cell>
              <table:table-cell office:value-type="float" office:value="0.358423">
                <text:p>0.358423</text:p>
              </table:table-cell>
              <table:table-cell office:value-type="float" office:value="4.49658">
                <text:p>4.49658</text:p>
              </table:table-cell>
              <table:table-cell office:value-type="float" office:value="6.94037">
                <text:p>6.94037</text:p>
              </table:table-cell>
              <table:table-cell office:value-type="float" office:value="9.87292">
                <text:p>9.87292</text:p>
              </table:table-cell>
              <table:table-cell office:value-type="float" office:value="13.6201">
                <text:p>13.6201</text:p>
              </table:table-cell>
              <table:table-cell office:value-type="float" office:value="16.3897">
                <text:p>16.3897</text:p>
              </table:table-cell>
              <table:table-cell office:value-type="float" office:value="17.6279">
                <text:p>17.6279</text:p>
              </table:table-cell>
              <table:table-cell office:value-type="float" office:value="18.1818">
                <text:p>18.1818</text:p>
              </table:table-cell>
              <table:table-cell office:value-type="float" office:value="18.5402">
                <text:p>18.5402</text:p>
              </table:table-cell>
              <table:table-cell office:value-type="float" office:value="18.9964">
                <text:p>18.9964</text:p>
              </table:table-cell>
              <table:table-cell office:value-type="float" office:value="19.3548">
                <text:p>19.3548</text:p>
              </table:table-cell>
              <table:table-cell office:value-type="float" office:value="19.6807">
                <text:p>19.6807</text:p>
              </table:table-cell>
              <table:table-cell office:value-type="float" office:value="19.8762">
                <text:p>19.87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0.325839">
                <text:p>0.325839</text:p>
              </table:table-cell>
              <table:table-cell office:value-type="float" office:value="0.391007">
                <text:p>0.391007</text:p>
              </table:table-cell>
              <table:table-cell office:value-type="float" office:value="4.52916">
                <text:p>4.52916</text:p>
              </table:table-cell>
              <table:table-cell office:value-type="float" office:value="6.94037">
                <text:p>6.94037</text:p>
              </table:table-cell>
              <table:table-cell office:value-type="float" office:value="9.84034">
                <text:p>9.84034</text:p>
              </table:table-cell>
              <table:table-cell office:value-type="float" office:value="13.5549">
                <text:p>13.5549</text:p>
              </table:table-cell>
              <table:table-cell office:value-type="float" office:value="16.5526">
                <text:p>16.5526</text:p>
              </table:table-cell>
              <table:table-cell office:value-type="float" office:value="17.856">
                <text:p>17.856</text:p>
              </table:table-cell>
              <table:table-cell office:value-type="float" office:value="18.4425">
                <text:p>18.4425</text:p>
              </table:table-cell>
              <table:table-cell office:value-type="float" office:value="18.8009">
                <text:p>18.8009</text:p>
              </table:table-cell>
              <table:table-cell office:value-type="float" office:value="19.2897">
                <text:p>19.2897</text:p>
              </table:table-cell>
              <table:table-cell office:value-type="float" office:value="19.6481">
                <text:p>19.6481</text:p>
              </table:table-cell>
              <table:table-cell office:value-type="float" office:value="20.0065">
                <text:p>20.0065</text:p>
              </table:table-cell>
              <table:table-cell office:value-type="float" office:value="20.1694">
                <text:p>20.16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7468230694037">
                <text:p>3.27468230694037</text:p>
              </table:table-cell>
              <table:table-cell office:value-type="float" office:value="0.325839">
                <text:p>0.325839</text:p>
              </table:table-cell>
              <table:table-cell office:value-type="float" office:value="0.358423">
                <text:p>0.358423</text:p>
              </table:table-cell>
              <table:table-cell office:value-type="float" office:value="4.52916">
                <text:p>4.52916</text:p>
              </table:table-cell>
              <table:table-cell office:value-type="float" office:value="6.94037">
                <text:p>6.94037</text:p>
              </table:table-cell>
              <table:table-cell office:value-type="float" office:value="9.84034">
                <text:p>9.84034</text:p>
              </table:table-cell>
              <table:table-cell office:value-type="float" office:value="13.6201">
                <text:p>13.6201</text:p>
              </table:table-cell>
              <table:table-cell office:value-type="float" office:value="16.683">
                <text:p>16.683</text:p>
              </table:table-cell>
              <table:table-cell office:value-type="float" office:value="18.0841">
                <text:p>18.0841</text:p>
              </table:table-cell>
              <table:table-cell office:value-type="float" office:value="18.7032">
                <text:p>18.7032</text:p>
              </table:table-cell>
              <table:table-cell office:value-type="float" office:value="19.029">
                <text:p>19.029</text:p>
              </table:table-cell>
              <table:table-cell office:value-type="float" office:value="19.5503">
                <text:p>19.5503</text:p>
              </table:table-cell>
              <table:table-cell office:value-type="float" office:value="19.9413">
                <text:p>19.9413</text:p>
              </table:table-cell>
              <table:table-cell office:value-type="float" office:value="20.2998">
                <text:p>20.2998</text:p>
              </table:table-cell>
              <table:table-cell office:value-type="float" office:value="20.4627">
                <text:p>20.46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2355816226784">
                <text:p>3.32355816226784</text:p>
              </table:table-cell>
              <table:table-cell office:value-type="float" office:value="0.358423">
                <text:p>0.358423</text:p>
              </table:table-cell>
              <table:table-cell office:value-type="float" office:value="0.391007">
                <text:p>0.391007</text:p>
              </table:table-cell>
              <table:table-cell office:value-type="float" office:value="4.52916">
                <text:p>4.52916</text:p>
              </table:table-cell>
              <table:table-cell office:value-type="float" office:value="7.00554">
                <text:p>7.00554</text:p>
              </table:table-cell>
              <table:table-cell office:value-type="float" office:value="9.87292">
                <text:p>9.87292</text:p>
              </table:table-cell>
              <table:table-cell office:value-type="float" office:value="13.6201">
                <text:p>13.6201</text:p>
              </table:table-cell>
              <table:table-cell office:value-type="float" office:value="16.8459">
                <text:p>16.8459</text:p>
              </table:table-cell>
              <table:table-cell office:value-type="float" office:value="18.3447">
                <text:p>18.3447</text:p>
              </table:table-cell>
              <table:table-cell office:value-type="float" office:value="18.9638">
                <text:p>18.9638</text:p>
              </table:table-cell>
              <table:table-cell office:value-type="float" office:value="19.2897">
                <text:p>19.2897</text:p>
              </table:table-cell>
              <table:table-cell office:value-type="float" office:value="19.811">
                <text:p>19.811</text:p>
              </table:table-cell>
              <table:table-cell office:value-type="float" office:value="20.2346">
                <text:p>20.2346</text:p>
              </table:table-cell>
              <table:table-cell office:value-type="float" office:value="20.5604">
                <text:p>20.5604</text:p>
              </table:table-cell>
              <table:table-cell office:value-type="float" office:value="20.7559">
                <text:p>20.75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7243401759531">
                <text:p>3.37243401759531</text:p>
              </table:table-cell>
              <table:table-cell office:value-type="float" office:value="0.358423">
                <text:p>0.358423</text:p>
              </table:table-cell>
              <table:table-cell office:value-type="float" office:value="0.391007">
                <text:p>0.391007</text:p>
              </table:table-cell>
              <table:table-cell office:value-type="float" office:value="4.56175">
                <text:p>4.56175</text:p>
              </table:table-cell>
              <table:table-cell office:value-type="float" office:value="7.00554">
                <text:p>7.00554</text:p>
              </table:table-cell>
              <table:table-cell office:value-type="float" office:value="9.80775">
                <text:p>9.80775</text:p>
              </table:table-cell>
              <table:table-cell office:value-type="float" office:value="13.6852">
                <text:p>13.6852</text:p>
              </table:table-cell>
              <table:table-cell office:value-type="float" office:value="16.9762">
                <text:p>16.9762</text:p>
              </table:table-cell>
              <table:table-cell office:value-type="float" office:value="18.5402">
                <text:p>18.5402</text:p>
              </table:table-cell>
              <table:table-cell office:value-type="float" office:value="19.1919">
                <text:p>19.1919</text:p>
              </table:table-cell>
              <table:table-cell office:value-type="float" office:value="19.5829">
                <text:p>19.5829</text:p>
              </table:table-cell>
              <table:table-cell office:value-type="float" office:value="20.1369">
                <text:p>20.1369</text:p>
              </table:table-cell>
              <table:table-cell office:value-type="float" office:value="20.5279">
                <text:p>20.5279</text:p>
              </table:table-cell>
              <table:table-cell office:value-type="float" office:value="20.8863">
                <text:p>20.8863</text:p>
              </table:table-cell>
              <table:table-cell office:value-type="float" office:value="21.0492">
                <text:p>21.04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2130987292278">
                <text:p>3.42130987292278</text:p>
              </table:table-cell>
              <table:table-cell office:value-type="float" office:value="0.358423">
                <text:p>0.358423</text:p>
              </table:table-cell>
              <table:table-cell office:value-type="float" office:value="0.391007">
                <text:p>0.391007</text:p>
              </table:table-cell>
              <table:table-cell office:value-type="float" office:value="4.52916">
                <text:p>4.52916</text:p>
              </table:table-cell>
              <table:table-cell office:value-type="float" office:value="6.97296">
                <text:p>6.97296</text:p>
              </table:table-cell>
              <table:table-cell office:value-type="float" office:value="9.93809">
                <text:p>9.93809</text:p>
              </table:table-cell>
              <table:table-cell office:value-type="float" office:value="13.6527">
                <text:p>13.6527</text:p>
              </table:table-cell>
              <table:table-cell office:value-type="float" office:value="17.1065">
                <text:p>17.1065</text:p>
              </table:table-cell>
              <table:table-cell office:value-type="float" office:value="18.7683">
                <text:p>18.7683</text:p>
              </table:table-cell>
              <table:table-cell office:value-type="float" office:value="19.4526">
                <text:p>19.4526</text:p>
              </table:table-cell>
              <table:table-cell office:value-type="float" office:value="19.8436">
                <text:p>19.8436</text:p>
              </table:table-cell>
              <table:table-cell office:value-type="float" office:value="20.3975">
                <text:p>20.3975</text:p>
              </table:table-cell>
              <table:table-cell office:value-type="float" office:value="20.7885">
                <text:p>20.7885</text:p>
              </table:table-cell>
              <table:table-cell office:value-type="float" office:value="21.1795">
                <text:p>21.1795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7018572825024">
                <text:p>3.47018572825024</text:p>
              </table:table-cell>
              <table:table-cell office:value-type="float" office:value="0.358423">
                <text:p>0.358423</text:p>
              </table:table-cell>
              <table:table-cell office:value-type="float" office:value="0.391007">
                <text:p>0.391007</text:p>
              </table:table-cell>
              <table:table-cell office:value-type="float" office:value="4.52916">
                <text:p>4.52916</text:p>
              </table:table-cell>
              <table:table-cell office:value-type="float" office:value="7.00554">
                <text:p>7.00554</text:p>
              </table:table-cell>
              <table:table-cell office:value-type="float" office:value="9.87292">
                <text:p>9.87292</text:p>
              </table:table-cell>
              <table:table-cell office:value-type="float" office:value="13.6527">
                <text:p>13.6527</text:p>
              </table:table-cell>
              <table:table-cell office:value-type="float" office:value="17.2043">
                <text:p>17.2043</text:p>
              </table:table-cell>
              <table:table-cell office:value-type="float" office:value="18.9964">
                <text:p>18.9964</text:p>
              </table:table-cell>
              <table:table-cell office:value-type="float" office:value="19.7133">
                <text:p>19.7133</text:p>
              </table:table-cell>
              <table:table-cell office:value-type="float" office:value="20.1369">
                <text:p>20.1369</text:p>
              </table:table-cell>
              <table:table-cell office:value-type="float" office:value="20.6908">
                <text:p>20.6908</text:p>
              </table:table-cell>
              <table:table-cell office:value-type="float" office:value="21.0818">
                <text:p>21.0818</text:p>
              </table:table-cell>
              <table:table-cell office:value-type="float" office:value="21.4402">
                <text:p>21.4402</text:p>
              </table:table-cell>
              <table:table-cell office:value-type="float" office:value="21.6683">
                <text:p>21.66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1906158357771">
                <text:p>3.51906158357771</text:p>
              </table:table-cell>
              <table:table-cell office:value-type="float" office:value="0.358423">
                <text:p>0.358423</text:p>
              </table:table-cell>
              <table:table-cell office:value-type="float" office:value="0.391007">
                <text:p>0.391007</text:p>
              </table:table-cell>
              <table:table-cell office:value-type="float" office:value="4.56175">
                <text:p>4.56175</text:p>
              </table:table-cell>
              <table:table-cell office:value-type="float" office:value="6.97296">
                <text:p>6.97296</text:p>
              </table:table-cell>
              <table:table-cell office:value-type="float" office:value="9.93809">
                <text:p>9.93809</text:p>
              </table:table-cell>
              <table:table-cell office:value-type="float" office:value="13.6852">
                <text:p>13.6852</text:p>
              </table:table-cell>
              <table:table-cell office:value-type="float" office:value="17.3021">
                <text:p>17.3021</text:p>
              </table:table-cell>
              <table:table-cell office:value-type="float" office:value="19.2245">
                <text:p>19.2245</text:p>
              </table:table-cell>
              <table:table-cell office:value-type="float" office:value="19.9739">
                <text:p>19.9739</text:p>
              </table:table-cell>
              <table:table-cell office:value-type="float" office:value="20.3975">
                <text:p>20.3975</text:p>
              </table:table-cell>
              <table:table-cell office:value-type="float" office:value="20.9514">
                <text:p>20.9514</text:p>
              </table:table-cell>
              <table:table-cell office:value-type="float" office:value="21.375">
                <text:p>21.375</text:p>
              </table:table-cell>
              <table:table-cell office:value-type="float" office:value="21.766">
                <text:p>21.766</text:p>
              </table:table-cell>
              <table:table-cell office:value-type="float" office:value="21.9616">
                <text:p>21.96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56793743890518">
                <text:p>3.56793743890518</text:p>
              </table:table-cell>
              <table:table-cell office:value-type="float" office:value="0.358423">
                <text:p>0.358423</text:p>
              </table:table-cell>
              <table:table-cell office:value-type="float" office:value="0.391007">
                <text:p>0.391007</text:p>
              </table:table-cell>
              <table:table-cell office:value-type="float" office:value="4.56175">
                <text:p>4.56175</text:p>
              </table:table-cell>
              <table:table-cell office:value-type="float" office:value="6.97296">
                <text:p>6.97296</text:p>
              </table:table-cell>
              <table:table-cell office:value-type="float" office:value="9.93809">
                <text:p>9.93809</text:p>
              </table:table-cell>
              <table:table-cell office:value-type="float" office:value="13.7178">
                <text:p>13.7178</text:p>
              </table:table-cell>
              <table:table-cell office:value-type="float" office:value="17.3672">
                <text:p>17.3672</text:p>
              </table:table-cell>
              <table:table-cell office:value-type="float" office:value="19.42">
                <text:p>19.42</text:p>
              </table:table-cell>
              <table:table-cell office:value-type="float" office:value="20.202">
                <text:p>20.202</text:p>
              </table:table-cell>
              <table:table-cell office:value-type="float" office:value="20.6582">
                <text:p>20.6582</text:p>
              </table:table-cell>
              <table:table-cell office:value-type="float" office:value="21.2447">
                <text:p>21.2447</text:p>
              </table:table-cell>
              <table:table-cell office:value-type="float" office:value="21.6683">
                <text:p>21.6683</text:p>
              </table:table-cell>
              <table:table-cell office:value-type="float" office:value="22.0593">
                <text:p>22.0593</text:p>
              </table:table-cell>
              <table:table-cell office:value-type="float" office:value="22.2548">
                <text:p>22.25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1681329423265">
                <text:p>3.61681329423265</text:p>
              </table:table-cell>
              <table:table-cell office:value-type="float" office:value="0.391007">
                <text:p>0.391007</text:p>
              </table:table-cell>
              <table:table-cell office:value-type="float" office:value="0.423591">
                <text:p>0.423591</text:p>
              </table:table-cell>
              <table:table-cell office:value-type="float" office:value="4.56175">
                <text:p>4.56175</text:p>
              </table:table-cell>
              <table:table-cell office:value-type="float" office:value="7.00554">
                <text:p>7.00554</text:p>
              </table:table-cell>
              <table:table-cell office:value-type="float" office:value="9.93809">
                <text:p>9.93809</text:p>
              </table:table-cell>
              <table:table-cell office:value-type="float" office:value="13.6852">
                <text:p>13.6852</text:p>
              </table:table-cell>
              <table:table-cell office:value-type="float" office:value="17.4976">
                <text:p>17.4976</text:p>
              </table:table-cell>
              <table:table-cell office:value-type="float" office:value="19.6155">
                <text:p>19.6155</text:p>
              </table:table-cell>
              <table:table-cell office:value-type="float" office:value="20.4301">
                <text:p>20.4301</text:p>
              </table:table-cell>
              <table:table-cell office:value-type="float" office:value="20.9189">
                <text:p>20.9189</text:p>
              </table:table-cell>
              <table:table-cell office:value-type="float" office:value="21.5054">
                <text:p>21.5054</text:p>
              </table:table-cell>
              <table:table-cell office:value-type="float" office:value="21.9616">
                <text:p>21.9616</text:p>
              </table:table-cell>
              <table:table-cell office:value-type="float" office:value="22.3526">
                <text:p>22.3526</text:p>
              </table:table-cell>
              <table:table-cell office:value-type="float" office:value="22.5481">
                <text:p>22.54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6080156402737">
                <text:p>3.66080156402737</text:p>
              </table:table-cell>
              <table:table-cell office:value-type="float" office:value="0.358423">
                <text:p>0.358423</text:p>
              </table:table-cell>
              <table:table-cell office:value-type="float" office:value="0.391007">
                <text:p>0.391007</text:p>
              </table:table-cell>
              <table:table-cell office:value-type="float" office:value="4.59433">
                <text:p>4.59433</text:p>
              </table:table-cell>
              <table:table-cell office:value-type="float" office:value="6.97296">
                <text:p>6.97296</text:p>
              </table:table-cell>
              <table:table-cell office:value-type="float" office:value="9.90551">
                <text:p>9.90551</text:p>
              </table:table-cell>
              <table:table-cell office:value-type="float" office:value="13.7178">
                <text:p>13.7178</text:p>
              </table:table-cell>
              <table:table-cell office:value-type="float" office:value="17.5953">
                <text:p>17.5953</text:p>
              </table:table-cell>
              <table:table-cell office:value-type="float" office:value="19.8436">
                <text:p>19.8436</text:p>
              </table:table-cell>
              <table:table-cell office:value-type="float" office:value="20.6908">
                <text:p>20.6908</text:p>
              </table:table-cell>
              <table:table-cell office:value-type="float" office:value="21.1795">
                <text:p>21.1795</text:p>
              </table:table-cell>
              <table:table-cell office:value-type="float" office:value="21.7986">
                <text:p>21.7986</text:p>
              </table:table-cell>
              <table:table-cell office:value-type="float" office:value="22.2548">
                <text:p>22.2548</text:p>
              </table:table-cell>
              <table:table-cell office:value-type="float" office:value="22.6458">
                <text:p>22.6458</text:p>
              </table:table-cell>
              <table:table-cell office:value-type="float" office:value="22.8739">
                <text:p>22.87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0967741935484">
                <text:p>3.70967741935484</text:p>
              </table:table-cell>
              <table:table-cell office:value-type="float" office:value="0.391007">
                <text:p>0.391007</text:p>
              </table:table-cell>
              <table:table-cell office:value-type="float" office:value="0.423591">
                <text:p>0.423591</text:p>
              </table:table-cell>
              <table:table-cell office:value-type="float" office:value="4.59433">
                <text:p>4.59433</text:p>
              </table:table-cell>
              <table:table-cell office:value-type="float" office:value="7.00554">
                <text:p>7.00554</text:p>
              </table:table-cell>
              <table:table-cell office:value-type="float" office:value="9.90551">
                <text:p>9.90551</text:p>
              </table:table-cell>
              <table:table-cell office:value-type="float" office:value="13.7178">
                <text:p>13.7178</text:p>
              </table:table-cell>
              <table:table-cell office:value-type="float" office:value="17.5953">
                <text:p>17.5953</text:p>
              </table:table-cell>
              <table:table-cell office:value-type="float" office:value="20.0391">
                <text:p>20.0391</text:p>
              </table:table-cell>
              <table:table-cell office:value-type="float" office:value="20.9514">
                <text:p>20.9514</text:p>
              </table:table-cell>
              <table:table-cell office:value-type="float" office:value="21.4402">
                <text:p>21.4402</text:p>
              </table:table-cell>
              <table:table-cell office:value-type="float" office:value="22.0919">
                <text:p>22.0919</text:p>
              </table:table-cell>
              <table:table-cell office:value-type="float" office:value="22.5481">
                <text:p>22.5481</text:p>
              </table:table-cell>
              <table:table-cell office:value-type="float" office:value="22.9717">
                <text:p>22.9717</text:p>
              </table:table-cell>
              <table:table-cell office:value-type="float" office:value="23.1672">
                <text:p>23.16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5855327468231">
                <text:p>3.75855327468231</text:p>
              </table:table-cell>
              <table:table-cell office:value-type="float" office:value="0.391007">
                <text:p>0.391007</text:p>
              </table:table-cell>
              <table:table-cell office:value-type="float" office:value="0.423591">
                <text:p>0.423591</text:p>
              </table:table-cell>
              <table:table-cell office:value-type="float" office:value="4.59433">
                <text:p>4.59433</text:p>
              </table:table-cell>
              <table:table-cell office:value-type="float" office:value="6.97296">
                <text:p>6.97296</text:p>
              </table:table-cell>
              <table:table-cell office:value-type="float" office:value="9.90551">
                <text:p>9.90551</text:p>
              </table:table-cell>
              <table:table-cell office:value-type="float" office:value="13.6852">
                <text:p>13.6852</text:p>
              </table:table-cell>
              <table:table-cell office:value-type="float" office:value="17.6279">
                <text:p>17.6279</text:p>
              </table:table-cell>
              <table:table-cell office:value-type="float" office:value="20.2346">
                <text:p>20.2346</text:p>
              </table:table-cell>
              <table:table-cell office:value-type="float" office:value="21.2121">
                <text:p>21.2121</text:p>
              </table:table-cell>
              <table:table-cell office:value-type="float" office:value="21.7335">
                <text:p>21.7335</text:p>
              </table:table-cell>
              <table:table-cell office:value-type="float" office:value="22.3851">
                <text:p>22.3851</text:p>
              </table:table-cell>
              <table:table-cell office:value-type="float" office:value="22.8413">
                <text:p>22.8413</text:p>
              </table:table-cell>
              <table:table-cell office:value-type="float" office:value="23.2323">
                <text:p>23.2323</text:p>
              </table:table-cell>
              <table:table-cell office:value-type="float" office:value="23.4604">
                <text:p>23.46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0742913000978">
                <text:p>3.80742913000978</text:p>
              </table:table-cell>
              <table:table-cell office:value-type="float" office:value="0.391007">
                <text:p>0.391007</text:p>
              </table:table-cell>
              <table:table-cell office:value-type="float" office:value="0.423591">
                <text:p>0.423591</text:p>
              </table:table-cell>
              <table:table-cell office:value-type="float" office:value="4.59433">
                <text:p>4.59433</text:p>
              </table:table-cell>
              <table:table-cell office:value-type="float" office:value="7.00554">
                <text:p>7.00554</text:p>
              </table:table-cell>
              <table:table-cell office:value-type="float" office:value="9.93809">
                <text:p>9.93809</text:p>
              </table:table-cell>
              <table:table-cell office:value-type="float" office:value="13.7504">
                <text:p>13.7504</text:p>
              </table:table-cell>
              <table:table-cell office:value-type="float" office:value="17.6931">
                <text:p>17.6931</text:p>
              </table:table-cell>
              <table:table-cell office:value-type="float" office:value="20.3975">
                <text:p>20.3975</text:p>
              </table:table-cell>
              <table:table-cell office:value-type="float" office:value="21.4402">
                <text:p>21.4402</text:p>
              </table:table-cell>
              <table:table-cell office:value-type="float" office:value="21.9616">
                <text:p>21.9616</text:p>
              </table:table-cell>
              <table:table-cell office:value-type="float" office:value="22.6458">
                <text:p>22.6458</text:p>
              </table:table-cell>
              <table:table-cell office:value-type="float" office:value="23.1346">
                <text:p>23.1346</text:p>
              </table:table-cell>
              <table:table-cell office:value-type="float" office:value="23.5256">
                <text:p>23.5256</text:p>
              </table:table-cell>
              <table:table-cell office:value-type="float" office:value="23.7537">
                <text:p>23.75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5630498533724">
                <text:p>3.85630498533724</text:p>
              </table:table-cell>
              <table:table-cell office:value-type="float" office:value="0.391007">
                <text:p>0.391007</text:p>
              </table:table-cell>
              <table:table-cell office:value-type="float" office:value="0.423591">
                <text:p>0.423591</text:p>
              </table:table-cell>
              <table:table-cell office:value-type="float" office:value="4.56175">
                <text:p>4.56175</text:p>
              </table:table-cell>
              <table:table-cell office:value-type="float" office:value="7.00554">
                <text:p>7.00554</text:p>
              </table:table-cell>
              <table:table-cell office:value-type="float" office:value="9.90551">
                <text:p>9.90551</text:p>
              </table:table-cell>
              <table:table-cell office:value-type="float" office:value="13.7178">
                <text:p>13.7178</text:p>
              </table:table-cell>
              <table:table-cell office:value-type="float" office:value="17.7582">
                <text:p>17.7582</text:p>
              </table:table-cell>
              <table:table-cell office:value-type="float" office:value="20.593">
                <text:p>20.593</text:p>
              </table:table-cell>
              <table:table-cell office:value-type="float" office:value="21.6683">
                <text:p>21.6683</text:p>
              </table:table-cell>
              <table:table-cell office:value-type="float" office:value="22.2222">
                <text:p>22.2222</text:p>
              </table:table-cell>
              <table:table-cell office:value-type="float" office:value="22.9391">
                <text:p>22.9391</text:p>
              </table:table-cell>
              <table:table-cell office:value-type="float" office:value="23.3952">
                <text:p>23.3952</text:p>
              </table:table-cell>
              <table:table-cell office:value-type="float" office:value="23.8188">
                <text:p>23.8188</text:p>
              </table:table-cell>
              <table:table-cell office:value-type="float" office:value="24.0469">
                <text:p>24.04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90518084066471">
                <text:p>3.90518084066471</text:p>
              </table:table-cell>
              <table:table-cell office:value-type="float" office:value="0.391007">
                <text:p>0.391007</text:p>
              </table:table-cell>
              <table:table-cell office:value-type="float" office:value="0.423591">
                <text:p>0.423591</text:p>
              </table:table-cell>
              <table:table-cell office:value-type="float" office:value="4.59433">
                <text:p>4.59433</text:p>
              </table:table-cell>
              <table:table-cell office:value-type="float" office:value="6.97296">
                <text:p>6.97296</text:p>
              </table:table-cell>
              <table:table-cell office:value-type="float" office:value="9.93809">
                <text:p>9.93809</text:p>
              </table:table-cell>
              <table:table-cell office:value-type="float" office:value="13.7504">
                <text:p>13.7504</text:p>
              </table:table-cell>
              <table:table-cell office:value-type="float" office:value="17.7582">
                <text:p>17.7582</text:p>
              </table:table-cell>
              <table:table-cell office:value-type="float" office:value="20.8211">
                <text:p>20.8211</text:p>
              </table:table-cell>
              <table:table-cell office:value-type="float" office:value="21.929">
                <text:p>21.929</text:p>
              </table:table-cell>
              <table:table-cell office:value-type="float" office:value="22.4829">
                <text:p>22.4829</text:p>
              </table:table-cell>
              <table:table-cell office:value-type="float" office:value="23.2323">
                <text:p>23.2323</text:p>
              </table:table-cell>
              <table:table-cell office:value-type="float" office:value="23.6885">
                <text:p>23.6885</text:p>
              </table:table-cell>
              <table:table-cell office:value-type="float" office:value="24.1447">
                <text:p>24.1447</text:p>
              </table:table-cell>
              <table:table-cell office:value-type="float" office:value="24.3402">
                <text:p>24.34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5405669599218">
                <text:p>3.95405669599218</text:p>
              </table:table-cell>
              <table:table-cell office:value-type="float" office:value="0.391007">
                <text:p>0.391007</text:p>
              </table:table-cell>
              <table:table-cell office:value-type="float" office:value="0.456175">
                <text:p>0.456175</text:p>
              </table:table-cell>
              <table:table-cell office:value-type="float" office:value="4.56175">
                <text:p>4.56175</text:p>
              </table:table-cell>
              <table:table-cell office:value-type="float" office:value="7.03812">
                <text:p>7.03812</text:p>
              </table:table-cell>
              <table:table-cell office:value-type="float" office:value="9.97067">
                <text:p>9.97067</text:p>
              </table:table-cell>
              <table:table-cell office:value-type="float" office:value="13.7178">
                <text:p>13.7178</text:p>
              </table:table-cell>
              <table:table-cell office:value-type="float" office:value="17.856">
                <text:p>17.856</text:p>
              </table:table-cell>
              <table:table-cell office:value-type="float" office:value="20.984">
                <text:p>20.984</text:p>
              </table:table-cell>
              <table:table-cell office:value-type="float" office:value="22.1571">
                <text:p>22.1571</text:p>
              </table:table-cell>
              <table:table-cell office:value-type="float" office:value="22.7436">
                <text:p>22.7436</text:p>
              </table:table-cell>
              <table:table-cell office:value-type="float" office:value="23.493">
                <text:p>23.493</text:p>
              </table:table-cell>
              <table:table-cell office:value-type="float" office:value="23.9818">
                <text:p>23.9818</text:p>
              </table:table-cell>
              <table:table-cell office:value-type="float" office:value="24.4379">
                <text:p>24.4379</text:p>
              </table:table-cell>
              <table:table-cell office:value-type="float" office:value="24.666">
                <text:p>24.6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980449657869">
                <text:p>3.9980449657869</text:p>
              </table:table-cell>
              <table:table-cell office:value-type="float" office:value="0.423591">
                <text:p>0.423591</text:p>
              </table:table-cell>
              <table:table-cell office:value-type="float" office:value="0.456175">
                <text:p>0.456175</text:p>
              </table:table-cell>
              <table:table-cell office:value-type="float" office:value="4.56175">
                <text:p>4.56175</text:p>
              </table:table-cell>
              <table:table-cell office:value-type="float" office:value="6.97296">
                <text:p>6.97296</text:p>
              </table:table-cell>
              <table:table-cell office:value-type="float" office:value="9.93809">
                <text:p>9.93809</text:p>
              </table:table-cell>
              <table:table-cell office:value-type="float" office:value="13.7504">
                <text:p>13.7504</text:p>
              </table:table-cell>
              <table:table-cell office:value-type="float" office:value="17.856">
                <text:p>17.856</text:p>
              </table:table-cell>
              <table:table-cell office:value-type="float" office:value="21.1144">
                <text:p>21.1144</text:p>
              </table:table-cell>
              <table:table-cell office:value-type="float" office:value="22.3851">
                <text:p>22.3851</text:p>
              </table:table-cell>
              <table:table-cell office:value-type="float" office:value="23.0042">
                <text:p>23.0042</text:p>
              </table:table-cell>
              <table:table-cell office:value-type="float" office:value="23.7537">
                <text:p>23.7537</text:p>
              </table:table-cell>
              <table:table-cell office:value-type="float" office:value="24.275">
                <text:p>24.275</text:p>
              </table:table-cell>
              <table:table-cell office:value-type="float" office:value="24.6986">
                <text:p>24.6986</text:p>
              </table:table-cell>
              <table:table-cell office:value-type="float" office:value="24.9593">
                <text:p>24.95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4692082111437">
                <text:p>4.04692082111437</text:p>
              </table:table-cell>
              <table:table-cell office:value-type="float" office:value="0.456175">
                <text:p>0.456175</text:p>
              </table:table-cell>
              <table:table-cell office:value-type="float" office:value="0.423591">
                <text:p>0.423591</text:p>
              </table:table-cell>
              <table:table-cell office:value-type="float" office:value="4.62691">
                <text:p>4.62691</text:p>
              </table:table-cell>
              <table:table-cell office:value-type="float" office:value="6.97296">
                <text:p>6.97296</text:p>
              </table:table-cell>
              <table:table-cell office:value-type="float" office:value="9.90551">
                <text:p>9.90551</text:p>
              </table:table-cell>
              <table:table-cell office:value-type="float" office:value="13.7178">
                <text:p>13.7178</text:p>
              </table:table-cell>
              <table:table-cell office:value-type="float" office:value="17.8234">
                <text:p>17.8234</text:p>
              </table:table-cell>
              <table:table-cell office:value-type="float" office:value="21.3099">
                <text:p>21.3099</text:p>
              </table:table-cell>
              <table:table-cell office:value-type="float" office:value="22.6132">
                <text:p>22.6132</text:p>
              </table:table-cell>
              <table:table-cell office:value-type="float" office:value="23.2649">
                <text:p>23.2649</text:p>
              </table:table-cell>
              <table:table-cell office:value-type="float" office:value="24.0469">
                <text:p>24.0469</text:p>
              </table:table-cell>
              <table:table-cell office:value-type="float" office:value="24.5683">
                <text:p>24.5683</text:p>
              </table:table-cell>
              <table:table-cell office:value-type="float" office:value="25.0244">
                <text:p>25.0244</text:p>
              </table:table-cell>
              <table:table-cell office:value-type="float" office:value="25.2525">
                <text:p>25.2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09579667644184">
                <text:p>4.09579667644184</text:p>
              </table:table-cell>
              <table:table-cell office:value-type="float" office:value="0.423591">
                <text:p>0.423591</text:p>
              </table:table-cell>
              <table:table-cell office:value-type="float" office:value="0.456175">
                <text:p>0.456175</text:p>
              </table:table-cell>
              <table:table-cell office:value-type="float" office:value="4.59433">
                <text:p>4.59433</text:p>
              </table:table-cell>
              <table:table-cell office:value-type="float" office:value="7.00554">
                <text:p>7.00554</text:p>
              </table:table-cell>
              <table:table-cell office:value-type="float" office:value="9.97067">
                <text:p>9.97067</text:p>
              </table:table-cell>
              <table:table-cell office:value-type="float" office:value="13.8156">
                <text:p>13.8156</text:p>
              </table:table-cell>
              <table:table-cell office:value-type="float" office:value="17.856">
                <text:p>17.856</text:p>
              </table:table-cell>
              <table:table-cell office:value-type="float" office:value="21.5054">
                <text:p>21.5054</text:p>
              </table:table-cell>
              <table:table-cell office:value-type="float" office:value="22.8739">
                <text:p>22.8739</text:p>
              </table:table-cell>
              <table:table-cell office:value-type="float" office:value="23.5256">
                <text:p>23.5256</text:p>
              </table:table-cell>
              <table:table-cell office:value-type="float" office:value="24.3076">
                <text:p>24.3076</text:p>
              </table:table-cell>
              <table:table-cell office:value-type="float" office:value="24.8615">
                <text:p>24.8615</text:p>
              </table:table-cell>
              <table:table-cell office:value-type="float" office:value="25.3177">
                <text:p>25.3177</text:p>
              </table:table-cell>
              <table:table-cell office:value-type="float" office:value="25.5458">
                <text:p>25.54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4467253176931">
                <text:p>4.14467253176931</text:p>
              </table:table-cell>
              <table:table-cell office:value-type="float" office:value="0.456175">
                <text:p>0.456175</text:p>
              </table:table-cell>
              <table:table-cell office:value-type="float" office:value="0.488759">
                <text:p>0.488759</text:p>
              </table:table-cell>
              <table:table-cell office:value-type="float" office:value="4.59433">
                <text:p>4.59433</text:p>
              </table:table-cell>
              <table:table-cell office:value-type="float" office:value="7.07071">
                <text:p>7.07071</text:p>
              </table:table-cell>
              <table:table-cell office:value-type="float" office:value="9.97067">
                <text:p>9.97067</text:p>
              </table:table-cell>
              <table:table-cell office:value-type="float" office:value="13.8156">
                <text:p>13.8156</text:p>
              </table:table-cell>
              <table:table-cell office:value-type="float" office:value="17.9211">
                <text:p>17.9211</text:p>
              </table:table-cell>
              <table:table-cell office:value-type="float" office:value="21.6357">
                <text:p>21.6357</text:p>
              </table:table-cell>
              <table:table-cell office:value-type="float" office:value="23.102">
                <text:p>23.102</text:p>
              </table:table-cell>
              <table:table-cell office:value-type="float" office:value="23.7862">
                <text:p>23.7862</text:p>
              </table:table-cell>
              <table:table-cell office:value-type="float" office:value="24.6008">
                <text:p>24.6008</text:p>
              </table:table-cell>
              <table:table-cell office:value-type="float" office:value="25.1548">
                <text:p>25.1548</text:p>
              </table:table-cell>
              <table:table-cell office:value-type="float" office:value="25.6109">
                <text:p>25.6109</text:p>
              </table:table-cell>
              <table:table-cell office:value-type="float" office:value="25.839">
                <text:p>25.8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19354838709677">
                <text:p>4.19354838709677</text:p>
              </table:table-cell>
              <table:table-cell office:value-type="float" office:value="0.423591">
                <text:p>0.423591</text:p>
              </table:table-cell>
              <table:table-cell office:value-type="float" office:value="0.456175">
                <text:p>0.456175</text:p>
              </table:table-cell>
              <table:table-cell office:value-type="float" office:value="4.6595">
                <text:p>4.6595</text:p>
              </table:table-cell>
              <table:table-cell office:value-type="float" office:value="7.10329">
                <text:p>7.10329</text:p>
              </table:table-cell>
              <table:table-cell office:value-type="float" office:value="10.0358">
                <text:p>10.0358</text:p>
              </table:table-cell>
              <table:table-cell office:value-type="float" office:value="13.783">
                <text:p>13.783</text:p>
              </table:table-cell>
              <table:table-cell office:value-type="float" office:value="17.9211">
                <text:p>17.9211</text:p>
              </table:table-cell>
              <table:table-cell office:value-type="float" office:value="21.766">
                <text:p>21.766</text:p>
              </table:table-cell>
              <table:table-cell office:value-type="float" office:value="23.3301">
                <text:p>23.3301</text:p>
              </table:table-cell>
              <table:table-cell office:value-type="float" office:value="24.0469">
                <text:p>24.0469</text:p>
              </table:table-cell>
              <table:table-cell office:value-type="float" office:value="24.8941">
                <text:p>24.8941</text:p>
              </table:table-cell>
              <table:table-cell office:value-type="float" office:value="25.4154">
                <text:p>25.4154</text:p>
              </table:table-cell>
              <table:table-cell office:value-type="float" office:value="25.9042">
                <text:p>25.9042</text:p>
              </table:table-cell>
              <table:table-cell office:value-type="float" office:value="26.1323">
                <text:p>26.13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24242424242424">
                <text:p>4.24242424242424</text:p>
              </table:table-cell>
              <table:table-cell office:value-type="float" office:value="0.456175">
                <text:p>0.456175</text:p>
              </table:table-cell>
              <table:table-cell office:value-type="float" office:value="0.456175">
                <text:p>0.456175</text:p>
              </table:table-cell>
              <table:table-cell office:value-type="float" office:value="4.59433">
                <text:p>4.59433</text:p>
              </table:table-cell>
              <table:table-cell office:value-type="float" office:value="7.10329">
                <text:p>7.10329</text:p>
              </table:table-cell>
              <table:table-cell office:value-type="float" office:value="9.97067">
                <text:p>9.97067</text:p>
              </table:table-cell>
              <table:table-cell office:value-type="float" office:value="13.8156">
                <text:p>13.8156</text:p>
              </table:table-cell>
              <table:table-cell office:value-type="float" office:value="17.9537">
                <text:p>17.9537</text:p>
              </table:table-cell>
              <table:table-cell office:value-type="float" office:value="21.8964">
                <text:p>21.8964</text:p>
              </table:table-cell>
              <table:table-cell office:value-type="float" office:value="23.5582">
                <text:p>23.5582</text:p>
              </table:table-cell>
              <table:table-cell office:value-type="float" office:value="24.3076">
                <text:p>24.3076</text:p>
              </table:table-cell>
              <table:table-cell office:value-type="float" office:value="25.1548">
                <text:p>25.1548</text:p>
              </table:table-cell>
              <table:table-cell office:value-type="float" office:value="25.7413">
                <text:p>25.7413</text:p>
              </table:table-cell>
              <table:table-cell office:value-type="float" office:value="26.1975">
                <text:p>26.1975</text:p>
              </table:table-cell>
              <table:table-cell office:value-type="float" office:value="26.4255">
                <text:p>26.4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29130009775171">
                <text:p>4.29130009775171</text:p>
              </table:table-cell>
              <table:table-cell office:value-type="float" office:value="0.423591">
                <text:p>0.423591</text:p>
              </table:table-cell>
              <table:table-cell office:value-type="float" office:value="0.488759">
                <text:p>0.488759</text:p>
              </table:table-cell>
              <table:table-cell office:value-type="float" office:value="4.62691">
                <text:p>4.62691</text:p>
              </table:table-cell>
              <table:table-cell office:value-type="float" office:value="7.03812">
                <text:p>7.03812</text:p>
              </table:table-cell>
              <table:table-cell office:value-type="float" office:value="10.0033">
                <text:p>10.0033</text:p>
              </table:table-cell>
              <table:table-cell office:value-type="float" office:value="13.783">
                <text:p>13.783</text:p>
              </table:table-cell>
              <table:table-cell office:value-type="float" office:value="17.9537">
                <text:p>17.9537</text:p>
              </table:table-cell>
              <table:table-cell office:value-type="float" office:value="21.9941">
                <text:p>21.9941</text:p>
              </table:table-cell>
              <table:table-cell office:value-type="float" office:value="23.7537">
                <text:p>23.7537</text:p>
              </table:table-cell>
              <table:table-cell office:value-type="float" office:value="24.5357">
                <text:p>24.5357</text:p>
              </table:table-cell>
              <table:table-cell office:value-type="float" office:value="25.448">
                <text:p>25.448</text:p>
              </table:table-cell>
              <table:table-cell office:value-type="float" office:value="26.002">
                <text:p>26.002</text:p>
              </table:table-cell>
              <table:table-cell office:value-type="float" office:value="26.4907">
                <text:p>26.4907</text:p>
              </table:table-cell>
              <table:table-cell office:value-type="float" office:value="26.7514">
                <text:p>26.75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3528836754643">
                <text:p>4.33528836754643</text:p>
              </table:table-cell>
              <table:table-cell office:value-type="float" office:value="0.456175">
                <text:p>0.456175</text:p>
              </table:table-cell>
              <table:table-cell office:value-type="float" office:value="0.488759">
                <text:p>0.488759</text:p>
              </table:table-cell>
              <table:table-cell office:value-type="float" office:value="4.6595">
                <text:p>4.6595</text:p>
              </table:table-cell>
              <table:table-cell office:value-type="float" office:value="7.03812">
                <text:p>7.03812</text:p>
              </table:table-cell>
              <table:table-cell office:value-type="float" office:value="10.0684">
                <text:p>10.0684</text:p>
              </table:table-cell>
              <table:table-cell office:value-type="float" office:value="13.783">
                <text:p>13.783</text:p>
              </table:table-cell>
              <table:table-cell office:value-type="float" office:value="17.9211">
                <text:p>17.9211</text:p>
              </table:table-cell>
              <table:table-cell office:value-type="float" office:value="22.1571">
                <text:p>22.1571</text:p>
              </table:table-cell>
              <table:table-cell office:value-type="float" office:value="23.9818">
                <text:p>23.9818</text:p>
              </table:table-cell>
              <table:table-cell office:value-type="float" office:value="24.7964">
                <text:p>24.7964</text:p>
              </table:table-cell>
              <table:table-cell office:value-type="float" office:value="25.7087">
                <text:p>25.7087</text:p>
              </table:table-cell>
              <table:table-cell office:value-type="float" office:value="26.2952">
                <text:p>26.2952</text:p>
              </table:table-cell>
              <table:table-cell office:value-type="float" office:value="26.784">
                <text:p>26.784</text:p>
              </table:table-cell>
              <table:table-cell office:value-type="float" office:value="27.0121">
                <text:p>27.01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3841642228739">
                <text:p>4.3841642228739</text:p>
              </table:table-cell>
              <table:table-cell office:value-type="float" office:value="0.456175">
                <text:p>0.456175</text:p>
              </table:table-cell>
              <table:table-cell office:value-type="float" office:value="0.488759">
                <text:p>0.488759</text:p>
              </table:table-cell>
              <table:table-cell office:value-type="float" office:value="4.6595">
                <text:p>4.6595</text:p>
              </table:table-cell>
              <table:table-cell office:value-type="float" office:value="7.10329">
                <text:p>7.10329</text:p>
              </table:table-cell>
              <table:table-cell office:value-type="float" office:value="9.97067">
                <text:p>9.97067</text:p>
              </table:table-cell>
              <table:table-cell office:value-type="float" office:value="13.783">
                <text:p>13.783</text:p>
              </table:table-cell>
              <table:table-cell office:value-type="float" office:value="17.9863">
                <text:p>17.9863</text:p>
              </table:table-cell>
              <table:table-cell office:value-type="float" office:value="22.2222">
                <text:p>22.2222</text:p>
              </table:table-cell>
              <table:table-cell office:value-type="float" office:value="24.2098">
                <text:p>24.2098</text:p>
              </table:table-cell>
              <table:table-cell office:value-type="float" office:value="25.057">
                <text:p>25.057</text:p>
              </table:table-cell>
              <table:table-cell office:value-type="float" office:value="25.9694">
                <text:p>25.9694</text:p>
              </table:table-cell>
              <table:table-cell office:value-type="float" office:value="26.5885">
                <text:p>26.5885</text:p>
              </table:table-cell>
              <table:table-cell office:value-type="float" office:value="27.0772">
                <text:p>27.0772</text:p>
              </table:table-cell>
              <table:table-cell office:value-type="float" office:value="27.3379">
                <text:p>27.33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3304007820137">
                <text:p>4.43304007820137</text:p>
              </table:table-cell>
              <table:table-cell office:value-type="float" office:value="0.456175">
                <text:p>0.456175</text:p>
              </table:table-cell>
              <table:table-cell office:value-type="float" office:value="0.488759">
                <text:p>0.488759</text:p>
              </table:table-cell>
              <table:table-cell office:value-type="float" office:value="4.62691">
                <text:p>4.62691</text:p>
              </table:table-cell>
              <table:table-cell office:value-type="float" office:value="7.10329">
                <text:p>7.10329</text:p>
              </table:table-cell>
              <table:table-cell office:value-type="float" office:value="10.0358">
                <text:p>10.0358</text:p>
              </table:table-cell>
              <table:table-cell office:value-type="float" office:value="13.8156">
                <text:p>13.8156</text:p>
              </table:table-cell>
              <table:table-cell office:value-type="float" office:value="17.9863">
                <text:p>17.9863</text:p>
              </table:table-cell>
              <table:table-cell office:value-type="float" office:value="22.3851">
                <text:p>22.3851</text:p>
              </table:table-cell>
              <table:table-cell office:value-type="float" office:value="24.3728">
                <text:p>24.3728</text:p>
              </table:table-cell>
              <table:table-cell office:value-type="float" office:value="25.2851">
                <text:p>25.2851</text:p>
              </table:table-cell>
              <table:table-cell office:value-type="float" office:value="26.2952">
                <text:p>26.2952</text:p>
              </table:table-cell>
              <table:table-cell office:value-type="float" office:value="26.8491">
                <text:p>26.8491</text:p>
              </table:table-cell>
              <table:table-cell office:value-type="float" office:value="27.3705">
                <text:p>27.3705</text:p>
              </table:table-cell>
              <table:table-cell office:value-type="float" office:value="27.6312">
                <text:p>27.63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8191593352884">
                <text:p>4.48191593352884</text:p>
              </table:table-cell>
              <table:table-cell office:value-type="float" office:value="0.456175">
                <text:p>0.456175</text:p>
              </table:table-cell>
              <table:table-cell office:value-type="float" office:value="0.488759">
                <text:p>0.488759</text:p>
              </table:table-cell>
              <table:table-cell office:value-type="float" office:value="4.69208">
                <text:p>4.69208</text:p>
              </table:table-cell>
              <table:table-cell office:value-type="float" office:value="7.03812">
                <text:p>7.03812</text:p>
              </table:table-cell>
              <table:table-cell office:value-type="float" office:value="10.0033">
                <text:p>10.0033</text:p>
              </table:table-cell>
              <table:table-cell office:value-type="float" office:value="13.8156">
                <text:p>13.8156</text:p>
              </table:table-cell>
              <table:table-cell office:value-type="float" office:value="17.9863">
                <text:p>17.9863</text:p>
              </table:table-cell>
              <table:table-cell office:value-type="float" office:value="22.4503">
                <text:p>22.4503</text:p>
              </table:table-cell>
              <table:table-cell office:value-type="float" office:value="24.6008">
                <text:p>24.6008</text:p>
              </table:table-cell>
              <table:table-cell office:value-type="float" office:value="25.5784">
                <text:p>25.5784</text:p>
              </table:table-cell>
              <table:table-cell office:value-type="float" office:value="26.5559">
                <text:p>26.5559</text:p>
              </table:table-cell>
              <table:table-cell office:value-type="float" office:value="27.175">
                <text:p>27.175</text:p>
              </table:table-cell>
              <table:table-cell office:value-type="float" office:value="27.6963">
                <text:p>27.6963</text:p>
              </table:table-cell>
              <table:table-cell office:value-type="float" office:value="27.9244">
                <text:p>27.92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3079178885631">
                <text:p>4.53079178885631</text:p>
              </table:table-cell>
              <table:table-cell office:value-type="float" office:value="0.456175">
                <text:p>0.456175</text:p>
              </table:table-cell>
              <table:table-cell office:value-type="float" office:value="0.488759">
                <text:p>0.488759</text:p>
              </table:table-cell>
              <table:table-cell office:value-type="float" office:value="4.6595">
                <text:p>4.6595</text:p>
              </table:table-cell>
              <table:table-cell office:value-type="float" office:value="7.13587">
                <text:p>7.13587</text:p>
              </table:table-cell>
              <table:table-cell office:value-type="float" office:value="10.0358">
                <text:p>10.0358</text:p>
              </table:table-cell>
              <table:table-cell office:value-type="float" office:value="13.8807">
                <text:p>13.8807</text:p>
              </table:table-cell>
              <table:table-cell office:value-type="float" office:value="18.0189">
                <text:p>18.0189</text:p>
              </table:table-cell>
              <table:table-cell office:value-type="float" office:value="22.4829">
                <text:p>22.4829</text:p>
              </table:table-cell>
              <table:table-cell office:value-type="float" office:value="24.8289">
                <text:p>24.8289</text:p>
              </table:table-cell>
              <table:table-cell office:value-type="float" office:value="25.8065">
                <text:p>25.8065</text:p>
              </table:table-cell>
              <table:table-cell office:value-type="float" office:value="26.8166">
                <text:p>26.8166</text:p>
              </table:table-cell>
              <table:table-cell office:value-type="float" office:value="27.4356">
                <text:p>27.4356</text:p>
              </table:table-cell>
              <table:table-cell office:value-type="float" office:value="27.9896">
                <text:p>27.9896</text:p>
              </table:table-cell>
              <table:table-cell office:value-type="float" office:value="28.2177">
                <text:p>28.21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7478005865103">
                <text:p>4.57478005865103</text:p>
              </table:table-cell>
              <table:table-cell office:value-type="float" office:value="0.488759">
                <text:p>0.488759</text:p>
              </table:table-cell>
              <table:table-cell office:value-type="float" office:value="0.521342">
                <text:p>0.521342</text:p>
              </table:table-cell>
              <table:table-cell office:value-type="float" office:value="4.6595">
                <text:p>4.6595</text:p>
              </table:table-cell>
              <table:table-cell office:value-type="float" office:value="7.07071">
                <text:p>7.07071</text:p>
              </table:table-cell>
              <table:table-cell office:value-type="float" office:value="10.0033">
                <text:p>10.0033</text:p>
              </table:table-cell>
              <table:table-cell office:value-type="float" office:value="13.8807">
                <text:p>13.8807</text:p>
              </table:table-cell>
              <table:table-cell office:value-type="float" office:value="17.9863">
                <text:p>17.9863</text:p>
              </table:table-cell>
              <table:table-cell office:value-type="float" office:value="22.5481">
                <text:p>22.5481</text:p>
              </table:table-cell>
              <table:table-cell office:value-type="float" office:value="25.0244">
                <text:p>25.0244</text:p>
              </table:table-cell>
              <table:table-cell office:value-type="float" office:value="26.0345">
                <text:p>26.0345</text:p>
              </table:table-cell>
              <table:table-cell office:value-type="float" office:value="27.1098">
                <text:p>27.1098</text:p>
              </table:table-cell>
              <table:table-cell office:value-type="float" office:value="27.7289">
                <text:p>27.7289</text:p>
              </table:table-cell>
              <table:table-cell office:value-type="float" office:value="28.2502">
                <text:p>28.2502</text:p>
              </table:table-cell>
              <table:table-cell office:value-type="float" office:value="28.5109">
                <text:p>28.51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236559139785">
                <text:p>4.6236559139785</text:p>
              </table:table-cell>
              <table:table-cell office:value-type="float" office:value="0.488759">
                <text:p>0.488759</text:p>
              </table:table-cell>
              <table:table-cell office:value-type="float" office:value="0.521342">
                <text:p>0.521342</text:p>
              </table:table-cell>
              <table:table-cell office:value-type="float" office:value="4.6595">
                <text:p>4.6595</text:p>
              </table:table-cell>
              <table:table-cell office:value-type="float" office:value="7.10329">
                <text:p>7.10329</text:p>
              </table:table-cell>
              <table:table-cell office:value-type="float" office:value="10.0358">
                <text:p>10.0358</text:p>
              </table:table-cell>
              <table:table-cell office:value-type="float" office:value="13.8156">
                <text:p>13.8156</text:p>
              </table:table-cell>
              <table:table-cell office:value-type="float" office:value="18.0515">
                <text:p>18.0515</text:p>
              </table:table-cell>
              <table:table-cell office:value-type="float" office:value="22.6458">
                <text:p>22.6458</text:p>
              </table:table-cell>
              <table:table-cell office:value-type="float" office:value="25.1874">
                <text:p>25.1874</text:p>
              </table:table-cell>
              <table:table-cell office:value-type="float" office:value="26.2952">
                <text:p>26.2952</text:p>
              </table:table-cell>
              <table:table-cell office:value-type="float" office:value="27.3705">
                <text:p>27.3705</text:p>
              </table:table-cell>
              <table:table-cell office:value-type="float" office:value="28.0222">
                <text:p>28.0222</text:p>
              </table:table-cell>
              <table:table-cell office:value-type="float" office:value="28.5435">
                <text:p>28.5435</text:p>
              </table:table-cell>
              <table:table-cell office:value-type="float" office:value="28.8368">
                <text:p>28.83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67253176930596">
                <text:p>4.67253176930596</text:p>
              </table:table-cell>
              <table:table-cell office:value-type="float" office:value="0.488759">
                <text:p>0.488759</text:p>
              </table:table-cell>
              <table:table-cell office:value-type="float" office:value="0.521342">
                <text:p>0.521342</text:p>
              </table:table-cell>
              <table:table-cell office:value-type="float" office:value="4.69208">
                <text:p>4.69208</text:p>
              </table:table-cell>
              <table:table-cell office:value-type="float" office:value="7.13587">
                <text:p>7.13587</text:p>
              </table:table-cell>
              <table:table-cell office:value-type="float" office:value="10.101">
                <text:p>10.101</text:p>
              </table:table-cell>
              <table:table-cell office:value-type="float" office:value="13.8482">
                <text:p>13.8482</text:p>
              </table:table-cell>
              <table:table-cell office:value-type="float" office:value="18.0841">
                <text:p>18.0841</text:p>
              </table:table-cell>
              <table:table-cell office:value-type="float" office:value="22.7436">
                <text:p>22.7436</text:p>
              </table:table-cell>
              <table:table-cell office:value-type="float" office:value="25.4154">
                <text:p>25.4154</text:p>
              </table:table-cell>
              <table:table-cell office:value-type="float" office:value="26.5233">
                <text:p>26.5233</text:p>
              </table:table-cell>
              <table:table-cell office:value-type="float" office:value="27.6637">
                <text:p>27.6637</text:p>
              </table:table-cell>
              <table:table-cell office:value-type="float" office:value="28.3154">
                <text:p>28.3154</text:p>
              </table:table-cell>
              <table:table-cell office:value-type="float" office:value="28.8042">
                <text:p>28.8042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2140762463343">
                <text:p>4.72140762463343</text:p>
              </table:table-cell>
              <table:table-cell office:value-type="float" office:value="0.488759">
                <text:p>0.488759</text:p>
              </table:table-cell>
              <table:table-cell office:value-type="float" office:value="0.521342">
                <text:p>0.521342</text:p>
              </table:table-cell>
              <table:table-cell office:value-type="float" office:value="4.72467">
                <text:p>4.72467</text:p>
              </table:table-cell>
              <table:table-cell office:value-type="float" office:value="7.13587">
                <text:p>7.13587</text:p>
              </table:table-cell>
              <table:table-cell office:value-type="float" office:value="10.0684">
                <text:p>10.0684</text:p>
              </table:table-cell>
              <table:table-cell office:value-type="float" office:value="13.8807">
                <text:p>13.8807</text:p>
              </table:table-cell>
              <table:table-cell office:value-type="float" office:value="18.0189">
                <text:p>18.0189</text:p>
              </table:table-cell>
              <table:table-cell office:value-type="float" office:value="22.711">
                <text:p>22.711</text:p>
              </table:table-cell>
              <table:table-cell office:value-type="float" office:value="25.6109">
                <text:p>25.6109</text:p>
              </table:table-cell>
              <table:table-cell office:value-type="float" office:value="26.784">
                <text:p>26.784</text:p>
              </table:table-cell>
              <table:table-cell office:value-type="float" office:value="27.9244">
                <text:p>27.9244</text:p>
              </table:table-cell>
              <table:table-cell office:value-type="float" office:value="28.6087">
                <text:p>28.6087</text:p>
              </table:table-cell>
              <table:table-cell office:value-type="float" office:value="29.1626">
                <text:p>29.1626</text:p>
              </table:table-cell>
              <table:table-cell office:value-type="float" office:value="29.4233">
                <text:p>29.42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7702834799609">
                <text:p>4.7702834799609</text:p>
              </table:table-cell>
              <table:table-cell office:value-type="float" office:value="0.488759">
                <text:p>0.488759</text:p>
              </table:table-cell>
              <table:table-cell office:value-type="float" office:value="0.521342">
                <text:p>0.521342</text:p>
              </table:table-cell>
              <table:table-cell office:value-type="float" office:value="4.69208">
                <text:p>4.69208</text:p>
              </table:table-cell>
              <table:table-cell office:value-type="float" office:value="7.07071">
                <text:p>7.07071</text:p>
              </table:table-cell>
              <table:table-cell office:value-type="float" office:value="10.0684">
                <text:p>10.0684</text:p>
              </table:table-cell>
              <table:table-cell office:value-type="float" office:value="13.8156">
                <text:p>13.8156</text:p>
              </table:table-cell>
              <table:table-cell office:value-type="float" office:value="18.0189">
                <text:p>18.0189</text:p>
              </table:table-cell>
              <table:table-cell office:value-type="float" office:value="22.7436">
                <text:p>22.7436</text:p>
              </table:table-cell>
              <table:table-cell office:value-type="float" office:value="25.7739">
                <text:p>25.7739</text:p>
              </table:table-cell>
              <table:table-cell office:value-type="float" office:value="27.0446">
                <text:p>27.0446</text:p>
              </table:table-cell>
              <table:table-cell office:value-type="float" office:value="28.2177">
                <text:p>28.2177</text:p>
              </table:table-cell>
              <table:table-cell office:value-type="float" office:value="28.9019">
                <text:p>28.9019</text:p>
              </table:table-cell>
              <table:table-cell office:value-type="float" office:value="29.4558">
                <text:p>29.4558</text:p>
              </table:table-cell>
              <table:table-cell office:value-type="float" office:value="29.7165">
                <text:p>29.71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81915933528837">
                <text:p>4.81915933528837</text:p>
              </table:table-cell>
              <table:table-cell office:value-type="float" office:value="0.521342">
                <text:p>0.521342</text:p>
              </table:table-cell>
              <table:table-cell office:value-type="float" office:value="0.521342">
                <text:p>0.521342</text:p>
              </table:table-cell>
              <table:table-cell office:value-type="float" office:value="4.72467">
                <text:p>4.72467</text:p>
              </table:table-cell>
              <table:table-cell office:value-type="float" office:value="7.10329">
                <text:p>7.10329</text:p>
              </table:table-cell>
              <table:table-cell office:value-type="float" office:value="10.0358">
                <text:p>10.0358</text:p>
              </table:table-cell>
              <table:table-cell office:value-type="float" office:value="13.8807">
                <text:p>13.8807</text:p>
              </table:table-cell>
              <table:table-cell office:value-type="float" office:value="18.0515">
                <text:p>18.0515</text:p>
              </table:table-cell>
              <table:table-cell office:value-type="float" office:value="22.8739">
                <text:p>22.8739</text:p>
              </table:table-cell>
              <table:table-cell office:value-type="float" office:value="25.9694">
                <text:p>25.9694</text:p>
              </table:table-cell>
              <table:table-cell office:value-type="float" office:value="27.2727">
                <text:p>27.2727</text:p>
              </table:table-cell>
              <table:table-cell office:value-type="float" office:value="28.4783">
                <text:p>28.4783</text:p>
              </table:table-cell>
              <table:table-cell office:value-type="float" office:value="29.1952">
                <text:p>29.1952</text:p>
              </table:table-cell>
              <table:table-cell office:value-type="float" office:value="29.7491">
                <text:p>29.7491</text:p>
              </table:table-cell>
              <table:table-cell office:value-type="float" office:value="30.0098">
                <text:p>30.00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86314760508309">
                <text:p>4.86314760508309</text:p>
              </table:table-cell>
              <table:table-cell office:value-type="float" office:value="0.521342">
                <text:p>0.521342</text:p>
              </table:table-cell>
              <table:table-cell office:value-type="float" office:value="0.553926">
                <text:p>0.553926</text:p>
              </table:table-cell>
              <table:table-cell office:value-type="float" office:value="4.69208">
                <text:p>4.69208</text:p>
              </table:table-cell>
              <table:table-cell office:value-type="float" office:value="7.10329">
                <text:p>7.10329</text:p>
              </table:table-cell>
              <table:table-cell office:value-type="float" office:value="10.101">
                <text:p>10.101</text:p>
              </table:table-cell>
              <table:table-cell office:value-type="float" office:value="13.9133">
                <text:p>13.9133</text:p>
              </table:table-cell>
              <table:table-cell office:value-type="float" office:value="18.0515">
                <text:p>18.0515</text:p>
              </table:table-cell>
              <table:table-cell office:value-type="float" office:value="22.8087">
                <text:p>22.8087</text:p>
              </table:table-cell>
              <table:table-cell office:value-type="float" office:value="26.0997">
                <text:p>26.0997</text:p>
              </table:table-cell>
              <table:table-cell office:value-type="float" office:value="27.5008">
                <text:p>27.5008</text:p>
              </table:table-cell>
              <table:table-cell office:value-type="float" office:value="28.7716">
                <text:p>28.7716</text:p>
              </table:table-cell>
              <table:table-cell office:value-type="float" office:value="29.4558">
                <text:p>29.4558</text:p>
              </table:table-cell>
              <table:table-cell office:value-type="float" office:value="30.0424">
                <text:p>30.0424</text:p>
              </table:table-cell>
              <table:table-cell office:value-type="float" office:value="30.303">
                <text:p>30.3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9169110459433">
                <text:p>4.9169110459433</text:p>
              </table:table-cell>
              <table:table-cell office:value-type="float" office:value="0.488759">
                <text:p>0.488759</text:p>
              </table:table-cell>
              <table:table-cell office:value-type="float" office:value="0.553926">
                <text:p>0.553926</text:p>
              </table:table-cell>
              <table:table-cell office:value-type="float" office:value="4.72467">
                <text:p>4.72467</text:p>
              </table:table-cell>
              <table:table-cell office:value-type="float" office:value="7.10329">
                <text:p>7.10329</text:p>
              </table:table-cell>
              <table:table-cell office:value-type="float" office:value="10.101">
                <text:p>10.101</text:p>
              </table:table-cell>
              <table:table-cell office:value-type="float" office:value="13.8807">
                <text:p>13.8807</text:p>
              </table:table-cell>
              <table:table-cell office:value-type="float" office:value="18.0515">
                <text:p>18.0515</text:p>
              </table:table-cell>
              <table:table-cell office:value-type="float" office:value="22.9065">
                <text:p>22.9065</text:p>
              </table:table-cell>
              <table:table-cell office:value-type="float" office:value="26.2952">
                <text:p>26.2952</text:p>
              </table:table-cell>
              <table:table-cell office:value-type="float" office:value="27.7615">
                <text:p>27.7615</text:p>
              </table:table-cell>
              <table:table-cell office:value-type="float" office:value="29.0648">
                <text:p>29.0648</text:p>
              </table:table-cell>
              <table:table-cell office:value-type="float" office:value="29.7491">
                <text:p>29.7491</text:p>
              </table:table-cell>
              <table:table-cell office:value-type="float" office:value="30.3356">
                <text:p>30.3356</text:p>
              </table:table-cell>
              <table:table-cell office:value-type="float" office:value="30.5963">
                <text:p>30.5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